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1:Sheet1.A500 Sheet1.B1:Sheet1.B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85785">
            <text:p>285785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49742">
            <text:p>4974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6926">
            <text:p>116926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135006">
            <text:p>135006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208703">
            <text:p>208703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office:value-type="float" office:value="214724">
            <text:p>214724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office:value-type="float" office:value="272543">
            <text:p>272543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float" office:value="297148">
            <text:p>297148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335599">
            <text:p>335599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381392">
            <text:p>381392</text:p>
          </table:table-cell>
        </table:table-row>
        <table:table-row table:style-name="ro1">
          <table:table-cell office:value-type="float" office:value="10001">
            <text:p>10001</text:p>
          </table:table-cell>
          <table:table-cell office:value-type="float" office:value="424272">
            <text:p>424272</text:p>
          </table:table-cell>
        </table:table-row>
        <table:table-row table:style-name="ro1">
          <table:table-cell office:value-type="float" office:value="11001">
            <text:p>11001</text:p>
          </table:table-cell>
          <table:table-cell office:value-type="float" office:value="489573">
            <text:p>489573</text:p>
          </table:table-cell>
        </table:table-row>
        <table:table-row table:style-name="ro1">
          <table:table-cell office:value-type="float" office:value="12001">
            <text:p>12001</text:p>
          </table:table-cell>
          <table:table-cell office:value-type="float" office:value="507317">
            <text:p>507317</text:p>
          </table:table-cell>
        </table:table-row>
        <table:table-row table:style-name="ro1">
          <table:table-cell office:value-type="float" office:value="13001">
            <text:p>13001</text:p>
          </table:table-cell>
          <table:table-cell office:value-type="float" office:value="542762">
            <text:p>542762</text:p>
          </table:table-cell>
        </table:table-row>
        <table:table-row table:style-name="ro1">
          <table:table-cell office:value-type="float" office:value="14001">
            <text:p>14001</text:p>
          </table:table-cell>
          <table:table-cell office:value-type="float" office:value="588110">
            <text:p>588110</text:p>
          </table:table-cell>
        </table:table-row>
        <table:table-row table:style-name="ro1">
          <table:table-cell office:value-type="float" office:value="15001">
            <text:p>15001</text:p>
          </table:table-cell>
          <table:table-cell office:value-type="float" office:value="631293">
            <text:p>631293</text:p>
          </table:table-cell>
        </table:table-row>
        <table:table-row table:style-name="ro1">
          <table:table-cell office:value-type="float" office:value="16001">
            <text:p>16001</text:p>
          </table:table-cell>
          <table:table-cell office:value-type="float" office:value="698840">
            <text:p>698840</text:p>
          </table:table-cell>
        </table:table-row>
        <table:table-row table:style-name="ro1">
          <table:table-cell office:value-type="float" office:value="17001">
            <text:p>17001</text:p>
          </table:table-cell>
          <table:table-cell office:value-type="float" office:value="755413">
            <text:p>755413</text:p>
          </table:table-cell>
        </table:table-row>
        <table:table-row table:style-name="ro1">
          <table:table-cell office:value-type="float" office:value="18001">
            <text:p>18001</text:p>
          </table:table-cell>
          <table:table-cell office:value-type="float" office:value="750585">
            <text:p>750585</text:p>
          </table:table-cell>
        </table:table-row>
        <table:table-row table:style-name="ro1">
          <table:table-cell office:value-type="float" office:value="19001">
            <text:p>19001</text:p>
          </table:table-cell>
          <table:table-cell office:value-type="float" office:value="837419">
            <text:p>837419</text:p>
          </table:table-cell>
        </table:table-row>
        <table:table-row table:style-name="ro1">
          <table:table-cell office:value-type="float" office:value="20001">
            <text:p>20001</text:p>
          </table:table-cell>
          <table:table-cell office:value-type="float" office:value="54765">
            <text:p>54765</text:p>
          </table:table-cell>
        </table:table-row>
        <table:table-row table:style-name="ro1">
          <table:table-cell office:value-type="float" office:value="21001">
            <text:p>21001</text:p>
          </table:table-cell>
          <table:table-cell office:value-type="float" office:value="62562">
            <text:p>62562</text:p>
          </table:table-cell>
        </table:table-row>
        <table:table-row table:style-name="ro1">
          <table:table-cell office:value-type="float" office:value="22001">
            <text:p>22001</text:p>
          </table:table-cell>
          <table:table-cell office:value-type="float" office:value="65873">
            <text:p>65873</text:p>
          </table:table-cell>
        </table:table-row>
        <table:table-row table:style-name="ro1">
          <table:table-cell office:value-type="float" office:value="23001">
            <text:p>23001</text:p>
          </table:table-cell>
          <table:table-cell office:value-type="float" office:value="65042">
            <text:p>65042</text:p>
          </table:table-cell>
        </table:table-row>
        <table:table-row table:style-name="ro1">
          <table:table-cell office:value-type="float" office:value="24001">
            <text:p>24001</text:p>
          </table:table-cell>
          <table:table-cell office:value-type="float" office:value="72696">
            <text:p>72696</text:p>
          </table:table-cell>
        </table:table-row>
        <table:table-row table:style-name="ro1">
          <table:table-cell office:value-type="float" office:value="25001">
            <text:p>25001</text:p>
          </table:table-cell>
          <table:table-cell office:value-type="float" office:value="73688">
            <text:p>73688</text:p>
          </table:table-cell>
        </table:table-row>
        <table:table-row table:style-name="ro1">
          <table:table-cell office:value-type="float" office:value="26001">
            <text:p>26001</text:p>
          </table:table-cell>
          <table:table-cell office:value-type="float" office:value="88572">
            <text:p>88572</text:p>
          </table:table-cell>
        </table:table-row>
        <table:table-row table:style-name="ro1">
          <table:table-cell office:value-type="float" office:value="27001">
            <text:p>27001</text:p>
          </table:table-cell>
          <table:table-cell office:value-type="float" office:value="78135">
            <text:p>78135</text:p>
          </table:table-cell>
        </table:table-row>
        <table:table-row table:style-name="ro1">
          <table:table-cell office:value-type="float" office:value="28001">
            <text:p>28001</text:p>
          </table:table-cell>
          <table:table-cell office:value-type="float" office:value="78346">
            <text:p>78346</text:p>
          </table:table-cell>
        </table:table-row>
        <table:table-row table:style-name="ro1">
          <table:table-cell office:value-type="float" office:value="29001">
            <text:p>29001</text:p>
          </table:table-cell>
          <table:table-cell office:value-type="float" office:value="88094">
            <text:p>88094</text:p>
          </table:table-cell>
        </table:table-row>
        <table:table-row table:style-name="ro1">
          <table:table-cell office:value-type="float" office:value="30001">
            <text:p>30001</text:p>
          </table:table-cell>
          <table:table-cell office:value-type="float" office:value="84044">
            <text:p>84044</text:p>
          </table:table-cell>
        </table:table-row>
        <table:table-row table:style-name="ro1">
          <table:table-cell office:value-type="float" office:value="31001">
            <text:p>31001</text:p>
          </table:table-cell>
          <table:table-cell office:value-type="float" office:value="90806">
            <text:p>90806</text:p>
          </table:table-cell>
        </table:table-row>
        <table:table-row table:style-name="ro1">
          <table:table-cell office:value-type="float" office:value="32001">
            <text:p>32001</text:p>
          </table:table-cell>
          <table:table-cell office:value-type="float" office:value="87669">
            <text:p>87669</text:p>
          </table:table-cell>
        </table:table-row>
        <table:table-row table:style-name="ro1">
          <table:table-cell office:value-type="float" office:value="33001">
            <text:p>33001</text:p>
          </table:table-cell>
          <table:table-cell office:value-type="float" office:value="89981">
            <text:p>89981</text:p>
          </table:table-cell>
        </table:table-row>
        <table:table-row table:style-name="ro1">
          <table:table-cell office:value-type="float" office:value="34001">
            <text:p>34001</text:p>
          </table:table-cell>
          <table:table-cell office:value-type="float" office:value="94114">
            <text:p>94114</text:p>
          </table:table-cell>
        </table:table-row>
        <table:table-row table:style-name="ro1">
          <table:table-cell office:value-type="float" office:value="35001">
            <text:p>35001</text:p>
          </table:table-cell>
          <table:table-cell office:value-type="float" office:value="98741">
            <text:p>98741</text:p>
          </table:table-cell>
        </table:table-row>
        <table:table-row table:style-name="ro1">
          <table:table-cell office:value-type="float" office:value="36001">
            <text:p>36001</text:p>
          </table:table-cell>
          <table:table-cell office:value-type="float" office:value="101524">
            <text:p>101524</text:p>
          </table:table-cell>
        </table:table-row>
        <table:table-row table:style-name="ro1">
          <table:table-cell office:value-type="float" office:value="37001">
            <text:p>37001</text:p>
          </table:table-cell>
          <table:table-cell office:value-type="float" office:value="105864">
            <text:p>105864</text:p>
          </table:table-cell>
        </table:table-row>
        <table:table-row table:style-name="ro1">
          <table:table-cell office:value-type="float" office:value="38001">
            <text:p>38001</text:p>
          </table:table-cell>
          <table:table-cell office:value-type="float" office:value="110778">
            <text:p>110778</text:p>
          </table:table-cell>
        </table:table-row>
        <table:table-row table:style-name="ro1">
          <table:table-cell office:value-type="float" office:value="39001">
            <text:p>39001</text:p>
          </table:table-cell>
          <table:table-cell office:value-type="float" office:value="111067">
            <text:p>111067</text:p>
          </table:table-cell>
        </table:table-row>
        <table:table-row table:style-name="ro1">
          <table:table-cell office:value-type="float" office:value="40001">
            <text:p>40001</text:p>
          </table:table-cell>
          <table:table-cell office:value-type="float" office:value="113658">
            <text:p>113658</text:p>
          </table:table-cell>
        </table:table-row>
        <table:table-row table:style-name="ro1">
          <table:table-cell office:value-type="float" office:value="41001">
            <text:p>41001</text:p>
          </table:table-cell>
          <table:table-cell office:value-type="float" office:value="114853">
            <text:p>114853</text:p>
          </table:table-cell>
        </table:table-row>
        <table:table-row table:style-name="ro1">
          <table:table-cell office:value-type="float" office:value="42001">
            <text:p>42001</text:p>
          </table:table-cell>
          <table:table-cell office:value-type="float" office:value="120545">
            <text:p>120545</text:p>
          </table:table-cell>
        </table:table-row>
        <table:table-row table:style-name="ro1">
          <table:table-cell office:value-type="float" office:value="43001">
            <text:p>43001</text:p>
          </table:table-cell>
          <table:table-cell office:value-type="float" office:value="126009">
            <text:p>126009</text:p>
          </table:table-cell>
        </table:table-row>
        <table:table-row table:style-name="ro1">
          <table:table-cell office:value-type="float" office:value="44001">
            <text:p>44001</text:p>
          </table:table-cell>
          <table:table-cell office:value-type="float" office:value="140107">
            <text:p>140107</text:p>
          </table:table-cell>
        </table:table-row>
        <table:table-row table:style-name="ro1">
          <table:table-cell office:value-type="float" office:value="45001">
            <text:p>45001</text:p>
          </table:table-cell>
          <table:table-cell office:value-type="float" office:value="140540">
            <text:p>140540</text:p>
          </table:table-cell>
        </table:table-row>
        <table:table-row table:style-name="ro1">
          <table:table-cell office:value-type="float" office:value="46001">
            <text:p>46001</text:p>
          </table:table-cell>
          <table:table-cell office:value-type="float" office:value="139742">
            <text:p>139742</text:p>
          </table:table-cell>
        </table:table-row>
        <table:table-row table:style-name="ro1">
          <table:table-cell office:value-type="float" office:value="47001">
            <text:p>47001</text:p>
          </table:table-cell>
          <table:table-cell office:value-type="float" office:value="141873">
            <text:p>141873</text:p>
          </table:table-cell>
        </table:table-row>
        <table:table-row table:style-name="ro1">
          <table:table-cell office:value-type="float" office:value="48001">
            <text:p>48001</text:p>
          </table:table-cell>
          <table:table-cell office:value-type="float" office:value="141640">
            <text:p>141640</text:p>
          </table:table-cell>
        </table:table-row>
        <table:table-row table:style-name="ro1">
          <table:table-cell office:value-type="float" office:value="49001">
            <text:p>49001</text:p>
          </table:table-cell>
          <table:table-cell office:value-type="float" office:value="145702">
            <text:p>145702</text:p>
          </table:table-cell>
        </table:table-row>
        <table:table-row table:style-name="ro1">
          <table:table-cell office:value-type="float" office:value="50001">
            <text:p>50001</text:p>
          </table:table-cell>
          <table:table-cell office:value-type="float" office:value="158449">
            <text:p>158449</text:p>
          </table:table-cell>
        </table:table-row>
        <table:table-row table:style-name="ro1">
          <table:table-cell office:value-type="float" office:value="51001">
            <text:p>51001</text:p>
          </table:table-cell>
          <table:table-cell office:value-type="float" office:value="158554">
            <text:p>158554</text:p>
          </table:table-cell>
        </table:table-row>
        <table:table-row table:style-name="ro1">
          <table:table-cell office:value-type="float" office:value="52001">
            <text:p>52001</text:p>
          </table:table-cell>
          <table:table-cell office:value-type="float" office:value="156164">
            <text:p>156164</text:p>
          </table:table-cell>
        </table:table-row>
        <table:table-row table:style-name="ro1">
          <table:table-cell office:value-type="float" office:value="53001">
            <text:p>53001</text:p>
          </table:table-cell>
          <table:table-cell office:value-type="float" office:value="159917">
            <text:p>159917</text:p>
          </table:table-cell>
        </table:table-row>
        <table:table-row table:style-name="ro1">
          <table:table-cell office:value-type="float" office:value="54001">
            <text:p>54001</text:p>
          </table:table-cell>
          <table:table-cell office:value-type="float" office:value="161947">
            <text:p>161947</text:p>
          </table:table-cell>
        </table:table-row>
        <table:table-row table:style-name="ro1">
          <table:table-cell office:value-type="float" office:value="55001">
            <text:p>55001</text:p>
          </table:table-cell>
          <table:table-cell office:value-type="float" office:value="162456">
            <text:p>162456</text:p>
          </table:table-cell>
        </table:table-row>
        <table:table-row table:style-name="ro1">
          <table:table-cell office:value-type="float" office:value="56001">
            <text:p>56001</text:p>
          </table:table-cell>
          <table:table-cell office:value-type="float" office:value="166612">
            <text:p>166612</text:p>
          </table:table-cell>
        </table:table-row>
        <table:table-row table:style-name="ro1">
          <table:table-cell office:value-type="float" office:value="57001">
            <text:p>57001</text:p>
          </table:table-cell>
          <table:table-cell office:value-type="float" office:value="169029">
            <text:p>169029</text:p>
          </table:table-cell>
        </table:table-row>
        <table:table-row table:style-name="ro1">
          <table:table-cell office:value-type="float" office:value="58001">
            <text:p>58001</text:p>
          </table:table-cell>
          <table:table-cell office:value-type="float" office:value="3801741">
            <text:p>3801741</text:p>
          </table:table-cell>
        </table:table-row>
        <table:table-row table:style-name="ro1">
          <table:table-cell office:value-type="float" office:value="59001">
            <text:p>59001</text:p>
          </table:table-cell>
          <table:table-cell office:value-type="float" office:value="106005">
            <text:p>106005</text:p>
          </table:table-cell>
        </table:table-row>
        <table:table-row table:style-name="ro1">
          <table:table-cell office:value-type="float" office:value="60001">
            <text:p>60001</text:p>
          </table:table-cell>
          <table:table-cell office:value-type="float" office:value="124129">
            <text:p>124129</text:p>
          </table:table-cell>
        </table:table-row>
        <table:table-row table:style-name="ro1">
          <table:table-cell office:value-type="float" office:value="61001">
            <text:p>61001</text:p>
          </table:table-cell>
          <table:table-cell office:value-type="float" office:value="118885">
            <text:p>118885</text:p>
          </table:table-cell>
        </table:table-row>
        <table:table-row table:style-name="ro1">
          <table:table-cell office:value-type="float" office:value="62001">
            <text:p>62001</text:p>
          </table:table-cell>
          <table:table-cell office:value-type="float" office:value="119007">
            <text:p>119007</text:p>
          </table:table-cell>
        </table:table-row>
        <table:table-row table:style-name="ro1">
          <table:table-cell office:value-type="float" office:value="63001">
            <text:p>63001</text:p>
          </table:table-cell>
          <table:table-cell office:value-type="float" office:value="119293">
            <text:p>119293</text:p>
          </table:table-cell>
        </table:table-row>
        <table:table-row table:style-name="ro1">
          <table:table-cell office:value-type="float" office:value="64001">
            <text:p>64001</text:p>
          </table:table-cell>
          <table:table-cell office:value-type="float" office:value="123795">
            <text:p>123795</text:p>
          </table:table-cell>
        </table:table-row>
        <table:table-row table:style-name="ro1">
          <table:table-cell office:value-type="float" office:value="65001">
            <text:p>65001</text:p>
          </table:table-cell>
          <table:table-cell office:value-type="float" office:value="128891">
            <text:p>128891</text:p>
          </table:table-cell>
        </table:table-row>
        <table:table-row table:style-name="ro1">
          <table:table-cell office:value-type="float" office:value="66001">
            <text:p>66001</text:p>
          </table:table-cell>
          <table:table-cell office:value-type="float" office:value="134690">
            <text:p>134690</text:p>
          </table:table-cell>
        </table:table-row>
        <table:table-row table:style-name="ro1">
          <table:table-cell office:value-type="float" office:value="67001">
            <text:p>67001</text:p>
          </table:table-cell>
          <table:table-cell office:value-type="float" office:value="136461">
            <text:p>136461</text:p>
          </table:table-cell>
        </table:table-row>
        <table:table-row table:style-name="ro1">
          <table:table-cell office:value-type="float" office:value="68001">
            <text:p>68001</text:p>
          </table:table-cell>
          <table:table-cell office:value-type="float" office:value="147347">
            <text:p>147347</text:p>
          </table:table-cell>
        </table:table-row>
        <table:table-row table:style-name="ro1">
          <table:table-cell office:value-type="float" office:value="69001">
            <text:p>69001</text:p>
          </table:table-cell>
          <table:table-cell office:value-type="float" office:value="141200">
            <text:p>141200</text:p>
          </table:table-cell>
        </table:table-row>
        <table:table-row table:style-name="ro1">
          <table:table-cell office:value-type="float" office:value="70001">
            <text:p>70001</text:p>
          </table:table-cell>
          <table:table-cell office:value-type="float" office:value="145828">
            <text:p>145828</text:p>
          </table:table-cell>
        </table:table-row>
        <table:table-row table:style-name="ro1">
          <table:table-cell office:value-type="float" office:value="71001">
            <text:p>71001</text:p>
          </table:table-cell>
          <table:table-cell office:value-type="float" office:value="148572">
            <text:p>148572</text:p>
          </table:table-cell>
        </table:table-row>
        <table:table-row table:style-name="ro1">
          <table:table-cell office:value-type="float" office:value="72001">
            <text:p>72001</text:p>
          </table:table-cell>
          <table:table-cell office:value-type="float" office:value="149259">
            <text:p>149259</text:p>
          </table:table-cell>
        </table:table-row>
        <table:table-row table:style-name="ro1">
          <table:table-cell office:value-type="float" office:value="73001">
            <text:p>73001</text:p>
          </table:table-cell>
          <table:table-cell office:value-type="float" office:value="157281">
            <text:p>157281</text:p>
          </table:table-cell>
        </table:table-row>
        <table:table-row table:style-name="ro1">
          <table:table-cell office:value-type="float" office:value="74001">
            <text:p>74001</text:p>
          </table:table-cell>
          <table:table-cell office:value-type="float" office:value="164484">
            <text:p>164484</text:p>
          </table:table-cell>
        </table:table-row>
        <table:table-row table:style-name="ro1">
          <table:table-cell office:value-type="float" office:value="75001">
            <text:p>75001</text:p>
          </table:table-cell>
          <table:table-cell office:value-type="float" office:value="161254">
            <text:p>161254</text:p>
          </table:table-cell>
        </table:table-row>
        <table:table-row table:style-name="ro1">
          <table:table-cell office:value-type="float" office:value="76001">
            <text:p>76001</text:p>
          </table:table-cell>
          <table:table-cell office:value-type="float" office:value="163881">
            <text:p>163881</text:p>
          </table:table-cell>
        </table:table-row>
        <table:table-row table:style-name="ro1">
          <table:table-cell office:value-type="float" office:value="77001">
            <text:p>77001</text:p>
          </table:table-cell>
          <table:table-cell office:value-type="float" office:value="163608">
            <text:p>163608</text:p>
          </table:table-cell>
        </table:table-row>
        <table:table-row table:style-name="ro1">
          <table:table-cell office:value-type="float" office:value="78001">
            <text:p>78001</text:p>
          </table:table-cell>
          <table:table-cell office:value-type="float" office:value="189049">
            <text:p>189049</text:p>
          </table:table-cell>
        </table:table-row>
        <table:table-row table:style-name="ro1">
          <table:table-cell office:value-type="float" office:value="79001">
            <text:p>79001</text:p>
          </table:table-cell>
          <table:table-cell office:value-type="float" office:value="213477">
            <text:p>213477</text:p>
          </table:table-cell>
        </table:table-row>
        <table:table-row table:style-name="ro1">
          <table:table-cell office:value-type="float" office:value="80001">
            <text:p>80001</text:p>
          </table:table-cell>
          <table:table-cell office:value-type="float" office:value="474000">
            <text:p>474000</text:p>
          </table:table-cell>
        </table:table-row>
        <table:table-row table:style-name="ro1">
          <table:table-cell office:value-type="float" office:value="81001">
            <text:p>81001</text:p>
          </table:table-cell>
          <table:table-cell office:value-type="float" office:value="490958">
            <text:p>490958</text:p>
          </table:table-cell>
        </table:table-row>
        <table:table-row table:style-name="ro1">
          <table:table-cell office:value-type="float" office:value="82001">
            <text:p>82001</text:p>
          </table:table-cell>
          <table:table-cell office:value-type="float" office:value="484839">
            <text:p>484839</text:p>
          </table:table-cell>
        </table:table-row>
        <table:table-row table:style-name="ro1">
          <table:table-cell office:value-type="float" office:value="83001">
            <text:p>83001</text:p>
          </table:table-cell>
          <table:table-cell office:value-type="float" office:value="490672">
            <text:p>490672</text:p>
          </table:table-cell>
        </table:table-row>
        <table:table-row table:style-name="ro1">
          <table:table-cell office:value-type="float" office:value="84001">
            <text:p>84001</text:p>
          </table:table-cell>
          <table:table-cell office:value-type="float" office:value="497919">
            <text:p>497919</text:p>
          </table:table-cell>
        </table:table-row>
        <table:table-row table:style-name="ro1">
          <table:table-cell office:value-type="float" office:value="85001">
            <text:p>85001</text:p>
          </table:table-cell>
          <table:table-cell office:value-type="float" office:value="501673">
            <text:p>501673</text:p>
          </table:table-cell>
        </table:table-row>
        <table:table-row table:style-name="ro1">
          <table:table-cell office:value-type="float" office:value="86001">
            <text:p>86001</text:p>
          </table:table-cell>
          <table:table-cell office:value-type="float" office:value="509635">
            <text:p>509635</text:p>
          </table:table-cell>
        </table:table-row>
        <table:table-row table:style-name="ro1">
          <table:table-cell office:value-type="float" office:value="87001">
            <text:p>87001</text:p>
          </table:table-cell>
          <table:table-cell office:value-type="float" office:value="3736124">
            <text:p>3736124</text:p>
          </table:table-cell>
        </table:table-row>
        <table:table-row table:style-name="ro1">
          <table:table-cell office:value-type="float" office:value="88001">
            <text:p>88001</text:p>
          </table:table-cell>
          <table:table-cell office:value-type="float" office:value="419144">
            <text:p>419144</text:p>
          </table:table-cell>
        </table:table-row>
        <table:table-row table:style-name="ro1">
          <table:table-cell office:value-type="float" office:value="89001">
            <text:p>89001</text:p>
          </table:table-cell>
          <table:table-cell office:value-type="float" office:value="171960">
            <text:p>171960</text:p>
          </table:table-cell>
        </table:table-row>
        <table:table-row table:style-name="ro1">
          <table:table-cell office:value-type="float" office:value="90001">
            <text:p>90001</text:p>
          </table:table-cell>
          <table:table-cell office:value-type="float" office:value="184484">
            <text:p>184484</text:p>
          </table:table-cell>
        </table:table-row>
        <table:table-row table:style-name="ro1">
          <table:table-cell office:value-type="float" office:value="91001">
            <text:p>91001</text:p>
          </table:table-cell>
          <table:table-cell office:value-type="float" office:value="181023">
            <text:p>181023</text:p>
          </table:table-cell>
        </table:table-row>
        <table:table-row table:style-name="ro1">
          <table:table-cell office:value-type="float" office:value="92001">
            <text:p>92001</text:p>
          </table:table-cell>
          <table:table-cell office:value-type="float" office:value="182455">
            <text:p>182455</text:p>
          </table:table-cell>
        </table:table-row>
        <table:table-row table:style-name="ro1">
          <table:table-cell office:value-type="float" office:value="93001">
            <text:p>93001</text:p>
          </table:table-cell>
          <table:table-cell office:value-type="float" office:value="189022">
            <text:p>189022</text:p>
          </table:table-cell>
        </table:table-row>
        <table:table-row table:style-name="ro1">
          <table:table-cell office:value-type="float" office:value="94001">
            <text:p>94001</text:p>
          </table:table-cell>
          <table:table-cell office:value-type="float" office:value="186892">
            <text:p>186892</text:p>
          </table:table-cell>
        </table:table-row>
        <table:table-row table:style-name="ro1">
          <table:table-cell office:value-type="float" office:value="95001">
            <text:p>95001</text:p>
          </table:table-cell>
          <table:table-cell office:value-type="float" office:value="189010">
            <text:p>189010</text:p>
          </table:table-cell>
        </table:table-row>
        <table:table-row table:style-name="ro1">
          <table:table-cell office:value-type="float" office:value="96001">
            <text:p>96001</text:p>
          </table:table-cell>
          <table:table-cell office:value-type="float" office:value="190382">
            <text:p>190382</text:p>
          </table:table-cell>
        </table:table-row>
        <table:table-row table:style-name="ro1">
          <table:table-cell office:value-type="float" office:value="97001">
            <text:p>97001</text:p>
          </table:table-cell>
          <table:table-cell office:value-type="float" office:value="197236">
            <text:p>197236</text:p>
          </table:table-cell>
        </table:table-row>
        <table:table-row table:style-name="ro1">
          <table:table-cell office:value-type="float" office:value="98001">
            <text:p>98001</text:p>
          </table:table-cell>
          <table:table-cell office:value-type="float" office:value="196829">
            <text:p>196829</text:p>
          </table:table-cell>
        </table:table-row>
        <table:table-row table:style-name="ro1">
          <table:table-cell office:value-type="float" office:value="99001">
            <text:p>99001</text:p>
          </table:table-cell>
          <table:table-cell office:value-type="float" office:value="200025">
            <text:p>200025</text:p>
          </table:table-cell>
        </table:table-row>
        <table:table-row table:style-name="ro1">
          <table:table-cell office:value-type="float" office:value="100001">
            <text:p>100001</text:p>
          </table:table-cell>
          <table:table-cell office:value-type="float" office:value="210733">
            <text:p>210733</text:p>
          </table:table-cell>
        </table:table-row>
        <table:table-row table:style-name="ro1">
          <table:table-cell office:value-type="float" office:value="101001">
            <text:p>101001</text:p>
          </table:table-cell>
          <table:table-cell office:value-type="float" office:value="211644">
            <text:p>211644</text:p>
          </table:table-cell>
        </table:table-row>
        <table:table-row table:style-name="ro1">
          <table:table-cell office:value-type="float" office:value="102001">
            <text:p>102001</text:p>
          </table:table-cell>
          <table:table-cell office:value-type="float" office:value="229670">
            <text:p>229670</text:p>
          </table:table-cell>
        </table:table-row>
        <table:table-row table:style-name="ro1">
          <table:table-cell office:value-type="float" office:value="103001">
            <text:p>103001</text:p>
          </table:table-cell>
          <table:table-cell office:value-type="float" office:value="228971">
            <text:p>228971</text:p>
          </table:table-cell>
        </table:table-row>
        <table:table-row table:style-name="ro1">
          <table:table-cell office:value-type="float" office:value="104001">
            <text:p>104001</text:p>
          </table:table-cell>
          <table:table-cell office:value-type="float" office:value="213259">
            <text:p>213259</text:p>
          </table:table-cell>
        </table:table-row>
        <table:table-row table:style-name="ro1">
          <table:table-cell office:value-type="float" office:value="105001">
            <text:p>105001</text:p>
          </table:table-cell>
          <table:table-cell office:value-type="float" office:value="217942">
            <text:p>217942</text:p>
          </table:table-cell>
        </table:table-row>
        <table:table-row table:style-name="ro1">
          <table:table-cell office:value-type="float" office:value="106001">
            <text:p>106001</text:p>
          </table:table-cell>
          <table:table-cell office:value-type="float" office:value="220775">
            <text:p>220775</text:p>
          </table:table-cell>
        </table:table-row>
        <table:table-row table:style-name="ro1">
          <table:table-cell office:value-type="float" office:value="107001">
            <text:p>107001</text:p>
          </table:table-cell>
          <table:table-cell office:value-type="float" office:value="222629">
            <text:p>222629</text:p>
          </table:table-cell>
        </table:table-row>
        <table:table-row table:style-name="ro1">
          <table:table-cell office:value-type="float" office:value="108001">
            <text:p>108001</text:p>
          </table:table-cell>
          <table:table-cell office:value-type="float" office:value="223951">
            <text:p>223951</text:p>
          </table:table-cell>
        </table:table-row>
        <table:table-row table:style-name="ro1">
          <table:table-cell office:value-type="float" office:value="109001">
            <text:p>109001</text:p>
          </table:table-cell>
          <table:table-cell office:value-type="float" office:value="260035">
            <text:p>260035</text:p>
          </table:table-cell>
        </table:table-row>
        <table:table-row table:style-name="ro1">
          <table:table-cell office:value-type="float" office:value="110001">
            <text:p>110001</text:p>
          </table:table-cell>
          <table:table-cell office:value-type="float" office:value="235682">
            <text:p>235682</text:p>
          </table:table-cell>
        </table:table-row>
        <table:table-row table:style-name="ro1">
          <table:table-cell office:value-type="float" office:value="111001">
            <text:p>111001</text:p>
          </table:table-cell>
          <table:table-cell office:value-type="float" office:value="251415">
            <text:p>251415</text:p>
          </table:table-cell>
        </table:table-row>
        <table:table-row table:style-name="ro1">
          <table:table-cell office:value-type="float" office:value="112001">
            <text:p>112001</text:p>
          </table:table-cell>
          <table:table-cell office:value-type="float" office:value="320158">
            <text:p>320158</text:p>
          </table:table-cell>
        </table:table-row>
        <table:table-row table:style-name="ro1">
          <table:table-cell office:value-type="float" office:value="113001">
            <text:p>113001</text:p>
          </table:table-cell>
          <table:table-cell office:value-type="float" office:value="322132">
            <text:p>322132</text:p>
          </table:table-cell>
        </table:table-row>
        <table:table-row table:style-name="ro1">
          <table:table-cell office:value-type="float" office:value="114001">
            <text:p>114001</text:p>
          </table:table-cell>
          <table:table-cell office:value-type="float" office:value="325390">
            <text:p>325390</text:p>
          </table:table-cell>
        </table:table-row>
        <table:table-row table:style-name="ro1">
          <table:table-cell office:value-type="float" office:value="115001">
            <text:p>115001</text:p>
          </table:table-cell>
          <table:table-cell office:value-type="float" office:value="347585">
            <text:p>347585</text:p>
          </table:table-cell>
        </table:table-row>
        <table:table-row table:style-name="ro1">
          <table:table-cell office:value-type="float" office:value="116001">
            <text:p>116001</text:p>
          </table:table-cell>
          <table:table-cell office:value-type="float" office:value="332331">
            <text:p>332331</text:p>
          </table:table-cell>
        </table:table-row>
        <table:table-row table:style-name="ro1">
          <table:table-cell office:value-type="float" office:value="117001">
            <text:p>117001</text:p>
          </table:table-cell>
          <table:table-cell office:value-type="float" office:value="330761">
            <text:p>330761</text:p>
          </table:table-cell>
        </table:table-row>
        <table:table-row table:style-name="ro1">
          <table:table-cell office:value-type="float" office:value="118001">
            <text:p>118001</text:p>
          </table:table-cell>
          <table:table-cell office:value-type="float" office:value="336415">
            <text:p>336415</text:p>
          </table:table-cell>
        </table:table-row>
        <table:table-row table:style-name="ro1">
          <table:table-cell office:value-type="float" office:value="119001">
            <text:p>119001</text:p>
          </table:table-cell>
          <table:table-cell office:value-type="float" office:value="339666">
            <text:p>339666</text:p>
          </table:table-cell>
        </table:table-row>
        <table:table-row table:style-name="ro1">
          <table:table-cell office:value-type="float" office:value="120001">
            <text:p>120001</text:p>
          </table:table-cell>
          <table:table-cell office:value-type="float" office:value="342421">
            <text:p>342421</text:p>
          </table:table-cell>
        </table:table-row>
        <table:table-row table:style-name="ro1">
          <table:table-cell office:value-type="float" office:value="121001">
            <text:p>121001</text:p>
          </table:table-cell>
          <table:table-cell office:value-type="float" office:value="345987">
            <text:p>345987</text:p>
          </table:table-cell>
        </table:table-row>
        <table:table-row table:style-name="ro1">
          <table:table-cell office:value-type="float" office:value="122001">
            <text:p>122001</text:p>
          </table:table-cell>
          <table:table-cell office:value-type="float" office:value="344398">
            <text:p>344398</text:p>
          </table:table-cell>
        </table:table-row>
        <table:table-row table:style-name="ro1">
          <table:table-cell office:value-type="float" office:value="123001">
            <text:p>123001</text:p>
          </table:table-cell>
          <table:table-cell office:value-type="float" office:value="349880">
            <text:p>349880</text:p>
          </table:table-cell>
        </table:table-row>
        <table:table-row table:style-name="ro1">
          <table:table-cell office:value-type="float" office:value="124001">
            <text:p>124001</text:p>
          </table:table-cell>
          <table:table-cell office:value-type="float" office:value="360544">
            <text:p>360544</text:p>
          </table:table-cell>
        </table:table-row>
        <table:table-row table:style-name="ro1">
          <table:table-cell office:value-type="float" office:value="125001">
            <text:p>125001</text:p>
          </table:table-cell>
          <table:table-cell office:value-type="float" office:value="358217">
            <text:p>358217</text:p>
          </table:table-cell>
        </table:table-row>
        <table:table-row table:style-name="ro1">
          <table:table-cell office:value-type="float" office:value="126001">
            <text:p>126001</text:p>
          </table:table-cell>
          <table:table-cell office:value-type="float" office:value="359897">
            <text:p>359897</text:p>
          </table:table-cell>
        </table:table-row>
        <table:table-row table:style-name="ro1">
          <table:table-cell office:value-type="float" office:value="127001">
            <text:p>127001</text:p>
          </table:table-cell>
          <table:table-cell office:value-type="float" office:value="361911">
            <text:p>361911</text:p>
          </table:table-cell>
        </table:table-row>
        <table:table-row table:style-name="ro1">
          <table:table-cell office:value-type="float" office:value="128001">
            <text:p>128001</text:p>
          </table:table-cell>
          <table:table-cell office:value-type="float" office:value="3622450">
            <text:p>3622450</text:p>
          </table:table-cell>
        </table:table-row>
        <table:table-row table:style-name="ro1">
          <table:table-cell office:value-type="float" office:value="129001">
            <text:p>129001</text:p>
          </table:table-cell>
          <table:table-cell office:value-type="float" office:value="267384">
            <text:p>267384</text:p>
          </table:table-cell>
        </table:table-row>
        <table:table-row table:style-name="ro1">
          <table:table-cell office:value-type="float" office:value="130001">
            <text:p>130001</text:p>
          </table:table-cell>
          <table:table-cell office:value-type="float" office:value="259981">
            <text:p>259981</text:p>
          </table:table-cell>
        </table:table-row>
        <table:table-row table:style-name="ro1">
          <table:table-cell office:value-type="float" office:value="131001">
            <text:p>131001</text:p>
          </table:table-cell>
          <table:table-cell office:value-type="float" office:value="259118">
            <text:p>259118</text:p>
          </table:table-cell>
        </table:table-row>
        <table:table-row table:style-name="ro1">
          <table:table-cell office:value-type="float" office:value="132001">
            <text:p>132001</text:p>
          </table:table-cell>
          <table:table-cell office:value-type="float" office:value="262322">
            <text:p>262322</text:p>
          </table:table-cell>
        </table:table-row>
        <table:table-row table:style-name="ro1">
          <table:table-cell office:value-type="float" office:value="133001">
            <text:p>133001</text:p>
          </table:table-cell>
          <table:table-cell office:value-type="float" office:value="263977">
            <text:p>263977</text:p>
          </table:table-cell>
        </table:table-row>
        <table:table-row table:style-name="ro1">
          <table:table-cell office:value-type="float" office:value="134001">
            <text:p>134001</text:p>
          </table:table-cell>
          <table:table-cell office:value-type="float" office:value="265379">
            <text:p>265379</text:p>
          </table:table-cell>
        </table:table-row>
        <table:table-row table:style-name="ro1">
          <table:table-cell office:value-type="float" office:value="135001">
            <text:p>135001</text:p>
          </table:table-cell>
          <table:table-cell office:value-type="float" office:value="272602">
            <text:p>272602</text:p>
          </table:table-cell>
        </table:table-row>
        <table:table-row table:style-name="ro1">
          <table:table-cell office:value-type="float" office:value="136001">
            <text:p>136001</text:p>
          </table:table-cell>
          <table:table-cell office:value-type="float" office:value="275411">
            <text:p>275411</text:p>
          </table:table-cell>
        </table:table-row>
        <table:table-row table:style-name="ro1">
          <table:table-cell office:value-type="float" office:value="137001">
            <text:p>137001</text:p>
          </table:table-cell>
          <table:table-cell office:value-type="float" office:value="322156">
            <text:p>322156</text:p>
          </table:table-cell>
        </table:table-row>
        <table:table-row table:style-name="ro1">
          <table:table-cell office:value-type="float" office:value="138001">
            <text:p>138001</text:p>
          </table:table-cell>
          <table:table-cell office:value-type="float" office:value="308526">
            <text:p>308526</text:p>
          </table:table-cell>
        </table:table-row>
        <table:table-row table:style-name="ro1">
          <table:table-cell office:value-type="float" office:value="139001">
            <text:p>139001</text:p>
          </table:table-cell>
          <table:table-cell office:value-type="float" office:value="320208">
            <text:p>320208</text:p>
          </table:table-cell>
        </table:table-row>
        <table:table-row table:style-name="ro1">
          <table:table-cell office:value-type="float" office:value="140001">
            <text:p>140001</text:p>
          </table:table-cell>
          <table:table-cell office:value-type="float" office:value="321892">
            <text:p>321892</text:p>
          </table:table-cell>
        </table:table-row>
        <table:table-row table:style-name="ro1">
          <table:table-cell office:value-type="float" office:value="141001">
            <text:p>141001</text:p>
          </table:table-cell>
          <table:table-cell office:value-type="float" office:value="326372">
            <text:p>326372</text:p>
          </table:table-cell>
        </table:table-row>
        <table:table-row table:style-name="ro1">
          <table:table-cell office:value-type="float" office:value="142001">
            <text:p>142001</text:p>
          </table:table-cell>
          <table:table-cell office:value-type="float" office:value="331525">
            <text:p>331525</text:p>
          </table:table-cell>
        </table:table-row>
        <table:table-row table:style-name="ro1">
          <table:table-cell office:value-type="float" office:value="143001">
            <text:p>143001</text:p>
          </table:table-cell>
          <table:table-cell office:value-type="float" office:value="332222">
            <text:p>332222</text:p>
          </table:table-cell>
        </table:table-row>
        <table:table-row table:style-name="ro1">
          <table:table-cell office:value-type="float" office:value="144001">
            <text:p>144001</text:p>
          </table:table-cell>
          <table:table-cell office:value-type="float" office:value="334794">
            <text:p>334794</text:p>
          </table:table-cell>
        </table:table-row>
        <table:table-row table:style-name="ro1">
          <table:table-cell office:value-type="float" office:value="145001">
            <text:p>145001</text:p>
          </table:table-cell>
          <table:table-cell office:value-type="float" office:value="339956">
            <text:p>339956</text:p>
          </table:table-cell>
        </table:table-row>
        <table:table-row table:style-name="ro1">
          <table:table-cell office:value-type="float" office:value="146001">
            <text:p>146001</text:p>
          </table:table-cell>
          <table:table-cell office:value-type="float" office:value="349605">
            <text:p>349605</text:p>
          </table:table-cell>
        </table:table-row>
        <table:table-row table:style-name="ro1">
          <table:table-cell office:value-type="float" office:value="147001">
            <text:p>147001</text:p>
          </table:table-cell>
          <table:table-cell office:value-type="float" office:value="339338">
            <text:p>339338</text:p>
          </table:table-cell>
        </table:table-row>
        <table:table-row table:style-name="ro1">
          <table:table-cell office:value-type="float" office:value="148001">
            <text:p>148001</text:p>
          </table:table-cell>
          <table:table-cell office:value-type="float" office:value="323982">
            <text:p>323982</text:p>
          </table:table-cell>
        </table:table-row>
        <table:table-row table:style-name="ro1">
          <table:table-cell office:value-type="float" office:value="149001">
            <text:p>149001</text:p>
          </table:table-cell>
          <table:table-cell office:value-type="float" office:value="327429">
            <text:p>327429</text:p>
          </table:table-cell>
        </table:table-row>
        <table:table-row table:style-name="ro1">
          <table:table-cell office:value-type="float" office:value="150001">
            <text:p>150001</text:p>
          </table:table-cell>
          <table:table-cell office:value-type="float" office:value="328989">
            <text:p>328989</text:p>
          </table:table-cell>
        </table:table-row>
        <table:table-row table:style-name="ro1">
          <table:table-cell office:value-type="float" office:value="151001">
            <text:p>151001</text:p>
          </table:table-cell>
          <table:table-cell office:value-type="float" office:value="338426">
            <text:p>338426</text:p>
          </table:table-cell>
        </table:table-row>
        <table:table-row table:style-name="ro1">
          <table:table-cell office:value-type="float" office:value="152001">
            <text:p>152001</text:p>
          </table:table-cell>
          <table:table-cell office:value-type="float" office:value="320164">
            <text:p>320164</text:p>
          </table:table-cell>
        </table:table-row>
        <table:table-row table:style-name="ro1">
          <table:table-cell office:value-type="float" office:value="153001">
            <text:p>153001</text:p>
          </table:table-cell>
          <table:table-cell office:value-type="float" office:value="320226">
            <text:p>320226</text:p>
          </table:table-cell>
        </table:table-row>
        <table:table-row table:style-name="ro1">
          <table:table-cell office:value-type="float" office:value="154001">
            <text:p>154001</text:p>
          </table:table-cell>
          <table:table-cell office:value-type="float" office:value="325468">
            <text:p>325468</text:p>
          </table:table-cell>
        </table:table-row>
        <table:table-row table:style-name="ro1">
          <table:table-cell office:value-type="float" office:value="155001">
            <text:p>155001</text:p>
          </table:table-cell>
          <table:table-cell office:value-type="float" office:value="327291">
            <text:p>327291</text:p>
          </table:table-cell>
        </table:table-row>
        <table:table-row table:style-name="ro1">
          <table:table-cell office:value-type="float" office:value="156001">
            <text:p>156001</text:p>
          </table:table-cell>
          <table:table-cell office:value-type="float" office:value="328018">
            <text:p>328018</text:p>
          </table:table-cell>
        </table:table-row>
        <table:table-row table:style-name="ro1">
          <table:table-cell office:value-type="float" office:value="157001">
            <text:p>157001</text:p>
          </table:table-cell>
          <table:table-cell office:value-type="float" office:value="362765">
            <text:p>362765</text:p>
          </table:table-cell>
        </table:table-row>
        <table:table-row table:style-name="ro1">
          <table:table-cell office:value-type="float" office:value="158001">
            <text:p>158001</text:p>
          </table:table-cell>
          <table:table-cell office:value-type="float" office:value="395677">
            <text:p>395677</text:p>
          </table:table-cell>
        </table:table-row>
        <table:table-row table:style-name="ro1">
          <table:table-cell office:value-type="float" office:value="159001">
            <text:p>159001</text:p>
          </table:table-cell>
          <table:table-cell office:value-type="float" office:value="5152723">
            <text:p>5152723</text:p>
          </table:table-cell>
        </table:table-row>
        <table:table-row table:style-name="ro1">
          <table:table-cell office:value-type="float" office:value="160001">
            <text:p>160001</text:p>
          </table:table-cell>
          <table:table-cell office:value-type="float" office:value="935075">
            <text:p>935075</text:p>
          </table:table-cell>
        </table:table-row>
        <table:table-row table:style-name="ro1">
          <table:table-cell office:value-type="float" office:value="161001">
            <text:p>161001</text:p>
          </table:table-cell>
          <table:table-cell office:value-type="float" office:value="929868">
            <text:p>929868</text:p>
          </table:table-cell>
        </table:table-row>
        <table:table-row table:style-name="ro1">
          <table:table-cell office:value-type="float" office:value="162001">
            <text:p>162001</text:p>
          </table:table-cell>
          <table:table-cell office:value-type="float" office:value="940622">
            <text:p>940622</text:p>
          </table:table-cell>
        </table:table-row>
        <table:table-row table:style-name="ro1">
          <table:table-cell office:value-type="float" office:value="163001">
            <text:p>163001</text:p>
          </table:table-cell>
          <table:table-cell office:value-type="float" office:value="947518">
            <text:p>947518</text:p>
          </table:table-cell>
        </table:table-row>
        <table:table-row table:style-name="ro1">
          <table:table-cell office:value-type="float" office:value="164001">
            <text:p>164001</text:p>
          </table:table-cell>
          <table:table-cell office:value-type="float" office:value="972149">
            <text:p>972149</text:p>
          </table:table-cell>
        </table:table-row>
        <table:table-row table:style-name="ro1">
          <table:table-cell office:value-type="float" office:value="165001">
            <text:p>165001</text:p>
          </table:table-cell>
          <table:table-cell office:value-type="float" office:value="975256">
            <text:p>975256</text:p>
          </table:table-cell>
        </table:table-row>
        <table:table-row table:style-name="ro1">
          <table:table-cell office:value-type="float" office:value="166001">
            <text:p>166001</text:p>
          </table:table-cell>
          <table:table-cell office:value-type="float" office:value="1001916">
            <text:p>1001916</text:p>
          </table:table-cell>
        </table:table-row>
        <table:table-row table:style-name="ro1">
          <table:table-cell office:value-type="float" office:value="167001">
            <text:p>167001</text:p>
          </table:table-cell>
          <table:table-cell office:value-type="float" office:value="986592">
            <text:p>986592</text:p>
          </table:table-cell>
        </table:table-row>
        <table:table-row table:style-name="ro1">
          <table:table-cell office:value-type="float" office:value="168001">
            <text:p>168001</text:p>
          </table:table-cell>
          <table:table-cell office:value-type="float" office:value="427251">
            <text:p>427251</text:p>
          </table:table-cell>
        </table:table-row>
        <table:table-row table:style-name="ro1">
          <table:table-cell office:value-type="float" office:value="169001">
            <text:p>169001</text:p>
          </table:table-cell>
          <table:table-cell office:value-type="float" office:value="353541">
            <text:p>353541</text:p>
          </table:table-cell>
        </table:table-row>
        <table:table-row table:style-name="ro1">
          <table:table-cell office:value-type="float" office:value="170001">
            <text:p>170001</text:p>
          </table:table-cell>
          <table:table-cell office:value-type="float" office:value="359623">
            <text:p>359623</text:p>
          </table:table-cell>
        </table:table-row>
        <table:table-row table:style-name="ro1">
          <table:table-cell office:value-type="float" office:value="171001">
            <text:p>171001</text:p>
          </table:table-cell>
          <table:table-cell office:value-type="float" office:value="361005">
            <text:p>361005</text:p>
          </table:table-cell>
        </table:table-row>
        <table:table-row table:style-name="ro1">
          <table:table-cell office:value-type="float" office:value="172001">
            <text:p>172001</text:p>
          </table:table-cell>
          <table:table-cell office:value-type="float" office:value="364467">
            <text:p>364467</text:p>
          </table:table-cell>
        </table:table-row>
        <table:table-row table:style-name="ro1">
          <table:table-cell office:value-type="float" office:value="173001">
            <text:p>173001</text:p>
          </table:table-cell>
          <table:table-cell office:value-type="float" office:value="369038">
            <text:p>369038</text:p>
          </table:table-cell>
        </table:table-row>
        <table:table-row table:style-name="ro1">
          <table:table-cell office:value-type="float" office:value="174001">
            <text:p>174001</text:p>
          </table:table-cell>
          <table:table-cell office:value-type="float" office:value="371312">
            <text:p>371312</text:p>
          </table:table-cell>
        </table:table-row>
        <table:table-row table:style-name="ro1">
          <table:table-cell office:value-type="float" office:value="175001">
            <text:p>175001</text:p>
          </table:table-cell>
          <table:table-cell office:value-type="float" office:value="408927">
            <text:p>408927</text:p>
          </table:table-cell>
        </table:table-row>
        <table:table-row table:style-name="ro1">
          <table:table-cell office:value-type="float" office:value="176001">
            <text:p>176001</text:p>
          </table:table-cell>
          <table:table-cell office:value-type="float" office:value="377331">
            <text:p>377331</text:p>
          </table:table-cell>
        </table:table-row>
        <table:table-row table:style-name="ro1">
          <table:table-cell office:value-type="float" office:value="177001">
            <text:p>177001</text:p>
          </table:table-cell>
          <table:table-cell office:value-type="float" office:value="402685">
            <text:p>402685</text:p>
          </table:table-cell>
        </table:table-row>
        <table:table-row table:style-name="ro1">
          <table:table-cell office:value-type="float" office:value="178001">
            <text:p>178001</text:p>
          </table:table-cell>
          <table:table-cell office:value-type="float" office:value="389288">
            <text:p>389288</text:p>
          </table:table-cell>
        </table:table-row>
        <table:table-row table:style-name="ro1">
          <table:table-cell office:value-type="float" office:value="179001">
            <text:p>179001</text:p>
          </table:table-cell>
          <table:table-cell office:value-type="float" office:value="399399">
            <text:p>399399</text:p>
          </table:table-cell>
        </table:table-row>
        <table:table-row table:style-name="ro1">
          <table:table-cell office:value-type="float" office:value="180001">
            <text:p>180001</text:p>
          </table:table-cell>
          <table:table-cell office:value-type="float" office:value="385902">
            <text:p>385902</text:p>
          </table:table-cell>
        </table:table-row>
        <table:table-row table:style-name="ro1">
          <table:table-cell office:value-type="float" office:value="181001">
            <text:p>181001</text:p>
          </table:table-cell>
          <table:table-cell office:value-type="float" office:value="385359">
            <text:p>385359</text:p>
          </table:table-cell>
        </table:table-row>
        <table:table-row table:style-name="ro1">
          <table:table-cell office:value-type="float" office:value="182001">
            <text:p>182001</text:p>
          </table:table-cell>
          <table:table-cell office:value-type="float" office:value="388561">
            <text:p>388561</text:p>
          </table:table-cell>
        </table:table-row>
        <table:table-row table:style-name="ro1">
          <table:table-cell office:value-type="float" office:value="183001">
            <text:p>183001</text:p>
          </table:table-cell>
          <table:table-cell office:value-type="float" office:value="390144">
            <text:p>390144</text:p>
          </table:table-cell>
        </table:table-row>
        <table:table-row table:style-name="ro1">
          <table:table-cell office:value-type="float" office:value="184001">
            <text:p>184001</text:p>
          </table:table-cell>
          <table:table-cell office:value-type="float" office:value="392603">
            <text:p>392603</text:p>
          </table:table-cell>
        </table:table-row>
        <table:table-row table:style-name="ro1">
          <table:table-cell office:value-type="float" office:value="185001">
            <text:p>185001</text:p>
          </table:table-cell>
          <table:table-cell office:value-type="float" office:value="418125">
            <text:p>418125</text:p>
          </table:table-cell>
        </table:table-row>
        <table:table-row table:style-name="ro1">
          <table:table-cell office:value-type="float" office:value="186001">
            <text:p>186001</text:p>
          </table:table-cell>
          <table:table-cell office:value-type="float" office:value="453923">
            <text:p>453923</text:p>
          </table:table-cell>
        </table:table-row>
        <table:table-row table:style-name="ro1">
          <table:table-cell office:value-type="float" office:value="187001">
            <text:p>187001</text:p>
          </table:table-cell>
          <table:table-cell office:value-type="float" office:value="508164">
            <text:p>508164</text:p>
          </table:table-cell>
        </table:table-row>
        <table:table-row table:style-name="ro1">
          <table:table-cell office:value-type="float" office:value="188001">
            <text:p>188001</text:p>
          </table:table-cell>
          <table:table-cell office:value-type="float" office:value="562150">
            <text:p>562150</text:p>
          </table:table-cell>
        </table:table-row>
        <table:table-row table:style-name="ro1">
          <table:table-cell office:value-type="float" office:value="189001">
            <text:p>189001</text:p>
          </table:table-cell>
          <table:table-cell office:value-type="float" office:value="587084">
            <text:p>587084</text:p>
          </table:table-cell>
        </table:table-row>
        <table:table-row table:style-name="ro1">
          <table:table-cell office:value-type="float" office:value="190001">
            <text:p>190001</text:p>
          </table:table-cell>
          <table:table-cell office:value-type="float" office:value="584255">
            <text:p>584255</text:p>
          </table:table-cell>
        </table:table-row>
        <table:table-row table:style-name="ro1">
          <table:table-cell office:value-type="float" office:value="191001">
            <text:p>191001</text:p>
          </table:table-cell>
          <table:table-cell office:value-type="float" office:value="568266">
            <text:p>568266</text:p>
          </table:table-cell>
        </table:table-row>
        <table:table-row table:style-name="ro1">
          <table:table-cell office:value-type="float" office:value="192001">
            <text:p>192001</text:p>
          </table:table-cell>
          <table:table-cell office:value-type="float" office:value="579971">
            <text:p>579971</text:p>
          </table:table-cell>
        </table:table-row>
        <table:table-row table:style-name="ro1">
          <table:table-cell office:value-type="float" office:value="193001">
            <text:p>193001</text:p>
          </table:table-cell>
          <table:table-cell office:value-type="float" office:value="600908">
            <text:p>600908</text:p>
          </table:table-cell>
        </table:table-row>
        <table:table-row table:style-name="ro1">
          <table:table-cell office:value-type="float" office:value="194001">
            <text:p>194001</text:p>
          </table:table-cell>
          <table:table-cell office:value-type="float" office:value="560287">
            <text:p>560287</text:p>
          </table:table-cell>
        </table:table-row>
        <table:table-row table:style-name="ro1">
          <table:table-cell office:value-type="float" office:value="195001">
            <text:p>195001</text:p>
          </table:table-cell>
          <table:table-cell office:value-type="float" office:value="563038">
            <text:p>563038</text:p>
          </table:table-cell>
        </table:table-row>
        <table:table-row table:style-name="ro1">
          <table:table-cell office:value-type="float" office:value="196001">
            <text:p>196001</text:p>
          </table:table-cell>
          <table:table-cell office:value-type="float" office:value="556014">
            <text:p>556014</text:p>
          </table:table-cell>
        </table:table-row>
        <table:table-row table:style-name="ro1">
          <table:table-cell office:value-type="float" office:value="197001">
            <text:p>197001</text:p>
          </table:table-cell>
          <table:table-cell office:value-type="float" office:value="555792">
            <text:p>555792</text:p>
          </table:table-cell>
        </table:table-row>
        <table:table-row table:style-name="ro1">
          <table:table-cell office:value-type="float" office:value="198001">
            <text:p>198001</text:p>
          </table:table-cell>
          <table:table-cell office:value-type="float" office:value="563674">
            <text:p>563674</text:p>
          </table:table-cell>
        </table:table-row>
        <table:table-row table:style-name="ro1">
          <table:table-cell office:value-type="float" office:value="199001">
            <text:p>199001</text:p>
          </table:table-cell>
          <table:table-cell office:value-type="float" office:value="560468">
            <text:p>560468</text:p>
          </table:table-cell>
        </table:table-row>
        <table:table-row table:style-name="ro1">
          <table:table-cell office:value-type="float" office:value="200001">
            <text:p>200001</text:p>
          </table:table-cell>
          <table:table-cell office:value-type="float" office:value="564983">
            <text:p>564983</text:p>
          </table:table-cell>
        </table:table-row>
        <table:table-row table:style-name="ro1">
          <table:table-cell office:value-type="float" office:value="201001">
            <text:p>201001</text:p>
          </table:table-cell>
          <table:table-cell office:value-type="float" office:value="572260">
            <text:p>572260</text:p>
          </table:table-cell>
        </table:table-row>
        <table:table-row table:style-name="ro1">
          <table:table-cell office:value-type="float" office:value="202001">
            <text:p>202001</text:p>
          </table:table-cell>
          <table:table-cell office:value-type="float" office:value="580952">
            <text:p>580952</text:p>
          </table:table-cell>
        </table:table-row>
        <table:table-row table:style-name="ro1">
          <table:table-cell office:value-type="float" office:value="203001">
            <text:p>203001</text:p>
          </table:table-cell>
          <table:table-cell office:value-type="float" office:value="583346">
            <text:p>583346</text:p>
          </table:table-cell>
        </table:table-row>
        <table:table-row table:style-name="ro1">
          <table:table-cell office:value-type="float" office:value="204001">
            <text:p>204001</text:p>
          </table:table-cell>
          <table:table-cell office:value-type="float" office:value="591822">
            <text:p>591822</text:p>
          </table:table-cell>
        </table:table-row>
        <table:table-row table:style-name="ro1">
          <table:table-cell office:value-type="float" office:value="205001">
            <text:p>205001</text:p>
          </table:table-cell>
          <table:table-cell office:value-type="float" office:value="588738">
            <text:p>588738</text:p>
          </table:table-cell>
        </table:table-row>
        <table:table-row table:style-name="ro1">
          <table:table-cell office:value-type="float" office:value="206001">
            <text:p>206001</text:p>
          </table:table-cell>
          <table:table-cell office:value-type="float" office:value="594701">
            <text:p>594701</text:p>
          </table:table-cell>
        </table:table-row>
        <table:table-row table:style-name="ro1">
          <table:table-cell office:value-type="float" office:value="207001">
            <text:p>207001</text:p>
          </table:table-cell>
          <table:table-cell office:value-type="float" office:value="3718015">
            <text:p>3718015</text:p>
          </table:table-cell>
        </table:table-row>
        <table:table-row table:style-name="ro1">
          <table:table-cell office:value-type="float" office:value="208001">
            <text:p>208001</text:p>
          </table:table-cell>
          <table:table-cell office:value-type="float" office:value="397541">
            <text:p>397541</text:p>
          </table:table-cell>
        </table:table-row>
        <table:table-row table:style-name="ro1">
          <table:table-cell office:value-type="float" office:value="209001">
            <text:p>209001</text:p>
          </table:table-cell>
          <table:table-cell office:value-type="float" office:value="390869">
            <text:p>390869</text:p>
          </table:table-cell>
        </table:table-row>
        <table:table-row table:style-name="ro1">
          <table:table-cell office:value-type="float" office:value="210001">
            <text:p>210001</text:p>
          </table:table-cell>
          <table:table-cell office:value-type="float" office:value="418595">
            <text:p>418595</text:p>
          </table:table-cell>
        </table:table-row>
        <table:table-row table:style-name="ro1">
          <table:table-cell office:value-type="float" office:value="211001">
            <text:p>211001</text:p>
          </table:table-cell>
          <table:table-cell office:value-type="float" office:value="426034">
            <text:p>426034</text:p>
          </table:table-cell>
        </table:table-row>
        <table:table-row table:style-name="ro1">
          <table:table-cell office:value-type="float" office:value="212001">
            <text:p>212001</text:p>
          </table:table-cell>
          <table:table-cell office:value-type="float" office:value="451666">
            <text:p>451666</text:p>
          </table:table-cell>
        </table:table-row>
        <table:table-row table:style-name="ro1">
          <table:table-cell office:value-type="float" office:value="213001">
            <text:p>213001</text:p>
          </table:table-cell>
          <table:table-cell office:value-type="float" office:value="448404">
            <text:p>448404</text:p>
          </table:table-cell>
        </table:table-row>
        <table:table-row table:style-name="ro1">
          <table:table-cell office:value-type="float" office:value="214001">
            <text:p>214001</text:p>
          </table:table-cell>
          <table:table-cell office:value-type="float" office:value="464825">
            <text:p>464825</text:p>
          </table:table-cell>
        </table:table-row>
        <table:table-row table:style-name="ro1">
          <table:table-cell office:value-type="float" office:value="215001">
            <text:p>215001</text:p>
          </table:table-cell>
          <table:table-cell office:value-type="float" office:value="468191">
            <text:p>468191</text:p>
          </table:table-cell>
        </table:table-row>
        <table:table-row table:style-name="ro1">
          <table:table-cell office:value-type="float" office:value="216001">
            <text:p>216001</text:p>
          </table:table-cell>
          <table:table-cell office:value-type="float" office:value="477743">
            <text:p>477743</text:p>
          </table:table-cell>
        </table:table-row>
        <table:table-row table:style-name="ro1">
          <table:table-cell office:value-type="float" office:value="217001">
            <text:p>217001</text:p>
          </table:table-cell>
          <table:table-cell office:value-type="float" office:value="460295">
            <text:p>460295</text:p>
          </table:table-cell>
        </table:table-row>
        <table:table-row table:style-name="ro1">
          <table:table-cell office:value-type="float" office:value="218001">
            <text:p>218001</text:p>
          </table:table-cell>
          <table:table-cell office:value-type="float" office:value="460948">
            <text:p>460948</text:p>
          </table:table-cell>
        </table:table-row>
        <table:table-row table:style-name="ro1">
          <table:table-cell office:value-type="float" office:value="219001">
            <text:p>219001</text:p>
          </table:table-cell>
          <table:table-cell office:value-type="float" office:value="466523">
            <text:p>466523</text:p>
          </table:table-cell>
        </table:table-row>
        <table:table-row table:style-name="ro1">
          <table:table-cell office:value-type="float" office:value="220001">
            <text:p>220001</text:p>
          </table:table-cell>
          <table:table-cell office:value-type="float" office:value="478363">
            <text:p>478363</text:p>
          </table:table-cell>
        </table:table-row>
        <table:table-row table:style-name="ro1">
          <table:table-cell office:value-type="float" office:value="221001">
            <text:p>221001</text:p>
          </table:table-cell>
          <table:table-cell office:value-type="float" office:value="473151">
            <text:p>473151</text:p>
          </table:table-cell>
        </table:table-row>
        <table:table-row table:style-name="ro1">
          <table:table-cell office:value-type="float" office:value="222001">
            <text:p>222001</text:p>
          </table:table-cell>
          <table:table-cell office:value-type="float" office:value="473826">
            <text:p>473826</text:p>
          </table:table-cell>
        </table:table-row>
        <table:table-row table:style-name="ro1">
          <table:table-cell office:value-type="float" office:value="223001">
            <text:p>223001</text:p>
          </table:table-cell>
          <table:table-cell office:value-type="float" office:value="477517">
            <text:p>477517</text:p>
          </table:table-cell>
        </table:table-row>
        <table:table-row table:style-name="ro1">
          <table:table-cell office:value-type="float" office:value="224001">
            <text:p>224001</text:p>
          </table:table-cell>
          <table:table-cell office:value-type="float" office:value="479566">
            <text:p>479566</text:p>
          </table:table-cell>
        </table:table-row>
        <table:table-row table:style-name="ro1">
          <table:table-cell office:value-type="float" office:value="225001">
            <text:p>225001</text:p>
          </table:table-cell>
          <table:table-cell office:value-type="float" office:value="482041">
            <text:p>482041</text:p>
          </table:table-cell>
        </table:table-row>
        <table:table-row table:style-name="ro1">
          <table:table-cell office:value-type="float" office:value="226001">
            <text:p>226001</text:p>
          </table:table-cell>
          <table:table-cell office:value-type="float" office:value="518758">
            <text:p>518758</text:p>
          </table:table-cell>
        </table:table-row>
        <table:table-row table:style-name="ro1">
          <table:table-cell office:value-type="float" office:value="227001">
            <text:p>227001</text:p>
          </table:table-cell>
          <table:table-cell office:value-type="float" office:value="565099">
            <text:p>565099</text:p>
          </table:table-cell>
        </table:table-row>
        <table:table-row table:style-name="ro1">
          <table:table-cell office:value-type="float" office:value="228001">
            <text:p>228001</text:p>
          </table:table-cell>
          <table:table-cell office:value-type="float" office:value="535212">
            <text:p>535212</text:p>
          </table:table-cell>
        </table:table-row>
        <table:table-row table:style-name="ro1">
          <table:table-cell office:value-type="float" office:value="229001">
            <text:p>229001</text:p>
          </table:table-cell>
          <table:table-cell office:value-type="float" office:value="487844">
            <text:p>487844</text:p>
          </table:table-cell>
        </table:table-row>
        <table:table-row table:style-name="ro1">
          <table:table-cell office:value-type="float" office:value="230001">
            <text:p>230001</text:p>
          </table:table-cell>
          <table:table-cell office:value-type="float" office:value="486007">
            <text:p>486007</text:p>
          </table:table-cell>
        </table:table-row>
        <table:table-row table:style-name="ro1">
          <table:table-cell office:value-type="float" office:value="231001">
            <text:p>231001</text:p>
          </table:table-cell>
          <table:table-cell office:value-type="float" office:value="487322">
            <text:p>487322</text:p>
          </table:table-cell>
        </table:table-row>
        <table:table-row table:style-name="ro1">
          <table:table-cell office:value-type="float" office:value="232001">
            <text:p>232001</text:p>
          </table:table-cell>
          <table:table-cell office:value-type="float" office:value="492875">
            <text:p>492875</text:p>
          </table:table-cell>
        </table:table-row>
        <table:table-row table:style-name="ro1">
          <table:table-cell office:value-type="float" office:value="233001">
            <text:p>233001</text:p>
          </table:table-cell>
          <table:table-cell office:value-type="float" office:value="494969">
            <text:p>494969</text:p>
          </table:table-cell>
        </table:table-row>
        <table:table-row table:style-name="ro1">
          <table:table-cell office:value-type="float" office:value="234001">
            <text:p>234001</text:p>
          </table:table-cell>
          <table:table-cell office:value-type="float" office:value="509439">
            <text:p>509439</text:p>
          </table:table-cell>
        </table:table-row>
        <table:table-row table:style-name="ro1">
          <table:table-cell office:value-type="float" office:value="235001">
            <text:p>235001</text:p>
          </table:table-cell>
          <table:table-cell office:value-type="float" office:value="502127">
            <text:p>502127</text:p>
          </table:table-cell>
        </table:table-row>
        <table:table-row table:style-name="ro1">
          <table:table-cell office:value-type="float" office:value="236001">
            <text:p>236001</text:p>
          </table:table-cell>
          <table:table-cell office:value-type="float" office:value="504541">
            <text:p>504541</text:p>
          </table:table-cell>
        </table:table-row>
        <table:table-row table:style-name="ro1">
          <table:table-cell office:value-type="float" office:value="237001">
            <text:p>237001</text:p>
          </table:table-cell>
          <table:table-cell office:value-type="float" office:value="584043">
            <text:p>584043</text:p>
          </table:table-cell>
        </table:table-row>
        <table:table-row table:style-name="ro1">
          <table:table-cell office:value-type="float" office:value="238001">
            <text:p>238001</text:p>
          </table:table-cell>
          <table:table-cell office:value-type="float" office:value="552667">
            <text:p>552667</text:p>
          </table:table-cell>
        </table:table-row>
        <table:table-row table:style-name="ro1">
          <table:table-cell office:value-type="float" office:value="239001">
            <text:p>239001</text:p>
          </table:table-cell>
          <table:table-cell office:value-type="float" office:value="509085">
            <text:p>509085</text:p>
          </table:table-cell>
        </table:table-row>
        <table:table-row table:style-name="ro1">
          <table:table-cell office:value-type="float" office:value="240001">
            <text:p>240001</text:p>
          </table:table-cell>
          <table:table-cell office:value-type="float" office:value="522759">
            <text:p>522759</text:p>
          </table:table-cell>
        </table:table-row>
        <table:table-row table:style-name="ro1">
          <table:table-cell office:value-type="float" office:value="241001">
            <text:p>241001</text:p>
          </table:table-cell>
          <table:table-cell office:value-type="float" office:value="514665">
            <text:p>514665</text:p>
          </table:table-cell>
        </table:table-row>
        <table:table-row table:style-name="ro1">
          <table:table-cell office:value-type="float" office:value="242001">
            <text:p>242001</text:p>
          </table:table-cell>
          <table:table-cell office:value-type="float" office:value="515276">
            <text:p>515276</text:p>
          </table:table-cell>
        </table:table-row>
        <table:table-row table:style-name="ro1">
          <table:table-cell office:value-type="float" office:value="243001">
            <text:p>243001</text:p>
          </table:table-cell>
          <table:table-cell office:value-type="float" office:value="518837">
            <text:p>518837</text:p>
          </table:table-cell>
        </table:table-row>
        <table:table-row table:style-name="ro1">
          <table:table-cell office:value-type="float" office:value="244001">
            <text:p>244001</text:p>
          </table:table-cell>
          <table:table-cell office:value-type="float" office:value="520728">
            <text:p>520728</text:p>
          </table:table-cell>
        </table:table-row>
        <table:table-row table:style-name="ro1">
          <table:table-cell office:value-type="float" office:value="245001">
            <text:p>245001</text:p>
          </table:table-cell>
          <table:table-cell office:value-type="float" office:value="576697">
            <text:p>576697</text:p>
          </table:table-cell>
        </table:table-row>
        <table:table-row table:style-name="ro1">
          <table:table-cell office:value-type="float" office:value="246001">
            <text:p>246001</text:p>
          </table:table-cell>
          <table:table-cell office:value-type="float" office:value="3601355">
            <text:p>3601355</text:p>
          </table:table-cell>
        </table:table-row>
        <table:table-row table:style-name="ro1">
          <table:table-cell office:value-type="float" office:value="247001">
            <text:p>247001</text:p>
          </table:table-cell>
          <table:table-cell office:value-type="float" office:value="506845">
            <text:p>506845</text:p>
          </table:table-cell>
        </table:table-row>
        <table:table-row table:style-name="ro1">
          <table:table-cell office:value-type="float" office:value="248001">
            <text:p>248001</text:p>
          </table:table-cell>
          <table:table-cell office:value-type="float" office:value="487781">
            <text:p>487781</text:p>
          </table:table-cell>
        </table:table-row>
        <table:table-row table:style-name="ro1">
          <table:table-cell office:value-type="float" office:value="249001">
            <text:p>249001</text:p>
          </table:table-cell>
          <table:table-cell office:value-type="float" office:value="503622">
            <text:p>503622</text:p>
          </table:table-cell>
        </table:table-row>
        <table:table-row table:style-name="ro1">
          <table:table-cell office:value-type="float" office:value="250001">
            <text:p>250001</text:p>
          </table:table-cell>
          <table:table-cell office:value-type="float" office:value="511416">
            <text:p>511416</text:p>
          </table:table-cell>
        </table:table-row>
        <table:table-row table:style-name="ro1">
          <table:table-cell office:value-type="float" office:value="251001">
            <text:p>251001</text:p>
          </table:table-cell>
          <table:table-cell office:value-type="float" office:value="530755">
            <text:p>530755</text:p>
          </table:table-cell>
        </table:table-row>
        <table:table-row table:style-name="ro1">
          <table:table-cell office:value-type="float" office:value="252001">
            <text:p>252001</text:p>
          </table:table-cell>
          <table:table-cell office:value-type="float" office:value="545613">
            <text:p>545613</text:p>
          </table:table-cell>
        </table:table-row>
        <table:table-row table:style-name="ro1">
          <table:table-cell office:value-type="float" office:value="253001">
            <text:p>253001</text:p>
          </table:table-cell>
          <table:table-cell office:value-type="float" office:value="539537">
            <text:p>539537</text:p>
          </table:table-cell>
        </table:table-row>
        <table:table-row table:style-name="ro1">
          <table:table-cell office:value-type="float" office:value="254001">
            <text:p>254001</text:p>
          </table:table-cell>
          <table:table-cell office:value-type="float" office:value="556446">
            <text:p>556446</text:p>
          </table:table-cell>
        </table:table-row>
        <table:table-row table:style-name="ro1">
          <table:table-cell office:value-type="float" office:value="255001">
            <text:p>255001</text:p>
          </table:table-cell>
          <table:table-cell office:value-type="float" office:value="565032">
            <text:p>565032</text:p>
          </table:table-cell>
        </table:table-row>
        <table:table-row table:style-name="ro1">
          <table:table-cell office:value-type="float" office:value="256001">
            <text:p>256001</text:p>
          </table:table-cell>
          <table:table-cell office:value-type="float" office:value="545865">
            <text:p>545865</text:p>
          </table:table-cell>
        </table:table-row>
        <table:table-row table:style-name="ro1">
          <table:table-cell office:value-type="float" office:value="257001">
            <text:p>257001</text:p>
          </table:table-cell>
          <table:table-cell office:value-type="float" office:value="548081">
            <text:p>548081</text:p>
          </table:table-cell>
        </table:table-row>
        <table:table-row table:style-name="ro1">
          <table:table-cell office:value-type="float" office:value="258001">
            <text:p>258001</text:p>
          </table:table-cell>
          <table:table-cell office:value-type="float" office:value="550658">
            <text:p>550658</text:p>
          </table:table-cell>
        </table:table-row>
        <table:table-row table:style-name="ro1">
          <table:table-cell office:value-type="float" office:value="259001">
            <text:p>259001</text:p>
          </table:table-cell>
          <table:table-cell office:value-type="float" office:value="571227">
            <text:p>571227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577080">
            <text:p>577080</text:p>
          </table:table-cell>
        </table:table-row>
        <table:table-row table:style-name="ro1">
          <table:table-cell office:value-type="float" office:value="261001">
            <text:p>261001</text:p>
          </table:table-cell>
          <table:table-cell office:value-type="float" office:value="579938">
            <text:p>579938</text:p>
          </table:table-cell>
        </table:table-row>
        <table:table-row table:style-name="ro1">
          <table:table-cell office:value-type="float" office:value="262001">
            <text:p>262001</text:p>
          </table:table-cell>
          <table:table-cell office:value-type="float" office:value="579723">
            <text:p>579723</text:p>
          </table:table-cell>
        </table:table-row>
        <table:table-row table:style-name="ro1">
          <table:table-cell office:value-type="float" office:value="263001">
            <text:p>263001</text:p>
          </table:table-cell>
          <table:table-cell office:value-type="float" office:value="590397">
            <text:p>590397</text:p>
          </table:table-cell>
        </table:table-row>
        <table:table-row table:style-name="ro1">
          <table:table-cell office:value-type="float" office:value="264001">
            <text:p>264001</text:p>
          </table:table-cell>
          <table:table-cell office:value-type="float" office:value="575538">
            <text:p>575538</text:p>
          </table:table-cell>
        </table:table-row>
        <table:table-row table:style-name="ro1">
          <table:table-cell office:value-type="float" office:value="265001">
            <text:p>265001</text:p>
          </table:table-cell>
          <table:table-cell office:value-type="float" office:value="558790">
            <text:p>558790</text:p>
          </table:table-cell>
        </table:table-row>
        <table:table-row table:style-name="ro1">
          <table:table-cell office:value-type="float" office:value="266001">
            <text:p>266001</text:p>
          </table:table-cell>
          <table:table-cell office:value-type="float" office:value="561559">
            <text:p>561559</text:p>
          </table:table-cell>
        </table:table-row>
        <table:table-row table:style-name="ro1">
          <table:table-cell office:value-type="float" office:value="267001">
            <text:p>267001</text:p>
          </table:table-cell>
          <table:table-cell office:value-type="float" office:value="566879">
            <text:p>566879</text:p>
          </table:table-cell>
        </table:table-row>
        <table:table-row table:style-name="ro1">
          <table:table-cell office:value-type="float" office:value="268001">
            <text:p>268001</text:p>
          </table:table-cell>
          <table:table-cell office:value-type="float" office:value="579036">
            <text:p>579036</text:p>
          </table:table-cell>
        </table:table-row>
        <table:table-row table:style-name="ro1">
          <table:table-cell office:value-type="float" office:value="269001">
            <text:p>269001</text:p>
          </table:table-cell>
          <table:table-cell office:value-type="float" office:value="572443">
            <text:p>572443</text:p>
          </table:table-cell>
        </table:table-row>
        <table:table-row table:style-name="ro1">
          <table:table-cell office:value-type="float" office:value="270001">
            <text:p>270001</text:p>
          </table:table-cell>
          <table:table-cell office:value-type="float" office:value="577349">
            <text:p>577349</text:p>
          </table:table-cell>
        </table:table-row>
        <table:table-row table:style-name="ro1">
          <table:table-cell office:value-type="float" office:value="271001">
            <text:p>271001</text:p>
          </table:table-cell>
          <table:table-cell office:value-type="float" office:value="577988">
            <text:p>577988</text:p>
          </table:table-cell>
        </table:table-row>
        <table:table-row table:style-name="ro1">
          <table:table-cell office:value-type="float" office:value="272001">
            <text:p>272001</text:p>
          </table:table-cell>
          <table:table-cell office:value-type="float" office:value="590746">
            <text:p>590746</text:p>
          </table:table-cell>
        </table:table-row>
        <table:table-row table:style-name="ro1">
          <table:table-cell office:value-type="float" office:value="273001">
            <text:p>273001</text:p>
          </table:table-cell>
          <table:table-cell office:value-type="float" office:value="583648">
            <text:p>583648</text:p>
          </table:table-cell>
        </table:table-row>
        <table:table-row table:style-name="ro1">
          <table:table-cell office:value-type="float" office:value="274001">
            <text:p>274001</text:p>
          </table:table-cell>
          <table:table-cell office:value-type="float" office:value="624704">
            <text:p>624704</text:p>
          </table:table-cell>
        </table:table-row>
        <table:table-row table:style-name="ro1">
          <table:table-cell office:value-type="float" office:value="275001">
            <text:p>275001</text:p>
          </table:table-cell>
          <table:table-cell office:value-type="float" office:value="602701">
            <text:p>602701</text:p>
          </table:table-cell>
        </table:table-row>
        <table:table-row table:style-name="ro1">
          <table:table-cell office:value-type="float" office:value="276001">
            <text:p>276001</text:p>
          </table:table-cell>
          <table:table-cell office:value-type="float" office:value="597428">
            <text:p>597428</text:p>
          </table:table-cell>
        </table:table-row>
        <table:table-row table:style-name="ro1">
          <table:table-cell office:value-type="float" office:value="277001">
            <text:p>277001</text:p>
          </table:table-cell>
          <table:table-cell office:value-type="float" office:value="593852">
            <text:p>593852</text:p>
          </table:table-cell>
        </table:table-row>
        <table:table-row table:style-name="ro1">
          <table:table-cell office:value-type="float" office:value="278001">
            <text:p>278001</text:p>
          </table:table-cell>
          <table:table-cell office:value-type="float" office:value="594446">
            <text:p>594446</text:p>
          </table:table-cell>
        </table:table-row>
        <table:table-row table:style-name="ro1">
          <table:table-cell office:value-type="float" office:value="279001">
            <text:p>279001</text:p>
          </table:table-cell>
          <table:table-cell office:value-type="float" office:value="741221">
            <text:p>741221</text:p>
          </table:table-cell>
        </table:table-row>
        <table:table-row table:style-name="ro1">
          <table:table-cell office:value-type="float" office:value="280001">
            <text:p>280001</text:p>
          </table:table-cell>
          <table:table-cell office:value-type="float" office:value="679879">
            <text:p>679879</text:p>
          </table:table-cell>
        </table:table-row>
        <table:table-row table:style-name="ro1">
          <table:table-cell office:value-type="float" office:value="281001">
            <text:p>281001</text:p>
          </table:table-cell>
          <table:table-cell office:value-type="float" office:value="680802">
            <text:p>680802</text:p>
          </table:table-cell>
        </table:table-row>
        <table:table-row table:style-name="ro1">
          <table:table-cell office:value-type="float" office:value="282001">
            <text:p>282001</text:p>
          </table:table-cell>
          <table:table-cell office:value-type="float" office:value="842977">
            <text:p>842977</text:p>
          </table:table-cell>
        </table:table-row>
        <table:table-row table:style-name="ro1">
          <table:table-cell office:value-type="float" office:value="283001">
            <text:p>283001</text:p>
          </table:table-cell>
          <table:table-cell office:value-type="float" office:value="821099">
            <text:p>821099</text:p>
          </table:table-cell>
        </table:table-row>
        <table:table-row table:style-name="ro1">
          <table:table-cell office:value-type="float" office:value="284001">
            <text:p>284001</text:p>
          </table:table-cell>
          <table:table-cell office:value-type="float" office:value="828523">
            <text:p>828523</text:p>
          </table:table-cell>
        </table:table-row>
        <table:table-row table:style-name="ro1">
          <table:table-cell office:value-type="float" office:value="285001">
            <text:p>285001</text:p>
          </table:table-cell>
          <table:table-cell office:value-type="float" office:value="843366">
            <text:p>843366</text:p>
          </table:table-cell>
        </table:table-row>
        <table:table-row table:style-name="ro1">
          <table:table-cell office:value-type="float" office:value="286001">
            <text:p>286001</text:p>
          </table:table-cell>
          <table:table-cell office:value-type="float" office:value="808152">
            <text:p>808152</text:p>
          </table:table-cell>
        </table:table-row>
        <table:table-row table:style-name="ro1">
          <table:table-cell office:value-type="float" office:value="287001">
            <text:p>287001</text:p>
          </table:table-cell>
          <table:table-cell office:value-type="float" office:value="809955">
            <text:p>809955</text:p>
          </table:table-cell>
        </table:table-row>
        <table:table-row table:style-name="ro1">
          <table:table-cell office:value-type="float" office:value="288001">
            <text:p>288001</text:p>
          </table:table-cell>
          <table:table-cell office:value-type="float" office:value="824739">
            <text:p>824739</text:p>
          </table:table-cell>
        </table:table-row>
        <table:table-row table:style-name="ro1">
          <table:table-cell office:value-type="float" office:value="289001">
            <text:p>289001</text:p>
          </table:table-cell>
          <table:table-cell office:value-type="float" office:value="818693">
            <text:p>818693</text:p>
          </table:table-cell>
        </table:table-row>
        <table:table-row table:style-name="ro1">
          <table:table-cell office:value-type="float" office:value="290001">
            <text:p>290001</text:p>
          </table:table-cell>
          <table:table-cell office:value-type="float" office:value="830299">
            <text:p>830299</text:p>
          </table:table-cell>
        </table:table-row>
        <table:table-row table:style-name="ro1">
          <table:table-cell office:value-type="float" office:value="291001">
            <text:p>291001</text:p>
          </table:table-cell>
          <table:table-cell office:value-type="float" office:value="826182">
            <text:p>826182</text:p>
          </table:table-cell>
        </table:table-row>
        <table:table-row table:style-name="ro1">
          <table:table-cell office:value-type="float" office:value="292001">
            <text:p>292001</text:p>
          </table:table-cell>
          <table:table-cell office:value-type="float" office:value="827893">
            <text:p>827893</text:p>
          </table:table-cell>
        </table:table-row>
        <table:table-row table:style-name="ro1">
          <table:table-cell office:value-type="float" office:value="293001">
            <text:p>293001</text:p>
          </table:table-cell>
          <table:table-cell office:value-type="float" office:value="852592">
            <text:p>852592</text:p>
          </table:table-cell>
        </table:table-row>
        <table:table-row table:style-name="ro1">
          <table:table-cell office:value-type="float" office:value="294001">
            <text:p>294001</text:p>
          </table:table-cell>
          <table:table-cell office:value-type="float" office:value="854362">
            <text:p>854362</text:p>
          </table:table-cell>
        </table:table-row>
        <table:table-row table:style-name="ro1">
          <table:table-cell office:value-type="float" office:value="295001">
            <text:p>295001</text:p>
          </table:table-cell>
          <table:table-cell office:value-type="float" office:value="875474">
            <text:p>875474</text:p>
          </table:table-cell>
        </table:table-row>
        <table:table-row table:style-name="ro1">
          <table:table-cell office:value-type="float" office:value="296001">
            <text:p>296001</text:p>
          </table:table-cell>
          <table:table-cell office:value-type="float" office:value="872276">
            <text:p>872276</text:p>
          </table:table-cell>
        </table:table-row>
        <table:table-row table:style-name="ro1">
          <table:table-cell office:value-type="float" office:value="297001">
            <text:p>297001</text:p>
          </table:table-cell>
          <table:table-cell office:value-type="float" office:value="883500">
            <text:p>883500</text:p>
          </table:table-cell>
        </table:table-row>
        <table:table-row table:style-name="ro1">
          <table:table-cell office:value-type="float" office:value="298001">
            <text:p>298001</text:p>
          </table:table-cell>
          <table:table-cell office:value-type="float" office:value="854543">
            <text:p>854543</text:p>
          </table:table-cell>
        </table:table-row>
        <table:table-row table:style-name="ro1">
          <table:table-cell office:value-type="float" office:value="299001">
            <text:p>299001</text:p>
          </table:table-cell>
          <table:table-cell office:value-type="float" office:value="837182">
            <text:p>837182</text:p>
          </table:table-cell>
        </table:table-row>
        <table:table-row table:style-name="ro1">
          <table:table-cell office:value-type="float" office:value="300001">
            <text:p>300001</text:p>
          </table:table-cell>
          <table:table-cell office:value-type="float" office:value="846330">
            <text:p>846330</text:p>
          </table:table-cell>
        </table:table-row>
        <table:table-row table:style-name="ro1">
          <table:table-cell office:value-type="float" office:value="301001">
            <text:p>301001</text:p>
          </table:table-cell>
          <table:table-cell office:value-type="float" office:value="963327">
            <text:p>963327</text:p>
          </table:table-cell>
        </table:table-row>
        <table:table-row table:style-name="ro1">
          <table:table-cell office:value-type="float" office:value="302001">
            <text:p>302001</text:p>
          </table:table-cell>
          <table:table-cell office:value-type="float" office:value="898699">
            <text:p>898699</text:p>
          </table:table-cell>
        </table:table-row>
        <table:table-row table:style-name="ro1">
          <table:table-cell office:value-type="float" office:value="303001">
            <text:p>303001</text:p>
          </table:table-cell>
          <table:table-cell office:value-type="float" office:value="874287">
            <text:p>874287</text:p>
          </table:table-cell>
        </table:table-row>
        <table:table-row table:style-name="ro1">
          <table:table-cell office:value-type="float" office:value="304001">
            <text:p>304001</text:p>
          </table:table-cell>
          <table:table-cell office:value-type="float" office:value="872179">
            <text:p>872179</text:p>
          </table:table-cell>
        </table:table-row>
        <table:table-row table:style-name="ro1">
          <table:table-cell office:value-type="float" office:value="305001">
            <text:p>305001</text:p>
          </table:table-cell>
          <table:table-cell office:value-type="float" office:value="894977">
            <text:p>894977</text:p>
          </table:table-cell>
        </table:table-row>
        <table:table-row table:style-name="ro1">
          <table:table-cell office:value-type="float" office:value="306001">
            <text:p>306001</text:p>
          </table:table-cell>
          <table:table-cell office:value-type="float" office:value="874941">
            <text:p>874941</text:p>
          </table:table-cell>
        </table:table-row>
        <table:table-row table:style-name="ro1">
          <table:table-cell office:value-type="float" office:value="307001">
            <text:p>307001</text:p>
          </table:table-cell>
          <table:table-cell office:value-type="float" office:value="876214">
            <text:p>876214</text:p>
          </table:table-cell>
        </table:table-row>
        <table:table-row table:style-name="ro1">
          <table:table-cell office:value-type="float" office:value="308001">
            <text:p>308001</text:p>
          </table:table-cell>
          <table:table-cell office:value-type="float" office:value="882021">
            <text:p>882021</text:p>
          </table:table-cell>
        </table:table-row>
        <table:table-row table:style-name="ro1">
          <table:table-cell office:value-type="float" office:value="309001">
            <text:p>309001</text:p>
          </table:table-cell>
          <table:table-cell office:value-type="float" office:value="891521">
            <text:p>891521</text:p>
          </table:table-cell>
        </table:table-row>
        <table:table-row table:style-name="ro1">
          <table:table-cell office:value-type="float" office:value="310001">
            <text:p>310001</text:p>
          </table:table-cell>
          <table:table-cell office:value-type="float" office:value="4137893">
            <text:p>4137893</text:p>
          </table:table-cell>
        </table:table-row>
        <table:table-row table:style-name="ro1">
          <table:table-cell office:value-type="float" office:value="311001">
            <text:p>311001</text:p>
          </table:table-cell>
          <table:table-cell office:value-type="float" office:value="633109">
            <text:p>633109</text:p>
          </table:table-cell>
        </table:table-row>
        <table:table-row table:style-name="ro1">
          <table:table-cell office:value-type="float" office:value="312001">
            <text:p>312001</text:p>
          </table:table-cell>
          <table:table-cell office:value-type="float" office:value="625906">
            <text:p>625906</text:p>
          </table:table-cell>
        </table:table-row>
        <table:table-row table:style-name="ro1">
          <table:table-cell office:value-type="float" office:value="313001">
            <text:p>313001</text:p>
          </table:table-cell>
          <table:table-cell office:value-type="float" office:value="641601">
            <text:p>641601</text:p>
          </table:table-cell>
        </table:table-row>
        <table:table-row table:style-name="ro1">
          <table:table-cell office:value-type="float" office:value="314001">
            <text:p>314001</text:p>
          </table:table-cell>
          <table:table-cell office:value-type="float" office:value="665400">
            <text:p>665400</text:p>
          </table:table-cell>
        </table:table-row>
        <table:table-row table:style-name="ro1">
          <table:table-cell office:value-type="float" office:value="315001">
            <text:p>315001</text:p>
          </table:table-cell>
          <table:table-cell office:value-type="float" office:value="728487">
            <text:p>728487</text:p>
          </table:table-cell>
        </table:table-row>
        <table:table-row table:style-name="ro1">
          <table:table-cell office:value-type="float" office:value="316001">
            <text:p>316001</text:p>
          </table:table-cell>
          <table:table-cell office:value-type="float" office:value="680842">
            <text:p>680842</text:p>
          </table:table-cell>
        </table:table-row>
        <table:table-row table:style-name="ro1">
          <table:table-cell office:value-type="float" office:value="317001">
            <text:p>317001</text:p>
          </table:table-cell>
          <table:table-cell office:value-type="float" office:value="684269">
            <text:p>684269</text:p>
          </table:table-cell>
        </table:table-row>
        <table:table-row table:style-name="ro1">
          <table:table-cell office:value-type="float" office:value="318001">
            <text:p>318001</text:p>
          </table:table-cell>
          <table:table-cell office:value-type="float" office:value="686382">
            <text:p>686382</text:p>
          </table:table-cell>
        </table:table-row>
        <table:table-row table:style-name="ro1">
          <table:table-cell office:value-type="float" office:value="319001">
            <text:p>319001</text:p>
          </table:table-cell>
          <table:table-cell office:value-type="float" office:value="702230">
            <text:p>702230</text:p>
          </table:table-cell>
        </table:table-row>
        <table:table-row table:style-name="ro1">
          <table:table-cell office:value-type="float" office:value="320001">
            <text:p>320001</text:p>
          </table:table-cell>
          <table:table-cell office:value-type="float" office:value="724839">
            <text:p>724839</text:p>
          </table:table-cell>
        </table:table-row>
        <table:table-row table:style-name="ro1">
          <table:table-cell office:value-type="float" office:value="321001">
            <text:p>321001</text:p>
          </table:table-cell>
          <table:table-cell office:value-type="float" office:value="694385">
            <text:p>694385</text:p>
          </table:table-cell>
        </table:table-row>
        <table:table-row table:style-name="ro1">
          <table:table-cell office:value-type="float" office:value="322001">
            <text:p>322001</text:p>
          </table:table-cell>
          <table:table-cell office:value-type="float" office:value="685977">
            <text:p>685977</text:p>
          </table:table-cell>
        </table:table-row>
        <table:table-row table:style-name="ro1">
          <table:table-cell office:value-type="float" office:value="323001">
            <text:p>323001</text:p>
          </table:table-cell>
          <table:table-cell office:value-type="float" office:value="689701">
            <text:p>689701</text:p>
          </table:table-cell>
        </table:table-row>
        <table:table-row table:style-name="ro1">
          <table:table-cell office:value-type="float" office:value="324001">
            <text:p>324001</text:p>
          </table:table-cell>
          <table:table-cell office:value-type="float" office:value="692129">
            <text:p>692129</text:p>
          </table:table-cell>
        </table:table-row>
        <table:table-row table:style-name="ro1">
          <table:table-cell office:value-type="float" office:value="325001">
            <text:p>325001</text:p>
          </table:table-cell>
          <table:table-cell office:value-type="float" office:value="706580">
            <text:p>706580</text:p>
          </table:table-cell>
        </table:table-row>
        <table:table-row table:style-name="ro1">
          <table:table-cell office:value-type="float" office:value="326001">
            <text:p>326001</text:p>
          </table:table-cell>
          <table:table-cell office:value-type="float" office:value="695569">
            <text:p>695569</text:p>
          </table:table-cell>
        </table:table-row>
        <table:table-row table:style-name="ro1">
          <table:table-cell office:value-type="float" office:value="327001">
            <text:p>327001</text:p>
          </table:table-cell>
          <table:table-cell office:value-type="float" office:value="696021">
            <text:p>696021</text:p>
          </table:table-cell>
        </table:table-row>
        <table:table-row table:style-name="ro1">
          <table:table-cell office:value-type="float" office:value="328001">
            <text:p>328001</text:p>
          </table:table-cell>
          <table:table-cell office:value-type="float" office:value="699503">
            <text:p>699503</text:p>
          </table:table-cell>
        </table:table-row>
        <table:table-row table:style-name="ro1">
          <table:table-cell office:value-type="float" office:value="329001">
            <text:p>329001</text:p>
          </table:table-cell>
          <table:table-cell office:value-type="float" office:value="700631">
            <text:p>700631</text:p>
          </table:table-cell>
        </table:table-row>
        <table:table-row table:style-name="ro1">
          <table:table-cell office:value-type="float" office:value="330001">
            <text:p>330001</text:p>
          </table:table-cell>
          <table:table-cell office:value-type="float" office:value="723587">
            <text:p>723587</text:p>
          </table:table-cell>
        </table:table-row>
        <table:table-row table:style-name="ro1">
          <table:table-cell office:value-type="float" office:value="331001">
            <text:p>331001</text:p>
          </table:table-cell>
          <table:table-cell office:value-type="float" office:value="704505">
            <text:p>704505</text:p>
          </table:table-cell>
        </table:table-row>
        <table:table-row table:style-name="ro1">
          <table:table-cell office:value-type="float" office:value="332001">
            <text:p>332001</text:p>
          </table:table-cell>
          <table:table-cell office:value-type="float" office:value="704663">
            <text:p>704663</text:p>
          </table:table-cell>
        </table:table-row>
        <table:table-row table:style-name="ro1">
          <table:table-cell office:value-type="float" office:value="333001">
            <text:p>333001</text:p>
          </table:table-cell>
          <table:table-cell office:value-type="float" office:value="709132">
            <text:p>709132</text:p>
          </table:table-cell>
        </table:table-row>
        <table:table-row table:style-name="ro1">
          <table:table-cell office:value-type="float" office:value="334001">
            <text:p>334001</text:p>
          </table:table-cell>
          <table:table-cell office:value-type="float" office:value="709874">
            <text:p>709874</text:p>
          </table:table-cell>
        </table:table-row>
        <table:table-row table:style-name="ro1">
          <table:table-cell office:value-type="float" office:value="335001">
            <text:p>335001</text:p>
          </table:table-cell>
          <table:table-cell office:value-type="float" office:value="724563">
            <text:p>724563</text:p>
          </table:table-cell>
        </table:table-row>
        <table:table-row table:style-name="ro1">
          <table:table-cell office:value-type="float" office:value="336001">
            <text:p>336001</text:p>
          </table:table-cell>
          <table:table-cell office:value-type="float" office:value="716716">
            <text:p>716716</text:p>
          </table:table-cell>
        </table:table-row>
        <table:table-row table:style-name="ro1">
          <table:table-cell office:value-type="float" office:value="337001">
            <text:p>337001</text:p>
          </table:table-cell>
          <table:table-cell office:value-type="float" office:value="732989">
            <text:p>732989</text:p>
          </table:table-cell>
        </table:table-row>
        <table:table-row table:style-name="ro1">
          <table:table-cell office:value-type="float" office:value="338001">
            <text:p>338001</text:p>
          </table:table-cell>
          <table:table-cell office:value-type="float" office:value="806492">
            <text:p>806492</text:p>
          </table:table-cell>
        </table:table-row>
        <table:table-row table:style-name="ro1">
          <table:table-cell office:value-type="float" office:value="339001">
            <text:p>339001</text:p>
          </table:table-cell>
          <table:table-cell office:value-type="float" office:value="736850">
            <text:p>736850</text:p>
          </table:table-cell>
        </table:table-row>
        <table:table-row table:style-name="ro1">
          <table:table-cell office:value-type="float" office:value="340001">
            <text:p>340001</text:p>
          </table:table-cell>
          <table:table-cell office:value-type="float" office:value="731129">
            <text:p>731129</text:p>
          </table:table-cell>
        </table:table-row>
        <table:table-row table:style-name="ro1">
          <table:table-cell office:value-type="float" office:value="341001">
            <text:p>341001</text:p>
          </table:table-cell>
          <table:table-cell office:value-type="float" office:value="725608">
            <text:p>725608</text:p>
          </table:table-cell>
        </table:table-row>
        <table:table-row table:style-name="ro1">
          <table:table-cell office:value-type="float" office:value="342001">
            <text:p>342001</text:p>
          </table:table-cell>
          <table:table-cell office:value-type="float" office:value="728134">
            <text:p>728134</text:p>
          </table:table-cell>
        </table:table-row>
        <table:table-row table:style-name="ro1">
          <table:table-cell office:value-type="float" office:value="343001">
            <text:p>343001</text:p>
          </table:table-cell>
          <table:table-cell office:value-type="float" office:value="730251">
            <text:p>730251</text:p>
          </table:table-cell>
        </table:table-row>
        <table:table-row table:style-name="ro1">
          <table:table-cell office:value-type="float" office:value="344001">
            <text:p>344001</text:p>
          </table:table-cell>
          <table:table-cell office:value-type="float" office:value="760365">
            <text:p>760365</text:p>
          </table:table-cell>
        </table:table-row>
        <table:table-row table:style-name="ro1">
          <table:table-cell office:value-type="float" office:value="345001">
            <text:p>345001</text:p>
          </table:table-cell>
          <table:table-cell office:value-type="float" office:value="812286">
            <text:p>812286</text:p>
          </table:table-cell>
        </table:table-row>
        <table:table-row table:style-name="ro1">
          <table:table-cell office:value-type="float" office:value="346001">
            <text:p>346001</text:p>
          </table:table-cell>
          <table:table-cell office:value-type="float" office:value="793453">
            <text:p>793453</text:p>
          </table:table-cell>
        </table:table-row>
        <table:table-row table:style-name="ro1">
          <table:table-cell office:value-type="float" office:value="347001">
            <text:p>347001</text:p>
          </table:table-cell>
          <table:table-cell office:value-type="float" office:value="753080">
            <text:p>753080</text:p>
          </table:table-cell>
        </table:table-row>
        <table:table-row table:style-name="ro1">
          <table:table-cell office:value-type="float" office:value="348001">
            <text:p>348001</text:p>
          </table:table-cell>
          <table:table-cell office:value-type="float" office:value="760221">
            <text:p>760221</text:p>
          </table:table-cell>
        </table:table-row>
        <table:table-row table:style-name="ro1">
          <table:table-cell office:value-type="float" office:value="349001">
            <text:p>349001</text:p>
          </table:table-cell>
          <table:table-cell office:value-type="float" office:value="762257">
            <text:p>762257</text:p>
          </table:table-cell>
        </table:table-row>
        <table:table-row table:style-name="ro1">
          <table:table-cell office:value-type="float" office:value="350001">
            <text:p>350001</text:p>
          </table:table-cell>
          <table:table-cell office:value-type="float" office:value="781795">
            <text:p>781795</text:p>
          </table:table-cell>
        </table:table-row>
        <table:table-row table:style-name="ro1">
          <table:table-cell office:value-type="float" office:value="351001">
            <text:p>351001</text:p>
          </table:table-cell>
          <table:table-cell office:value-type="float" office:value="744951">
            <text:p>744951</text:p>
          </table:table-cell>
        </table:table-row>
        <table:table-row table:style-name="ro1">
          <table:table-cell office:value-type="float" office:value="352001">
            <text:p>352001</text:p>
          </table:table-cell>
          <table:table-cell office:value-type="float" office:value="782025">
            <text:p>782025</text:p>
          </table:table-cell>
        </table:table-row>
        <table:table-row table:style-name="ro1">
          <table:table-cell office:value-type="float" office:value="353001">
            <text:p>353001</text:p>
          </table:table-cell>
          <table:table-cell office:value-type="float" office:value="745640">
            <text:p>745640</text:p>
          </table:table-cell>
        </table:table-row>
        <table:table-row table:style-name="ro1">
          <table:table-cell office:value-type="float" office:value="354001">
            <text:p>354001</text:p>
          </table:table-cell>
          <table:table-cell office:value-type="float" office:value="762453">
            <text:p>762453</text:p>
          </table:table-cell>
        </table:table-row>
        <table:table-row table:style-name="ro1">
          <table:table-cell office:value-type="float" office:value="355001">
            <text:p>355001</text:p>
          </table:table-cell>
          <table:table-cell office:value-type="float" office:value="753654">
            <text:p>753654</text:p>
          </table:table-cell>
        </table:table-row>
        <table:table-row table:style-name="ro1">
          <table:table-cell office:value-type="float" office:value="356001">
            <text:p>356001</text:p>
          </table:table-cell>
          <table:table-cell office:value-type="float" office:value="758886">
            <text:p>758886</text:p>
          </table:table-cell>
        </table:table-row>
        <table:table-row table:style-name="ro1">
          <table:table-cell office:value-type="float" office:value="357001">
            <text:p>357001</text:p>
          </table:table-cell>
          <table:table-cell office:value-type="float" office:value="845164">
            <text:p>845164</text:p>
          </table:table-cell>
        </table:table-row>
        <table:table-row table:style-name="ro1">
          <table:table-cell office:value-type="float" office:value="358001">
            <text:p>358001</text:p>
          </table:table-cell>
          <table:table-cell office:value-type="float" office:value="762525">
            <text:p>762525</text:p>
          </table:table-cell>
        </table:table-row>
        <table:table-row table:style-name="ro1">
          <table:table-cell office:value-type="float" office:value="359001">
            <text:p>359001</text:p>
          </table:table-cell>
          <table:table-cell office:value-type="float" office:value="782190">
            <text:p>782190</text:p>
          </table:table-cell>
        </table:table-row>
        <table:table-row table:style-name="ro1">
          <table:table-cell office:value-type="float" office:value="360001">
            <text:p>360001</text:p>
          </table:table-cell>
          <table:table-cell office:value-type="float" office:value="768012">
            <text:p>768012</text:p>
          </table:table-cell>
        </table:table-row>
        <table:table-row table:style-name="ro1">
          <table:table-cell office:value-type="float" office:value="361001">
            <text:p>361001</text:p>
          </table:table-cell>
          <table:table-cell office:value-type="float" office:value="765608">
            <text:p>765608</text:p>
          </table:table-cell>
        </table:table-row>
        <table:table-row table:style-name="ro1">
          <table:table-cell office:value-type="float" office:value="362001">
            <text:p>362001</text:p>
          </table:table-cell>
          <table:table-cell office:value-type="float" office:value="821873">
            <text:p>821873</text:p>
          </table:table-cell>
        </table:table-row>
        <table:table-row table:style-name="ro1">
          <table:table-cell office:value-type="float" office:value="363001">
            <text:p>363001</text:p>
          </table:table-cell>
          <table:table-cell office:value-type="float" office:value="3331690">
            <text:p>3331690</text:p>
          </table:table-cell>
        </table:table-row>
        <table:table-row table:style-name="ro1">
          <table:table-cell office:value-type="float" office:value="364001">
            <text:p>364001</text:p>
          </table:table-cell>
          <table:table-cell office:value-type="float" office:value="793728">
            <text:p>793728</text:p>
          </table:table-cell>
        </table:table-row>
        <table:table-row table:style-name="ro1">
          <table:table-cell office:value-type="float" office:value="365001">
            <text:p>365001</text:p>
          </table:table-cell>
          <table:table-cell office:value-type="float" office:value="786256">
            <text:p>786256</text:p>
          </table:table-cell>
        </table:table-row>
        <table:table-row table:style-name="ro1">
          <table:table-cell office:value-type="float" office:value="366001">
            <text:p>366001</text:p>
          </table:table-cell>
          <table:table-cell office:value-type="float" office:value="792178">
            <text:p>792178</text:p>
          </table:table-cell>
        </table:table-row>
        <table:table-row table:style-name="ro1">
          <table:table-cell office:value-type="float" office:value="367001">
            <text:p>367001</text:p>
          </table:table-cell>
          <table:table-cell office:value-type="float" office:value="807702">
            <text:p>807702</text:p>
          </table:table-cell>
        </table:table-row>
        <table:table-row table:style-name="ro1">
          <table:table-cell office:value-type="float" office:value="368001">
            <text:p>368001</text:p>
          </table:table-cell>
          <table:table-cell office:value-type="float" office:value="789228">
            <text:p>789228</text:p>
          </table:table-cell>
        </table:table-row>
        <table:table-row table:style-name="ro1">
          <table:table-cell office:value-type="float" office:value="369001">
            <text:p>369001</text:p>
          </table:table-cell>
          <table:table-cell office:value-type="float" office:value="841119">
            <text:p>841119</text:p>
          </table:table-cell>
        </table:table-row>
        <table:table-row table:style-name="ro1">
          <table:table-cell office:value-type="float" office:value="370001">
            <text:p>370001</text:p>
          </table:table-cell>
          <table:table-cell office:value-type="float" office:value="898787">
            <text:p>898787</text:p>
          </table:table-cell>
        </table:table-row>
        <table:table-row table:style-name="ro1">
          <table:table-cell office:value-type="float" office:value="371001">
            <text:p>371001</text:p>
          </table:table-cell>
          <table:table-cell office:value-type="float" office:value="790483">
            <text:p>790483</text:p>
          </table:table-cell>
        </table:table-row>
        <table:table-row table:style-name="ro1">
          <table:table-cell office:value-type="float" office:value="372001">
            <text:p>372001</text:p>
          </table:table-cell>
          <table:table-cell office:value-type="float" office:value="788882">
            <text:p>788882</text:p>
          </table:table-cell>
        </table:table-row>
        <table:table-row table:style-name="ro1">
          <table:table-cell office:value-type="float" office:value="373001">
            <text:p>373001</text:p>
          </table:table-cell>
          <table:table-cell office:value-type="float" office:value="811266">
            <text:p>811266</text:p>
          </table:table-cell>
        </table:table-row>
        <table:table-row table:style-name="ro1">
          <table:table-cell office:value-type="float" office:value="374001">
            <text:p>374001</text:p>
          </table:table-cell>
          <table:table-cell office:value-type="float" office:value="819692">
            <text:p>819692</text:p>
          </table:table-cell>
        </table:table-row>
        <table:table-row table:style-name="ro1">
          <table:table-cell office:value-type="float" office:value="375001">
            <text:p>375001</text:p>
          </table:table-cell>
          <table:table-cell office:value-type="float" office:value="833516">
            <text:p>833516</text:p>
          </table:table-cell>
        </table:table-row>
        <table:table-row table:style-name="ro1">
          <table:table-cell office:value-type="float" office:value="376001">
            <text:p>376001</text:p>
          </table:table-cell>
          <table:table-cell office:value-type="float" office:value="799606">
            <text:p>799606</text:p>
          </table:table-cell>
        </table:table-row>
        <table:table-row table:style-name="ro1">
          <table:table-cell office:value-type="float" office:value="377001">
            <text:p>377001</text:p>
          </table:table-cell>
          <table:table-cell office:value-type="float" office:value="795130">
            <text:p>795130</text:p>
          </table:table-cell>
        </table:table-row>
        <table:table-row table:style-name="ro1">
          <table:table-cell office:value-type="float" office:value="378001">
            <text:p>378001</text:p>
          </table:table-cell>
          <table:table-cell office:value-type="float" office:value="806175">
            <text:p>806175</text:p>
          </table:table-cell>
        </table:table-row>
        <table:table-row table:style-name="ro1">
          <table:table-cell office:value-type="float" office:value="379001">
            <text:p>379001</text:p>
          </table:table-cell>
          <table:table-cell office:value-type="float" office:value="800686">
            <text:p>800686</text:p>
          </table:table-cell>
        </table:table-row>
        <table:table-row table:style-name="ro1">
          <table:table-cell office:value-type="float" office:value="380001">
            <text:p>380001</text:p>
          </table:table-cell>
          <table:table-cell office:value-type="float" office:value="805118">
            <text:p>805118</text:p>
          </table:table-cell>
        </table:table-row>
        <table:table-row table:style-name="ro1">
          <table:table-cell office:value-type="float" office:value="381001">
            <text:p>381001</text:p>
          </table:table-cell>
          <table:table-cell office:value-type="float" office:value="809385">
            <text:p>809385</text:p>
          </table:table-cell>
        </table:table-row>
        <table:table-row table:style-name="ro1">
          <table:table-cell office:value-type="float" office:value="382001">
            <text:p>382001</text:p>
          </table:table-cell>
          <table:table-cell office:value-type="float" office:value="813131">
            <text:p>813131</text:p>
          </table:table-cell>
        </table:table-row>
        <table:table-row table:style-name="ro1">
          <table:table-cell office:value-type="float" office:value="383001">
            <text:p>383001</text:p>
          </table:table-cell>
          <table:table-cell office:value-type="float" office:value="916204">
            <text:p>916204</text:p>
          </table:table-cell>
        </table:table-row>
        <table:table-row table:style-name="ro1">
          <table:table-cell office:value-type="float" office:value="384001">
            <text:p>384001</text:p>
          </table:table-cell>
          <table:table-cell office:value-type="float" office:value="874347">
            <text:p>874347</text:p>
          </table:table-cell>
        </table:table-row>
        <table:table-row table:style-name="ro1">
          <table:table-cell office:value-type="float" office:value="385001">
            <text:p>385001</text:p>
          </table:table-cell>
          <table:table-cell office:value-type="float" office:value="823102">
            <text:p>823102</text:p>
          </table:table-cell>
        </table:table-row>
        <table:table-row table:style-name="ro1">
          <table:table-cell office:value-type="float" office:value="386001">
            <text:p>386001</text:p>
          </table:table-cell>
          <table:table-cell office:value-type="float" office:value="800360">
            <text:p>800360</text:p>
          </table:table-cell>
        </table:table-row>
        <table:table-row table:style-name="ro1">
          <table:table-cell office:value-type="float" office:value="387001">
            <text:p>387001</text:p>
          </table:table-cell>
          <table:table-cell office:value-type="float" office:value="824244">
            <text:p>824244</text:p>
          </table:table-cell>
        </table:table-row>
        <table:table-row table:style-name="ro1">
          <table:table-cell office:value-type="float" office:value="388001">
            <text:p>388001</text:p>
          </table:table-cell>
          <table:table-cell office:value-type="float" office:value="821871">
            <text:p>821871</text:p>
          </table:table-cell>
        </table:table-row>
        <table:table-row table:style-name="ro1">
          <table:table-cell office:value-type="float" office:value="389001">
            <text:p>389001</text:p>
          </table:table-cell>
          <table:table-cell office:value-type="float" office:value="825365">
            <text:p>825365</text:p>
          </table:table-cell>
        </table:table-row>
        <table:table-row table:style-name="ro1">
          <table:table-cell office:value-type="float" office:value="390001">
            <text:p>390001</text:p>
          </table:table-cell>
          <table:table-cell office:value-type="float" office:value="822929">
            <text:p>822929</text:p>
          </table:table-cell>
        </table:table-row>
        <table:table-row table:style-name="ro1">
          <table:table-cell office:value-type="float" office:value="391001">
            <text:p>391001</text:p>
          </table:table-cell>
          <table:table-cell office:value-type="float" office:value="849305">
            <text:p>849305</text:p>
          </table:table-cell>
        </table:table-row>
        <table:table-row table:style-name="ro1">
          <table:table-cell office:value-type="float" office:value="392001">
            <text:p>392001</text:p>
          </table:table-cell>
          <table:table-cell office:value-type="float" office:value="852862">
            <text:p>852862</text:p>
          </table:table-cell>
        </table:table-row>
        <table:table-row table:style-name="ro1">
          <table:table-cell office:value-type="float" office:value="393001">
            <text:p>393001</text:p>
          </table:table-cell>
          <table:table-cell office:value-type="float" office:value="857086">
            <text:p>857086</text:p>
          </table:table-cell>
        </table:table-row>
        <table:table-row table:style-name="ro1">
          <table:table-cell office:value-type="float" office:value="394001">
            <text:p>394001</text:p>
          </table:table-cell>
          <table:table-cell office:value-type="float" office:value="840104">
            <text:p>840104</text:p>
          </table:table-cell>
        </table:table-row>
        <table:table-row table:style-name="ro1">
          <table:table-cell office:value-type="float" office:value="395001">
            <text:p>395001</text:p>
          </table:table-cell>
          <table:table-cell office:value-type="float" office:value="849625">
            <text:p>849625</text:p>
          </table:table-cell>
        </table:table-row>
        <table:table-row table:style-name="ro1">
          <table:table-cell office:value-type="float" office:value="396001">
            <text:p>396001</text:p>
          </table:table-cell>
          <table:table-cell office:value-type="float" office:value="878207">
            <text:p>878207</text:p>
          </table:table-cell>
        </table:table-row>
        <table:table-row table:style-name="ro1">
          <table:table-cell office:value-type="float" office:value="397001">
            <text:p>397001</text:p>
          </table:table-cell>
          <table:table-cell office:value-type="float" office:value="843214">
            <text:p>843214</text:p>
          </table:table-cell>
        </table:table-row>
        <table:table-row table:style-name="ro1">
          <table:table-cell office:value-type="float" office:value="398001">
            <text:p>398001</text:p>
          </table:table-cell>
          <table:table-cell office:value-type="float" office:value="845641">
            <text:p>845641</text:p>
          </table:table-cell>
        </table:table-row>
        <table:table-row table:style-name="ro1">
          <table:table-cell office:value-type="float" office:value="399001">
            <text:p>399001</text:p>
          </table:table-cell>
          <table:table-cell office:value-type="float" office:value="847048">
            <text:p>847048</text:p>
          </table:table-cell>
        </table:table-row>
        <table:table-row table:style-name="ro1">
          <table:table-cell office:value-type="float" office:value="400001">
            <text:p>400001</text:p>
          </table:table-cell>
          <table:table-cell office:value-type="float" office:value="860350">
            <text:p>860350</text:p>
          </table:table-cell>
        </table:table-row>
        <table:table-row table:style-name="ro1">
          <table:table-cell office:value-type="float" office:value="401001">
            <text:p>401001</text:p>
          </table:table-cell>
          <table:table-cell office:value-type="float" office:value="856195">
            <text:p>856195</text:p>
          </table:table-cell>
        </table:table-row>
        <table:table-row table:style-name="ro1">
          <table:table-cell office:value-type="float" office:value="402001">
            <text:p>402001</text:p>
          </table:table-cell>
          <table:table-cell office:value-type="float" office:value="854372">
            <text:p>854372</text:p>
          </table:table-cell>
        </table:table-row>
        <table:table-row table:style-name="ro1">
          <table:table-cell office:value-type="float" office:value="403001">
            <text:p>403001</text:p>
          </table:table-cell>
          <table:table-cell office:value-type="float" office:value="890587">
            <text:p>890587</text:p>
          </table:table-cell>
        </table:table-row>
        <table:table-row table:style-name="ro1">
          <table:table-cell office:value-type="float" office:value="404001">
            <text:p>404001</text:p>
          </table:table-cell>
          <table:table-cell office:value-type="float" office:value="966677">
            <text:p>966677</text:p>
          </table:table-cell>
        </table:table-row>
        <table:table-row table:style-name="ro1">
          <table:table-cell office:value-type="float" office:value="405001">
            <text:p>405001</text:p>
          </table:table-cell>
          <table:table-cell office:value-type="float" office:value="854464">
            <text:p>854464</text:p>
          </table:table-cell>
        </table:table-row>
        <table:table-row table:style-name="ro1">
          <table:table-cell office:value-type="float" office:value="406001">
            <text:p>406001</text:p>
          </table:table-cell>
          <table:table-cell office:value-type="float" office:value="857940">
            <text:p>857940</text:p>
          </table:table-cell>
        </table:table-row>
        <table:table-row table:style-name="ro1">
          <table:table-cell office:value-type="float" office:value="407001">
            <text:p>407001</text:p>
          </table:table-cell>
          <table:table-cell office:value-type="float" office:value="861506">
            <text:p>861506</text:p>
          </table:table-cell>
        </table:table-row>
        <table:table-row table:style-name="ro1">
          <table:table-cell office:value-type="float" office:value="408001">
            <text:p>408001</text:p>
          </table:table-cell>
          <table:table-cell office:value-type="float" office:value="916515">
            <text:p>916515</text:p>
          </table:table-cell>
        </table:table-row>
        <table:table-row table:style-name="ro1">
          <table:table-cell office:value-type="float" office:value="409001">
            <text:p>409001</text:p>
          </table:table-cell>
          <table:table-cell office:value-type="float" office:value="1163004">
            <text:p>1163004</text:p>
          </table:table-cell>
        </table:table-row>
        <table:table-row table:style-name="ro1">
          <table:table-cell office:value-type="float" office:value="410001">
            <text:p>410001</text:p>
          </table:table-cell>
          <table:table-cell office:value-type="float" office:value="1042972">
            <text:p>1042972</text:p>
          </table:table-cell>
        </table:table-row>
        <table:table-row table:style-name="ro1">
          <table:table-cell office:value-type="float" office:value="411001">
            <text:p>411001</text:p>
          </table:table-cell>
          <table:table-cell office:value-type="float" office:value="1231294">
            <text:p>1231294</text:p>
          </table:table-cell>
        </table:table-row>
        <table:table-row table:style-name="ro1">
          <table:table-cell office:value-type="float" office:value="412001">
            <text:p>412001</text:p>
          </table:table-cell>
          <table:table-cell office:value-type="float" office:value="1179639">
            <text:p>1179639</text:p>
          </table:table-cell>
        </table:table-row>
        <table:table-row table:style-name="ro1">
          <table:table-cell office:value-type="float" office:value="413001">
            <text:p>413001</text:p>
          </table:table-cell>
          <table:table-cell office:value-type="float" office:value="1272725">
            <text:p>1272725</text:p>
          </table:table-cell>
        </table:table-row>
        <table:table-row table:style-name="ro1">
          <table:table-cell office:value-type="float" office:value="414001">
            <text:p>414001</text:p>
          </table:table-cell>
          <table:table-cell office:value-type="float" office:value="1205932">
            <text:p>1205932</text:p>
          </table:table-cell>
        </table:table-row>
        <table:table-row table:style-name="ro1">
          <table:table-cell office:value-type="float" office:value="415001">
            <text:p>415001</text:p>
          </table:table-cell>
          <table:table-cell office:value-type="float" office:value="4850832">
            <text:p>4850832</text:p>
          </table:table-cell>
        </table:table-row>
        <table:table-row table:style-name="ro1">
          <table:table-cell office:value-type="float" office:value="416001">
            <text:p>416001</text:p>
          </table:table-cell>
          <table:table-cell office:value-type="float" office:value="2517191">
            <text:p>2517191</text:p>
          </table:table-cell>
        </table:table-row>
        <table:table-row table:style-name="ro1">
          <table:table-cell office:value-type="float" office:value="417001">
            <text:p>417001</text:p>
          </table:table-cell>
          <table:table-cell office:value-type="float" office:value="2446872">
            <text:p>2446872</text:p>
          </table:table-cell>
        </table:table-row>
        <table:table-row table:style-name="ro1">
          <table:table-cell office:value-type="float" office:value="418001">
            <text:p>418001</text:p>
          </table:table-cell>
          <table:table-cell office:value-type="float" office:value="2478473">
            <text:p>2478473</text:p>
          </table:table-cell>
        </table:table-row>
        <table:table-row table:style-name="ro1">
          <table:table-cell office:value-type="float" office:value="419001">
            <text:p>419001</text:p>
          </table:table-cell>
          <table:table-cell office:value-type="float" office:value="2401081">
            <text:p>2401081</text:p>
          </table:table-cell>
        </table:table-row>
        <table:table-row table:style-name="ro1">
          <table:table-cell office:value-type="float" office:value="420001">
            <text:p>420001</text:p>
          </table:table-cell>
          <table:table-cell office:value-type="float" office:value="861690">
            <text:p>861690</text:p>
          </table:table-cell>
        </table:table-row>
        <table:table-row table:style-name="ro1">
          <table:table-cell office:value-type="float" office:value="421001">
            <text:p>421001</text:p>
          </table:table-cell>
          <table:table-cell office:value-type="float" office:value="885685">
            <text:p>885685</text:p>
          </table:table-cell>
        </table:table-row>
        <table:table-row table:style-name="ro1">
          <table:table-cell office:value-type="float" office:value="422001">
            <text:p>422001</text:p>
          </table:table-cell>
          <table:table-cell office:value-type="float" office:value="922858">
            <text:p>922858</text:p>
          </table:table-cell>
        </table:table-row>
        <table:table-row table:style-name="ro1">
          <table:table-cell office:value-type="float" office:value="423001">
            <text:p>423001</text:p>
          </table:table-cell>
          <table:table-cell office:value-type="float" office:value="905175">
            <text:p>905175</text:p>
          </table:table-cell>
        </table:table-row>
        <table:table-row table:style-name="ro1">
          <table:table-cell office:value-type="float" office:value="424001">
            <text:p>424001</text:p>
          </table:table-cell>
          <table:table-cell office:value-type="float" office:value="893183">
            <text:p>893183</text:p>
          </table:table-cell>
        </table:table-row>
        <table:table-row table:style-name="ro1">
          <table:table-cell office:value-type="float" office:value="425001">
            <text:p>425001</text:p>
          </table:table-cell>
          <table:table-cell office:value-type="float" office:value="891265">
            <text:p>891265</text:p>
          </table:table-cell>
        </table:table-row>
        <table:table-row table:style-name="ro1">
          <table:table-cell office:value-type="float" office:value="426001">
            <text:p>426001</text:p>
          </table:table-cell>
          <table:table-cell office:value-type="float" office:value="893628">
            <text:p>893628</text:p>
          </table:table-cell>
        </table:table-row>
        <table:table-row table:style-name="ro1">
          <table:table-cell office:value-type="float" office:value="427001">
            <text:p>427001</text:p>
          </table:table-cell>
          <table:table-cell office:value-type="float" office:value="911620">
            <text:p>911620</text:p>
          </table:table-cell>
        </table:table-row>
        <table:table-row table:style-name="ro1">
          <table:table-cell office:value-type="float" office:value="428001">
            <text:p>428001</text:p>
          </table:table-cell>
          <table:table-cell office:value-type="float" office:value="903309">
            <text:p>903309</text:p>
          </table:table-cell>
        </table:table-row>
        <table:table-row table:style-name="ro1">
          <table:table-cell office:value-type="float" office:value="429001">
            <text:p>429001</text:p>
          </table:table-cell>
          <table:table-cell office:value-type="float" office:value="1024287">
            <text:p>1024287</text:p>
          </table:table-cell>
        </table:table-row>
        <table:table-row table:style-name="ro1">
          <table:table-cell office:value-type="float" office:value="430001">
            <text:p>430001</text:p>
          </table:table-cell>
          <table:table-cell office:value-type="float" office:value="1008267">
            <text:p>1008267</text:p>
          </table:table-cell>
        </table:table-row>
        <table:table-row table:style-name="ro1">
          <table:table-cell office:value-type="float" office:value="431001">
            <text:p>431001</text:p>
          </table:table-cell>
          <table:table-cell office:value-type="float" office:value="945539">
            <text:p>945539</text:p>
          </table:table-cell>
        </table:table-row>
        <table:table-row table:style-name="ro1">
          <table:table-cell office:value-type="float" office:value="432001">
            <text:p>432001</text:p>
          </table:table-cell>
          <table:table-cell office:value-type="float" office:value="943574">
            <text:p>943574</text:p>
          </table:table-cell>
        </table:table-row>
        <table:table-row table:style-name="ro1">
          <table:table-cell office:value-type="float" office:value="433001">
            <text:p>433001</text:p>
          </table:table-cell>
          <table:table-cell office:value-type="float" office:value="905795">
            <text:p>905795</text:p>
          </table:table-cell>
        </table:table-row>
        <table:table-row table:style-name="ro1">
          <table:table-cell office:value-type="float" office:value="434001">
            <text:p>434001</text:p>
          </table:table-cell>
          <table:table-cell office:value-type="float" office:value="907341">
            <text:p>907341</text:p>
          </table:table-cell>
        </table:table-row>
        <table:table-row table:style-name="ro1">
          <table:table-cell office:value-type="float" office:value="435001">
            <text:p>435001</text:p>
          </table:table-cell>
          <table:table-cell office:value-type="float" office:value="924918">
            <text:p>924918</text:p>
          </table:table-cell>
        </table:table-row>
        <table:table-row table:style-name="ro1">
          <table:table-cell office:value-type="float" office:value="436001">
            <text:p>436001</text:p>
          </table:table-cell>
          <table:table-cell office:value-type="float" office:value="953411">
            <text:p>953411</text:p>
          </table:table-cell>
        </table:table-row>
        <table:table-row table:style-name="ro1">
          <table:table-cell office:value-type="float" office:value="437001">
            <text:p>437001</text:p>
          </table:table-cell>
          <table:table-cell office:value-type="float" office:value="1020786">
            <text:p>1020786</text:p>
          </table:table-cell>
        </table:table-row>
        <table:table-row table:style-name="ro1">
          <table:table-cell office:value-type="float" office:value="438001">
            <text:p>438001</text:p>
          </table:table-cell>
          <table:table-cell office:value-type="float" office:value="992839">
            <text:p>992839</text:p>
          </table:table-cell>
        </table:table-row>
        <table:table-row table:style-name="ro1">
          <table:table-cell office:value-type="float" office:value="439001">
            <text:p>439001</text:p>
          </table:table-cell>
          <table:table-cell office:value-type="float" office:value="950017">
            <text:p>950017</text:p>
          </table:table-cell>
        </table:table-row>
        <table:table-row table:style-name="ro1">
          <table:table-cell office:value-type="float" office:value="440001">
            <text:p>440001</text:p>
          </table:table-cell>
          <table:table-cell office:value-type="float" office:value="1066745">
            <text:p>1066745</text:p>
          </table:table-cell>
        </table:table-row>
        <table:table-row table:style-name="ro1">
          <table:table-cell office:value-type="float" office:value="441001">
            <text:p>441001</text:p>
          </table:table-cell>
          <table:table-cell office:value-type="float" office:value="935129">
            <text:p>935129</text:p>
          </table:table-cell>
        </table:table-row>
        <table:table-row table:style-name="ro1">
          <table:table-cell office:value-type="float" office:value="442001">
            <text:p>442001</text:p>
          </table:table-cell>
          <table:table-cell office:value-type="float" office:value="928472">
            <text:p>928472</text:p>
          </table:table-cell>
        </table:table-row>
        <table:table-row table:style-name="ro1">
          <table:table-cell office:value-type="float" office:value="443001">
            <text:p>443001</text:p>
          </table:table-cell>
          <table:table-cell office:value-type="float" office:value="929111">
            <text:p>929111</text:p>
          </table:table-cell>
        </table:table-row>
        <table:table-row table:style-name="ro1">
          <table:table-cell office:value-type="float" office:value="444001">
            <text:p>444001</text:p>
          </table:table-cell>
          <table:table-cell office:value-type="float" office:value="945264">
            <text:p>945264</text:p>
          </table:table-cell>
        </table:table-row>
        <table:table-row table:style-name="ro1">
          <table:table-cell office:value-type="float" office:value="445001">
            <text:p>445001</text:p>
          </table:table-cell>
          <table:table-cell office:value-type="float" office:value="967255">
            <text:p>967255</text:p>
          </table:table-cell>
        </table:table-row>
        <table:table-row table:style-name="ro1">
          <table:table-cell office:value-type="float" office:value="446001">
            <text:p>446001</text:p>
          </table:table-cell>
          <table:table-cell office:value-type="float" office:value="954983">
            <text:p>954983</text:p>
          </table:table-cell>
        </table:table-row>
        <table:table-row table:style-name="ro1">
          <table:table-cell office:value-type="float" office:value="447001">
            <text:p>447001</text:p>
          </table:table-cell>
          <table:table-cell office:value-type="float" office:value="937852">
            <text:p>937852</text:p>
          </table:table-cell>
        </table:table-row>
        <table:table-row table:style-name="ro1">
          <table:table-cell office:value-type="float" office:value="448001">
            <text:p>448001</text:p>
          </table:table-cell>
          <table:table-cell office:value-type="float" office:value="940031">
            <text:p>940031</text:p>
          </table:table-cell>
        </table:table-row>
        <table:table-row table:style-name="ro1">
          <table:table-cell office:value-type="float" office:value="449001">
            <text:p>449001</text:p>
          </table:table-cell>
          <table:table-cell office:value-type="float" office:value="944434">
            <text:p>944434</text:p>
          </table:table-cell>
        </table:table-row>
        <table:table-row table:style-name="ro1">
          <table:table-cell office:value-type="float" office:value="450001">
            <text:p>450001</text:p>
          </table:table-cell>
          <table:table-cell office:value-type="float" office:value="984956">
            <text:p>984956</text:p>
          </table:table-cell>
        </table:table-row>
        <table:table-row table:style-name="ro1">
          <table:table-cell office:value-type="float" office:value="451001">
            <text:p>451001</text:p>
          </table:table-cell>
          <table:table-cell office:value-type="float" office:value="1005134">
            <text:p>1005134</text:p>
          </table:table-cell>
        </table:table-row>
        <table:table-row table:style-name="ro1">
          <table:table-cell office:value-type="float" office:value="452001">
            <text:p>452001</text:p>
          </table:table-cell>
          <table:table-cell office:value-type="float" office:value="1039095">
            <text:p>1039095</text:p>
          </table:table-cell>
        </table:table-row>
        <table:table-row table:style-name="ro1">
          <table:table-cell office:value-type="float" office:value="453001">
            <text:p>453001</text:p>
          </table:table-cell>
          <table:table-cell office:value-type="float" office:value="976632">
            <text:p>976632</text:p>
          </table:table-cell>
        </table:table-row>
        <table:table-row table:style-name="ro1">
          <table:table-cell office:value-type="float" office:value="454001">
            <text:p>454001</text:p>
          </table:table-cell>
          <table:table-cell office:value-type="float" office:value="990146">
            <text:p>990146</text:p>
          </table:table-cell>
        </table:table-row>
        <table:table-row table:style-name="ro1">
          <table:table-cell office:value-type="float" office:value="455001">
            <text:p>455001</text:p>
          </table:table-cell>
          <table:table-cell office:value-type="float" office:value="951838">
            <text:p>951838</text:p>
          </table:table-cell>
        </table:table-row>
        <table:table-row table:style-name="ro1">
          <table:table-cell office:value-type="float" office:value="456001">
            <text:p>456001</text:p>
          </table:table-cell>
          <table:table-cell office:value-type="float" office:value="956710">
            <text:p>956710</text:p>
          </table:table-cell>
        </table:table-row>
        <table:table-row table:style-name="ro1">
          <table:table-cell office:value-type="float" office:value="457001">
            <text:p>457001</text:p>
          </table:table-cell>
          <table:table-cell office:value-type="float" office:value="963611">
            <text:p>963611</text:p>
          </table:table-cell>
        </table:table-row>
        <table:table-row table:style-name="ro1">
          <table:table-cell office:value-type="float" office:value="458001">
            <text:p>458001</text:p>
          </table:table-cell>
          <table:table-cell office:value-type="float" office:value="963494">
            <text:p>963494</text:p>
          </table:table-cell>
        </table:table-row>
        <table:table-row table:style-name="ro1">
          <table:table-cell office:value-type="float" office:value="459001">
            <text:p>459001</text:p>
          </table:table-cell>
          <table:table-cell office:value-type="float" office:value="967348">
            <text:p>967348</text:p>
          </table:table-cell>
        </table:table-row>
        <table:table-row table:style-name="ro1">
          <table:table-cell office:value-type="float" office:value="460001">
            <text:p>460001</text:p>
          </table:table-cell>
          <table:table-cell office:value-type="float" office:value="1008527">
            <text:p>1008527</text:p>
          </table:table-cell>
        </table:table-row>
        <table:table-row table:style-name="ro1">
          <table:table-cell office:value-type="float" office:value="461001">
            <text:p>461001</text:p>
          </table:table-cell>
          <table:table-cell office:value-type="float" office:value="1324640">
            <text:p>1324640</text:p>
          </table:table-cell>
        </table:table-row>
        <table:table-row table:style-name="ro1">
          <table:table-cell office:value-type="float" office:value="462001">
            <text:p>462001</text:p>
          </table:table-cell>
          <table:table-cell office:value-type="float" office:value="1007880">
            <text:p>1007880</text:p>
          </table:table-cell>
        </table:table-row>
        <table:table-row table:style-name="ro1">
          <table:table-cell office:value-type="float" office:value="463001">
            <text:p>463001</text:p>
          </table:table-cell>
          <table:table-cell office:value-type="float" office:value="1011602">
            <text:p>1011602</text:p>
          </table:table-cell>
        </table:table-row>
        <table:table-row table:style-name="ro1">
          <table:table-cell office:value-type="float" office:value="464001">
            <text:p>464001</text:p>
          </table:table-cell>
          <table:table-cell office:value-type="float" office:value="1000289">
            <text:p>1000289</text:p>
          </table:table-cell>
        </table:table-row>
        <table:table-row table:style-name="ro1">
          <table:table-cell office:value-type="float" office:value="465001">
            <text:p>465001</text:p>
          </table:table-cell>
          <table:table-cell office:value-type="float" office:value="1025541">
            <text:p>1025541</text:p>
          </table:table-cell>
        </table:table-row>
        <table:table-row table:style-name="ro1">
          <table:table-cell office:value-type="float" office:value="466001">
            <text:p>466001</text:p>
          </table:table-cell>
          <table:table-cell office:value-type="float" office:value="991980">
            <text:p>991980</text:p>
          </table:table-cell>
        </table:table-row>
        <table:table-row table:style-name="ro1">
          <table:table-cell office:value-type="float" office:value="467001">
            <text:p>467001</text:p>
          </table:table-cell>
          <table:table-cell office:value-type="float" office:value="976595">
            <text:p>976595</text:p>
          </table:table-cell>
        </table:table-row>
        <table:table-row table:style-name="ro1">
          <table:table-cell office:value-type="float" office:value="468001">
            <text:p>468001</text:p>
          </table:table-cell>
          <table:table-cell office:value-type="float" office:value="983443">
            <text:p>983443</text:p>
          </table:table-cell>
        </table:table-row>
        <table:table-row table:style-name="ro1">
          <table:table-cell office:value-type="float" office:value="469001">
            <text:p>469001</text:p>
          </table:table-cell>
          <table:table-cell office:value-type="float" office:value="991049">
            <text:p>991049</text:p>
          </table:table-cell>
        </table:table-row>
        <table:table-row table:style-name="ro1">
          <table:table-cell office:value-type="float" office:value="470001">
            <text:p>470001</text:p>
          </table:table-cell>
          <table:table-cell office:value-type="float" office:value="1003319">
            <text:p>1003319</text:p>
          </table:table-cell>
        </table:table-row>
        <table:table-row table:style-name="ro1">
          <table:table-cell office:value-type="float" office:value="471001">
            <text:p>471001</text:p>
          </table:table-cell>
          <table:table-cell office:value-type="float" office:value="991415">
            <text:p>991415</text:p>
          </table:table-cell>
        </table:table-row>
        <table:table-row table:style-name="ro1">
          <table:table-cell office:value-type="float" office:value="472001">
            <text:p>472001</text:p>
          </table:table-cell>
          <table:table-cell office:value-type="float" office:value="997175">
            <text:p>997175</text:p>
          </table:table-cell>
        </table:table-row>
        <table:table-row table:style-name="ro1">
          <table:table-cell office:value-type="float" office:value="473001">
            <text:p>473001</text:p>
          </table:table-cell>
          <table:table-cell office:value-type="float" office:value="1015109">
            <text:p>1015109</text:p>
          </table:table-cell>
        </table:table-row>
        <table:table-row table:style-name="ro1">
          <table:table-cell office:value-type="float" office:value="474001">
            <text:p>474001</text:p>
          </table:table-cell>
          <table:table-cell office:value-type="float" office:value="1111502">
            <text:p>1111502</text:p>
          </table:table-cell>
        </table:table-row>
        <table:table-row table:style-name="ro1">
          <table:table-cell office:value-type="float" office:value="475001">
            <text:p>475001</text:p>
          </table:table-cell>
          <table:table-cell office:value-type="float" office:value="1008269">
            <text:p>1008269</text:p>
          </table:table-cell>
        </table:table-row>
        <table:table-row table:style-name="ro1">
          <table:table-cell office:value-type="float" office:value="476001">
            <text:p>476001</text:p>
          </table:table-cell>
          <table:table-cell office:value-type="float" office:value="1000184">
            <text:p>1000184</text:p>
          </table:table-cell>
        </table:table-row>
        <table:table-row table:style-name="ro1">
          <table:table-cell office:value-type="float" office:value="477001">
            <text:p>477001</text:p>
          </table:table-cell>
          <table:table-cell office:value-type="float" office:value="1013337">
            <text:p>1013337</text:p>
          </table:table-cell>
        </table:table-row>
        <table:table-row table:style-name="ro1">
          <table:table-cell office:value-type="float" office:value="478001">
            <text:p>478001</text:p>
          </table:table-cell>
          <table:table-cell office:value-type="float" office:value="1005240">
            <text:p>1005240</text:p>
          </table:table-cell>
        </table:table-row>
        <table:table-row table:style-name="ro1">
          <table:table-cell office:value-type="float" office:value="479001">
            <text:p>479001</text:p>
          </table:table-cell>
          <table:table-cell office:value-type="float" office:value="1008984">
            <text:p>1008984</text:p>
          </table:table-cell>
        </table:table-row>
        <table:table-row table:style-name="ro1">
          <table:table-cell office:value-type="float" office:value="480001">
            <text:p>480001</text:p>
          </table:table-cell>
          <table:table-cell office:value-type="float" office:value="1012286">
            <text:p>1012286</text:p>
          </table:table-cell>
        </table:table-row>
        <table:table-row table:style-name="ro1">
          <table:table-cell office:value-type="float" office:value="481001">
            <text:p>481001</text:p>
          </table:table-cell>
          <table:table-cell office:value-type="float" office:value="1026524">
            <text:p>1026524</text:p>
          </table:table-cell>
        </table:table-row>
        <table:table-row table:style-name="ro1">
          <table:table-cell office:value-type="float" office:value="482001">
            <text:p>482001</text:p>
          </table:table-cell>
          <table:table-cell office:value-type="float" office:value="1015110">
            <text:p>1015110</text:p>
          </table:table-cell>
        </table:table-row>
        <table:table-row table:style-name="ro1">
          <table:table-cell office:value-type="float" office:value="483001">
            <text:p>483001</text:p>
          </table:table-cell>
          <table:table-cell office:value-type="float" office:value="1015968">
            <text:p>1015968</text:p>
          </table:table-cell>
        </table:table-row>
        <table:table-row table:style-name="ro1">
          <table:table-cell office:value-type="float" office:value="484001">
            <text:p>484001</text:p>
          </table:table-cell>
          <table:table-cell office:value-type="float" office:value="1064210">
            <text:p>1064210</text:p>
          </table:table-cell>
        </table:table-row>
        <table:table-row table:style-name="ro1">
          <table:table-cell office:value-type="float" office:value="485001">
            <text:p>485001</text:p>
          </table:table-cell>
          <table:table-cell office:value-type="float" office:value="1070735">
            <text:p>1070735</text:p>
          </table:table-cell>
        </table:table-row>
        <table:table-row table:style-name="ro1">
          <table:table-cell office:value-type="float" office:value="486001">
            <text:p>486001</text:p>
          </table:table-cell>
          <table:table-cell office:value-type="float" office:value="1023205">
            <text:p>1023205</text:p>
          </table:table-cell>
        </table:table-row>
        <table:table-row table:style-name="ro1">
          <table:table-cell office:value-type="float" office:value="487001">
            <text:p>487001</text:p>
          </table:table-cell>
          <table:table-cell office:value-type="float" office:value="1019216">
            <text:p>1019216</text:p>
          </table:table-cell>
        </table:table-row>
        <table:table-row table:style-name="ro1">
          <table:table-cell office:value-type="float" office:value="488001">
            <text:p>488001</text:p>
          </table:table-cell>
          <table:table-cell office:value-type="float" office:value="1087668">
            <text:p>1087668</text:p>
          </table:table-cell>
        </table:table-row>
        <table:table-row table:style-name="ro1">
          <table:table-cell office:value-type="float" office:value="489001">
            <text:p>489001</text:p>
          </table:table-cell>
          <table:table-cell office:value-type="float" office:value="1055716">
            <text:p>1055716</text:p>
          </table:table-cell>
        </table:table-row>
        <table:table-row table:style-name="ro1">
          <table:table-cell office:value-type="float" office:value="490001">
            <text:p>490001</text:p>
          </table:table-cell>
          <table:table-cell office:value-type="float" office:value="1031590">
            <text:p>1031590</text:p>
          </table:table-cell>
        </table:table-row>
        <table:table-row table:style-name="ro1">
          <table:table-cell office:value-type="float" office:value="491001">
            <text:p>491001</text:p>
          </table:table-cell>
          <table:table-cell office:value-type="float" office:value="1043106">
            <text:p>1043106</text:p>
          </table:table-cell>
        </table:table-row>
        <table:table-row table:style-name="ro1">
          <table:table-cell office:value-type="float" office:value="492001">
            <text:p>492001</text:p>
          </table:table-cell>
          <table:table-cell office:value-type="float" office:value="1035742">
            <text:p>1035742</text:p>
          </table:table-cell>
        </table:table-row>
        <table:table-row table:style-name="ro1">
          <table:table-cell office:value-type="float" office:value="493001">
            <text:p>493001</text:p>
          </table:table-cell>
          <table:table-cell office:value-type="float" office:value="1058162">
            <text:p>1058162</text:p>
          </table:table-cell>
        </table:table-row>
        <table:table-row table:style-name="ro1">
          <table:table-cell office:value-type="float" office:value="494001">
            <text:p>494001</text:p>
          </table:table-cell>
          <table:table-cell office:value-type="float" office:value="1042268">
            <text:p>1042268</text:p>
          </table:table-cell>
        </table:table-row>
        <table:table-row table:style-name="ro1">
          <table:table-cell office:value-type="float" office:value="495001">
            <text:p>495001</text:p>
          </table:table-cell>
          <table:table-cell office:value-type="float" office:value="1080819">
            <text:p>1080819</text:p>
          </table:table-cell>
        </table:table-row>
        <table:table-row table:style-name="ro1">
          <table:table-cell office:value-type="float" office:value="496001">
            <text:p>496001</text:p>
          </table:table-cell>
          <table:table-cell office:value-type="float" office:value="1049476">
            <text:p>1049476</text:p>
          </table:table-cell>
        </table:table-row>
        <table:table-row table:style-name="ro1">
          <table:table-cell office:value-type="float" office:value="497001">
            <text:p>497001</text:p>
          </table:table-cell>
          <table:table-cell office:value-type="float" office:value="1043444">
            <text:p>1043444</text:p>
          </table:table-cell>
        </table:table-row>
        <table:table-row table:style-name="ro1">
          <table:table-cell office:value-type="float" office:value="498001">
            <text:p>498001</text:p>
          </table:table-cell>
          <table:table-cell office:value-type="float" office:value="1096646">
            <text:p>1096646</text:p>
          </table:table-cell>
        </table:table-row>
        <table:table-row table:style-name="ro1">
          <table:table-cell office:value-type="float" office:value="499001">
            <text:p>499001</text:p>
          </table:table-cell>
          <table:table-cell office:value-type="float" office:value="1051529">
            <text:p>105152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garjuna pamu</meta:initial-creator>
    <meta:creation-date>2014-04-25T13:25:47</meta:creation-date>
    <dc:date>2014-04-25T13:27:00</dc:date>
    <dc:creator>Nagarjuna pamu</dc:creator>
    <meta:editing-duration>P0D</meta:editing-duration>
    <meta:editing-cycles>1</meta:editing-cycles>
    <meta:document-statistic meta:table-count="3" meta:cell-count="100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500" svg:x="0.77cm" svg:y="0.855cm" svg:width="11.738cm" svg:height="7.545cm">
          <chartooo:coordinate-region svg:x="2.317cm" svg:y="1.054cm" svg:width="9.991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series chart:style-name="ch7" chart:values-cell-range-address="Sheet1.B1:Sheet1.B500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00</svg:desc>
                </draw:g>
              </table:table-cell>
              <table:table-cell office:value-type="float" office:value="285785">
                <text:p>285785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49742">
                <text:p>49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116926">
                <text:p>116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135006">
                <text:p>135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208703">
                <text:p>208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214724">
                <text:p>214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272543">
                <text:p>272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297148">
                <text:p>297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335599">
                <text:p>335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381392">
                <text:p>381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424272">
                <text:p>424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489573">
                <text:p>4895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507317">
                <text:p>507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542762">
                <text:p>5427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588110">
                <text:p>5881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631293">
                <text:p>6312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698840">
                <text:p>6988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755413">
                <text:p>755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750585">
                <text:p>7505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837419">
                <text:p>8374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54765">
                <text:p>547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62562">
                <text:p>625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65873">
                <text:p>658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65042">
                <text:p>65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72696">
                <text:p>726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73688">
                <text:p>736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88572">
                <text:p>885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78135">
                <text:p>781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78346">
                <text:p>783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88094">
                <text:p>880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84044">
                <text:p>840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90806">
                <text:p>90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87669">
                <text:p>876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89981">
                <text:p>899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94114">
                <text:p>94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98741">
                <text:p>987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101524">
                <text:p>1015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105864">
                <text:p>1058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110778">
                <text:p>110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111067">
                <text:p>1110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113658">
                <text:p>1136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114853">
                <text:p>1148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120545">
                <text:p>120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126009">
                <text:p>126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140107">
                <text:p>1401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140540">
                <text:p>1405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139742">
                <text:p>1397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141873">
                <text:p>1418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141640">
                <text:p>1416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145702">
                <text:p>1457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158449">
                <text:p>1584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158554">
                <text:p>1585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156164">
                <text:p>1561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159917">
                <text:p>1599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161947">
                <text:p>1619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162456">
                <text:p>1624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166612">
                <text:p>166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169029">
                <text:p>1690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3801741">
                <text:p>38017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106005">
                <text:p>106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124129">
                <text:p>1241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118885">
                <text:p>1188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119007">
                <text:p>1190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119293">
                <text:p>119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123795">
                <text:p>123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128891">
                <text:p>1288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134690">
                <text:p>1346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136461">
                <text:p>1364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147347">
                <text:p>1473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141200">
                <text:p>1412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145828">
                <text:p>1458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148572">
                <text:p>1485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149259">
                <text:p>1492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157281">
                <text:p>1572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164484">
                <text:p>1644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161254">
                <text:p>1612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163881">
                <text:p>1638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163608">
                <text:p>1636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189049">
                <text:p>1890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213477">
                <text:p>2134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474000">
                <text:p>474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490958">
                <text:p>4909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484839">
                <text:p>4848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490672">
                <text:p>4906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497919">
                <text:p>4979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501673">
                <text:p>5016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509635">
                <text:p>5096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3736124">
                <text:p>37361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419144">
                <text:p>4191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171960">
                <text:p>1719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184484">
                <text:p>1844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181023">
                <text:p>1810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182455">
                <text:p>1824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189022">
                <text:p>1890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186892">
                <text:p>1868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189010">
                <text:p>1890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190382">
                <text:p>1903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197236">
                <text:p>1972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196829">
                <text:p>1968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200025">
                <text:p>2000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210733">
                <text:p>2107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211644">
                <text:p>2116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229670">
                <text:p>2296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228971">
                <text:p>2289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213259">
                <text:p>2132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1">
                <text:p>105001</text:p>
              </table:table-cell>
              <table:table-cell office:value-type="float" office:value="217942">
                <text:p>2179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1">
                <text:p>106001</text:p>
              </table:table-cell>
              <table:table-cell office:value-type="float" office:value="220775">
                <text:p>2207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1">
                <text:p>107001</text:p>
              </table:table-cell>
              <table:table-cell office:value-type="float" office:value="222629">
                <text:p>2226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1">
                <text:p>108001</text:p>
              </table:table-cell>
              <table:table-cell office:value-type="float" office:value="223951">
                <text:p>2239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1">
                <text:p>109001</text:p>
              </table:table-cell>
              <table:table-cell office:value-type="float" office:value="260035">
                <text:p>2600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1">
                <text:p>110001</text:p>
              </table:table-cell>
              <table:table-cell office:value-type="float" office:value="235682">
                <text:p>2356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1">
                <text:p>111001</text:p>
              </table:table-cell>
              <table:table-cell office:value-type="float" office:value="251415">
                <text:p>2514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1">
                <text:p>112001</text:p>
              </table:table-cell>
              <table:table-cell office:value-type="float" office:value="320158">
                <text:p>3201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1">
                <text:p>113001</text:p>
              </table:table-cell>
              <table:table-cell office:value-type="float" office:value="322132">
                <text:p>3221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1">
                <text:p>114001</text:p>
              </table:table-cell>
              <table:table-cell office:value-type="float" office:value="325390">
                <text:p>32539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1">
                <text:p>115001</text:p>
              </table:table-cell>
              <table:table-cell office:value-type="float" office:value="347585">
                <text:p>3475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1">
                <text:p>116001</text:p>
              </table:table-cell>
              <table:table-cell office:value-type="float" office:value="332331">
                <text:p>3323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1">
                <text:p>117001</text:p>
              </table:table-cell>
              <table:table-cell office:value-type="float" office:value="330761">
                <text:p>3307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1">
                <text:p>118001</text:p>
              </table:table-cell>
              <table:table-cell office:value-type="float" office:value="336415">
                <text:p>3364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1">
                <text:p>119001</text:p>
              </table:table-cell>
              <table:table-cell office:value-type="float" office:value="339666">
                <text:p>3396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1">
                <text:p>120001</text:p>
              </table:table-cell>
              <table:table-cell office:value-type="float" office:value="342421">
                <text:p>3424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1">
                <text:p>121001</text:p>
              </table:table-cell>
              <table:table-cell office:value-type="float" office:value="345987">
                <text:p>3459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1">
                <text:p>122001</text:p>
              </table:table-cell>
              <table:table-cell office:value-type="float" office:value="344398">
                <text:p>3443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1">
                <text:p>123001</text:p>
              </table:table-cell>
              <table:table-cell office:value-type="float" office:value="349880">
                <text:p>3498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1">
                <text:p>124001</text:p>
              </table:table-cell>
              <table:table-cell office:value-type="float" office:value="360544">
                <text:p>3605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1">
                <text:p>125001</text:p>
              </table:table-cell>
              <table:table-cell office:value-type="float" office:value="358217">
                <text:p>3582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1">
                <text:p>126001</text:p>
              </table:table-cell>
              <table:table-cell office:value-type="float" office:value="359897">
                <text:p>3598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1">
                <text:p>127001</text:p>
              </table:table-cell>
              <table:table-cell office:value-type="float" office:value="361911">
                <text:p>3619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1">
                <text:p>128001</text:p>
              </table:table-cell>
              <table:table-cell office:value-type="float" office:value="3622450">
                <text:p>36224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1">
                <text:p>129001</text:p>
              </table:table-cell>
              <table:table-cell office:value-type="float" office:value="267384">
                <text:p>2673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1">
                <text:p>130001</text:p>
              </table:table-cell>
              <table:table-cell office:value-type="float" office:value="259981">
                <text:p>2599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1">
                <text:p>131001</text:p>
              </table:table-cell>
              <table:table-cell office:value-type="float" office:value="259118">
                <text:p>2591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1">
                <text:p>132001</text:p>
              </table:table-cell>
              <table:table-cell office:value-type="float" office:value="262322">
                <text:p>2623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1">
                <text:p>133001</text:p>
              </table:table-cell>
              <table:table-cell office:value-type="float" office:value="263977">
                <text:p>2639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1">
                <text:p>134001</text:p>
              </table:table-cell>
              <table:table-cell office:value-type="float" office:value="265379">
                <text:p>2653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1">
                <text:p>135001</text:p>
              </table:table-cell>
              <table:table-cell office:value-type="float" office:value="272602">
                <text:p>2726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1">
                <text:p>136001</text:p>
              </table:table-cell>
              <table:table-cell office:value-type="float" office:value="275411">
                <text:p>2754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1">
                <text:p>137001</text:p>
              </table:table-cell>
              <table:table-cell office:value-type="float" office:value="322156">
                <text:p>3221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1">
                <text:p>138001</text:p>
              </table:table-cell>
              <table:table-cell office:value-type="float" office:value="308526">
                <text:p>3085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1">
                <text:p>139001</text:p>
              </table:table-cell>
              <table:table-cell office:value-type="float" office:value="320208">
                <text:p>3202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1">
                <text:p>140001</text:p>
              </table:table-cell>
              <table:table-cell office:value-type="float" office:value="321892">
                <text:p>3218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1">
                <text:p>141001</text:p>
              </table:table-cell>
              <table:table-cell office:value-type="float" office:value="326372">
                <text:p>3263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1">
                <text:p>142001</text:p>
              </table:table-cell>
              <table:table-cell office:value-type="float" office:value="331525">
                <text:p>3315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1">
                <text:p>143001</text:p>
              </table:table-cell>
              <table:table-cell office:value-type="float" office:value="332222">
                <text:p>3322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1">
                <text:p>144001</text:p>
              </table:table-cell>
              <table:table-cell office:value-type="float" office:value="334794">
                <text:p>3347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1">
                <text:p>145001</text:p>
              </table:table-cell>
              <table:table-cell office:value-type="float" office:value="339956">
                <text:p>3399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1">
                <text:p>146001</text:p>
              </table:table-cell>
              <table:table-cell office:value-type="float" office:value="349605">
                <text:p>3496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1">
                <text:p>147001</text:p>
              </table:table-cell>
              <table:table-cell office:value-type="float" office:value="339338">
                <text:p>3393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1">
                <text:p>148001</text:p>
              </table:table-cell>
              <table:table-cell office:value-type="float" office:value="323982">
                <text:p>3239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1">
                <text:p>149001</text:p>
              </table:table-cell>
              <table:table-cell office:value-type="float" office:value="327429">
                <text:p>3274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1">
                <text:p>150001</text:p>
              </table:table-cell>
              <table:table-cell office:value-type="float" office:value="328989">
                <text:p>3289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1">
                <text:p>151001</text:p>
              </table:table-cell>
              <table:table-cell office:value-type="float" office:value="338426">
                <text:p>3384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1">
                <text:p>152001</text:p>
              </table:table-cell>
              <table:table-cell office:value-type="float" office:value="320164">
                <text:p>3201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1">
                <text:p>153001</text:p>
              </table:table-cell>
              <table:table-cell office:value-type="float" office:value="320226">
                <text:p>3202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1">
                <text:p>154001</text:p>
              </table:table-cell>
              <table:table-cell office:value-type="float" office:value="325468">
                <text:p>3254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1">
                <text:p>155001</text:p>
              </table:table-cell>
              <table:table-cell office:value-type="float" office:value="327291">
                <text:p>3272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1">
                <text:p>156001</text:p>
              </table:table-cell>
              <table:table-cell office:value-type="float" office:value="328018">
                <text:p>3280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1">
                <text:p>157001</text:p>
              </table:table-cell>
              <table:table-cell office:value-type="float" office:value="362765">
                <text:p>3627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1">
                <text:p>158001</text:p>
              </table:table-cell>
              <table:table-cell office:value-type="float" office:value="395677">
                <text:p>3956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1">
                <text:p>159001</text:p>
              </table:table-cell>
              <table:table-cell office:value-type="float" office:value="5152723">
                <text:p>51527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1">
                <text:p>160001</text:p>
              </table:table-cell>
              <table:table-cell office:value-type="float" office:value="935075">
                <text:p>9350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1">
                <text:p>161001</text:p>
              </table:table-cell>
              <table:table-cell office:value-type="float" office:value="929868">
                <text:p>9298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1">
                <text:p>162001</text:p>
              </table:table-cell>
              <table:table-cell office:value-type="float" office:value="940622">
                <text:p>9406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1">
                <text:p>163001</text:p>
              </table:table-cell>
              <table:table-cell office:value-type="float" office:value="947518">
                <text:p>9475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1">
                <text:p>164001</text:p>
              </table:table-cell>
              <table:table-cell office:value-type="float" office:value="972149">
                <text:p>9721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1">
                <text:p>165001</text:p>
              </table:table-cell>
              <table:table-cell office:value-type="float" office:value="975256">
                <text:p>9752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1">
                <text:p>166001</text:p>
              </table:table-cell>
              <table:table-cell office:value-type="float" office:value="1001916">
                <text:p>10019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1">
                <text:p>167001</text:p>
              </table:table-cell>
              <table:table-cell office:value-type="float" office:value="986592">
                <text:p>9865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1">
                <text:p>168001</text:p>
              </table:table-cell>
              <table:table-cell office:value-type="float" office:value="427251">
                <text:p>4272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1">
                <text:p>169001</text:p>
              </table:table-cell>
              <table:table-cell office:value-type="float" office:value="353541">
                <text:p>3535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1">
                <text:p>170001</text:p>
              </table:table-cell>
              <table:table-cell office:value-type="float" office:value="359623">
                <text:p>3596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1">
                <text:p>171001</text:p>
              </table:table-cell>
              <table:table-cell office:value-type="float" office:value="361005">
                <text:p>3610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1">
                <text:p>172001</text:p>
              </table:table-cell>
              <table:table-cell office:value-type="float" office:value="364467">
                <text:p>3644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1">
                <text:p>173001</text:p>
              </table:table-cell>
              <table:table-cell office:value-type="float" office:value="369038">
                <text:p>3690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1">
                <text:p>174001</text:p>
              </table:table-cell>
              <table:table-cell office:value-type="float" office:value="371312">
                <text:p>3713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1">
                <text:p>175001</text:p>
              </table:table-cell>
              <table:table-cell office:value-type="float" office:value="408927">
                <text:p>4089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1">
                <text:p>176001</text:p>
              </table:table-cell>
              <table:table-cell office:value-type="float" office:value="377331">
                <text:p>3773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1">
                <text:p>177001</text:p>
              </table:table-cell>
              <table:table-cell office:value-type="float" office:value="402685">
                <text:p>4026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1">
                <text:p>178001</text:p>
              </table:table-cell>
              <table:table-cell office:value-type="float" office:value="389288">
                <text:p>3892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1">
                <text:p>179001</text:p>
              </table:table-cell>
              <table:table-cell office:value-type="float" office:value="399399">
                <text:p>3993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1">
                <text:p>180001</text:p>
              </table:table-cell>
              <table:table-cell office:value-type="float" office:value="385902">
                <text:p>385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1">
                <text:p>181001</text:p>
              </table:table-cell>
              <table:table-cell office:value-type="float" office:value="385359">
                <text:p>3853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1">
                <text:p>182001</text:p>
              </table:table-cell>
              <table:table-cell office:value-type="float" office:value="388561">
                <text:p>3885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1">
                <text:p>183001</text:p>
              </table:table-cell>
              <table:table-cell office:value-type="float" office:value="390144">
                <text:p>3901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1">
                <text:p>184001</text:p>
              </table:table-cell>
              <table:table-cell office:value-type="float" office:value="392603">
                <text:p>3926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1">
                <text:p>185001</text:p>
              </table:table-cell>
              <table:table-cell office:value-type="float" office:value="418125">
                <text:p>418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1">
                <text:p>186001</text:p>
              </table:table-cell>
              <table:table-cell office:value-type="float" office:value="453923">
                <text:p>4539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1">
                <text:p>187001</text:p>
              </table:table-cell>
              <table:table-cell office:value-type="float" office:value="508164">
                <text:p>5081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1">
                <text:p>188001</text:p>
              </table:table-cell>
              <table:table-cell office:value-type="float" office:value="562150">
                <text:p>56215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1">
                <text:p>189001</text:p>
              </table:table-cell>
              <table:table-cell office:value-type="float" office:value="587084">
                <text:p>5870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1">
                <text:p>190001</text:p>
              </table:table-cell>
              <table:table-cell office:value-type="float" office:value="584255">
                <text:p>5842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1">
                <text:p>191001</text:p>
              </table:table-cell>
              <table:table-cell office:value-type="float" office:value="568266">
                <text:p>5682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1">
                <text:p>192001</text:p>
              </table:table-cell>
              <table:table-cell office:value-type="float" office:value="579971">
                <text:p>5799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1">
                <text:p>193001</text:p>
              </table:table-cell>
              <table:table-cell office:value-type="float" office:value="600908">
                <text:p>6009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1">
                <text:p>194001</text:p>
              </table:table-cell>
              <table:table-cell office:value-type="float" office:value="560287">
                <text:p>5602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1">
                <text:p>195001</text:p>
              </table:table-cell>
              <table:table-cell office:value-type="float" office:value="563038">
                <text:p>5630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1">
                <text:p>196001</text:p>
              </table:table-cell>
              <table:table-cell office:value-type="float" office:value="556014">
                <text:p>5560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1">
                <text:p>197001</text:p>
              </table:table-cell>
              <table:table-cell office:value-type="float" office:value="555792">
                <text:p>5557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1">
                <text:p>198001</text:p>
              </table:table-cell>
              <table:table-cell office:value-type="float" office:value="563674">
                <text:p>5636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1">
                <text:p>199001</text:p>
              </table:table-cell>
              <table:table-cell office:value-type="float" office:value="560468">
                <text:p>5604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1">
                <text:p>200001</text:p>
              </table:table-cell>
              <table:table-cell office:value-type="float" office:value="564983">
                <text:p>5649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1">
                <text:p>201001</text:p>
              </table:table-cell>
              <table:table-cell office:value-type="float" office:value="572260">
                <text:p>57226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1">
                <text:p>202001</text:p>
              </table:table-cell>
              <table:table-cell office:value-type="float" office:value="580952">
                <text:p>5809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1">
                <text:p>203001</text:p>
              </table:table-cell>
              <table:table-cell office:value-type="float" office:value="583346">
                <text:p>5833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1">
                <text:p>204001</text:p>
              </table:table-cell>
              <table:table-cell office:value-type="float" office:value="591822">
                <text:p>5918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1">
                <text:p>205001</text:p>
              </table:table-cell>
              <table:table-cell office:value-type="float" office:value="588738">
                <text:p>5887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1">
                <text:p>206001</text:p>
              </table:table-cell>
              <table:table-cell office:value-type="float" office:value="594701">
                <text:p>5947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1">
                <text:p>207001</text:p>
              </table:table-cell>
              <table:table-cell office:value-type="float" office:value="3718015">
                <text:p>37180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1">
                <text:p>208001</text:p>
              </table:table-cell>
              <table:table-cell office:value-type="float" office:value="397541">
                <text:p>3975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1">
                <text:p>209001</text:p>
              </table:table-cell>
              <table:table-cell office:value-type="float" office:value="390869">
                <text:p>3908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1">
                <text:p>210001</text:p>
              </table:table-cell>
              <table:table-cell office:value-type="float" office:value="418595">
                <text:p>4185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1">
                <text:p>211001</text:p>
              </table:table-cell>
              <table:table-cell office:value-type="float" office:value="426034">
                <text:p>4260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1">
                <text:p>212001</text:p>
              </table:table-cell>
              <table:table-cell office:value-type="float" office:value="451666">
                <text:p>4516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1">
                <text:p>213001</text:p>
              </table:table-cell>
              <table:table-cell office:value-type="float" office:value="448404">
                <text:p>4484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1">
                <text:p>214001</text:p>
              </table:table-cell>
              <table:table-cell office:value-type="float" office:value="464825">
                <text:p>4648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1">
                <text:p>215001</text:p>
              </table:table-cell>
              <table:table-cell office:value-type="float" office:value="468191">
                <text:p>4681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1">
                <text:p>216001</text:p>
              </table:table-cell>
              <table:table-cell office:value-type="float" office:value="477743">
                <text:p>4777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1">
                <text:p>217001</text:p>
              </table:table-cell>
              <table:table-cell office:value-type="float" office:value="460295">
                <text:p>4602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1">
                <text:p>218001</text:p>
              </table:table-cell>
              <table:table-cell office:value-type="float" office:value="460948">
                <text:p>4609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1">
                <text:p>219001</text:p>
              </table:table-cell>
              <table:table-cell office:value-type="float" office:value="466523">
                <text:p>4665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1">
                <text:p>220001</text:p>
              </table:table-cell>
              <table:table-cell office:value-type="float" office:value="478363">
                <text:p>4783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1">
                <text:p>221001</text:p>
              </table:table-cell>
              <table:table-cell office:value-type="float" office:value="473151">
                <text:p>4731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1">
                <text:p>222001</text:p>
              </table:table-cell>
              <table:table-cell office:value-type="float" office:value="473826">
                <text:p>4738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1">
                <text:p>223001</text:p>
              </table:table-cell>
              <table:table-cell office:value-type="float" office:value="477517">
                <text:p>4775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1">
                <text:p>224001</text:p>
              </table:table-cell>
              <table:table-cell office:value-type="float" office:value="479566">
                <text:p>4795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1">
                <text:p>225001</text:p>
              </table:table-cell>
              <table:table-cell office:value-type="float" office:value="482041">
                <text:p>4820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1">
                <text:p>226001</text:p>
              </table:table-cell>
              <table:table-cell office:value-type="float" office:value="518758">
                <text:p>5187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1">
                <text:p>227001</text:p>
              </table:table-cell>
              <table:table-cell office:value-type="float" office:value="565099">
                <text:p>5650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1">
                <text:p>228001</text:p>
              </table:table-cell>
              <table:table-cell office:value-type="float" office:value="535212">
                <text:p>5352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1">
                <text:p>229001</text:p>
              </table:table-cell>
              <table:table-cell office:value-type="float" office:value="487844">
                <text:p>4878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1">
                <text:p>230001</text:p>
              </table:table-cell>
              <table:table-cell office:value-type="float" office:value="486007">
                <text:p>4860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1">
                <text:p>231001</text:p>
              </table:table-cell>
              <table:table-cell office:value-type="float" office:value="487322">
                <text:p>4873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1">
                <text:p>232001</text:p>
              </table:table-cell>
              <table:table-cell office:value-type="float" office:value="492875">
                <text:p>492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1">
                <text:p>233001</text:p>
              </table:table-cell>
              <table:table-cell office:value-type="float" office:value="494969">
                <text:p>4949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1">
                <text:p>234001</text:p>
              </table:table-cell>
              <table:table-cell office:value-type="float" office:value="509439">
                <text:p>5094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1">
                <text:p>235001</text:p>
              </table:table-cell>
              <table:table-cell office:value-type="float" office:value="502127">
                <text:p>5021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1">
                <text:p>236001</text:p>
              </table:table-cell>
              <table:table-cell office:value-type="float" office:value="504541">
                <text:p>5045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1">
                <text:p>237001</text:p>
              </table:table-cell>
              <table:table-cell office:value-type="float" office:value="584043">
                <text:p>5840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1">
                <text:p>238001</text:p>
              </table:table-cell>
              <table:table-cell office:value-type="float" office:value="552667">
                <text:p>552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1">
                <text:p>239001</text:p>
              </table:table-cell>
              <table:table-cell office:value-type="float" office:value="509085">
                <text:p>5090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1">
                <text:p>240001</text:p>
              </table:table-cell>
              <table:table-cell office:value-type="float" office:value="522759">
                <text:p>5227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1">
                <text:p>241001</text:p>
              </table:table-cell>
              <table:table-cell office:value-type="float" office:value="514665">
                <text:p>5146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1">
                <text:p>242001</text:p>
              </table:table-cell>
              <table:table-cell office:value-type="float" office:value="515276">
                <text:p>5152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1">
                <text:p>243001</text:p>
              </table:table-cell>
              <table:table-cell office:value-type="float" office:value="518837">
                <text:p>5188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1">
                <text:p>244001</text:p>
              </table:table-cell>
              <table:table-cell office:value-type="float" office:value="520728">
                <text:p>5207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1">
                <text:p>245001</text:p>
              </table:table-cell>
              <table:table-cell office:value-type="float" office:value="576697">
                <text:p>5766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1">
                <text:p>246001</text:p>
              </table:table-cell>
              <table:table-cell office:value-type="float" office:value="3601355">
                <text:p>36013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1">
                <text:p>247001</text:p>
              </table:table-cell>
              <table:table-cell office:value-type="float" office:value="506845">
                <text:p>5068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1">
                <text:p>248001</text:p>
              </table:table-cell>
              <table:table-cell office:value-type="float" office:value="487781">
                <text:p>4877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1">
                <text:p>249001</text:p>
              </table:table-cell>
              <table:table-cell office:value-type="float" office:value="503622">
                <text:p>5036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1">
                <text:p>250001</text:p>
              </table:table-cell>
              <table:table-cell office:value-type="float" office:value="511416">
                <text:p>5114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1">
                <text:p>251001</text:p>
              </table:table-cell>
              <table:table-cell office:value-type="float" office:value="530755">
                <text:p>5307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1">
                <text:p>252001</text:p>
              </table:table-cell>
              <table:table-cell office:value-type="float" office:value="545613">
                <text:p>5456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1">
                <text:p>253001</text:p>
              </table:table-cell>
              <table:table-cell office:value-type="float" office:value="539537">
                <text:p>5395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1">
                <text:p>254001</text:p>
              </table:table-cell>
              <table:table-cell office:value-type="float" office:value="556446">
                <text:p>5564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1">
                <text:p>255001</text:p>
              </table:table-cell>
              <table:table-cell office:value-type="float" office:value="565032">
                <text:p>5650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1">
                <text:p>256001</text:p>
              </table:table-cell>
              <table:table-cell office:value-type="float" office:value="545865">
                <text:p>5458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1">
                <text:p>257001</text:p>
              </table:table-cell>
              <table:table-cell office:value-type="float" office:value="548081">
                <text:p>5480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1">
                <text:p>258001</text:p>
              </table:table-cell>
              <table:table-cell office:value-type="float" office:value="550658">
                <text:p>5506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1">
                <text:p>259001</text:p>
              </table:table-cell>
              <table:table-cell office:value-type="float" office:value="571227">
                <text:p>5712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1">
                <text:p>260001</text:p>
              </table:table-cell>
              <table:table-cell office:value-type="float" office:value="577080">
                <text:p>57708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1">
                <text:p>261001</text:p>
              </table:table-cell>
              <table:table-cell office:value-type="float" office:value="579938">
                <text:p>5799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1">
                <text:p>262001</text:p>
              </table:table-cell>
              <table:table-cell office:value-type="float" office:value="579723">
                <text:p>5797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1">
                <text:p>263001</text:p>
              </table:table-cell>
              <table:table-cell office:value-type="float" office:value="590397">
                <text:p>5903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1">
                <text:p>264001</text:p>
              </table:table-cell>
              <table:table-cell office:value-type="float" office:value="575538">
                <text:p>5755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1">
                <text:p>265001</text:p>
              </table:table-cell>
              <table:table-cell office:value-type="float" office:value="558790">
                <text:p>55879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1">
                <text:p>266001</text:p>
              </table:table-cell>
              <table:table-cell office:value-type="float" office:value="561559">
                <text:p>5615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1">
                <text:p>267001</text:p>
              </table:table-cell>
              <table:table-cell office:value-type="float" office:value="566879">
                <text:p>5668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1">
                <text:p>268001</text:p>
              </table:table-cell>
              <table:table-cell office:value-type="float" office:value="579036">
                <text:p>5790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1">
                <text:p>269001</text:p>
              </table:table-cell>
              <table:table-cell office:value-type="float" office:value="572443">
                <text:p>5724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1">
                <text:p>270001</text:p>
              </table:table-cell>
              <table:table-cell office:value-type="float" office:value="577349">
                <text:p>5773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1">
                <text:p>271001</text:p>
              </table:table-cell>
              <table:table-cell office:value-type="float" office:value="577988">
                <text:p>5779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1">
                <text:p>272001</text:p>
              </table:table-cell>
              <table:table-cell office:value-type="float" office:value="590746">
                <text:p>5907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1">
                <text:p>273001</text:p>
              </table:table-cell>
              <table:table-cell office:value-type="float" office:value="583648">
                <text:p>5836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1">
                <text:p>274001</text:p>
              </table:table-cell>
              <table:table-cell office:value-type="float" office:value="624704">
                <text:p>6247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1">
                <text:p>275001</text:p>
              </table:table-cell>
              <table:table-cell office:value-type="float" office:value="602701">
                <text:p>6027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1">
                <text:p>276001</text:p>
              </table:table-cell>
              <table:table-cell office:value-type="float" office:value="597428">
                <text:p>5974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1">
                <text:p>277001</text:p>
              </table:table-cell>
              <table:table-cell office:value-type="float" office:value="593852">
                <text:p>5938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1">
                <text:p>278001</text:p>
              </table:table-cell>
              <table:table-cell office:value-type="float" office:value="594446">
                <text:p>5944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1">
                <text:p>279001</text:p>
              </table:table-cell>
              <table:table-cell office:value-type="float" office:value="741221">
                <text:p>7412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1">
                <text:p>280001</text:p>
              </table:table-cell>
              <table:table-cell office:value-type="float" office:value="679879">
                <text:p>6798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1">
                <text:p>281001</text:p>
              </table:table-cell>
              <table:table-cell office:value-type="float" office:value="680802">
                <text:p>6808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1">
                <text:p>282001</text:p>
              </table:table-cell>
              <table:table-cell office:value-type="float" office:value="842977">
                <text:p>8429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1">
                <text:p>283001</text:p>
              </table:table-cell>
              <table:table-cell office:value-type="float" office:value="821099">
                <text:p>8210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1">
                <text:p>284001</text:p>
              </table:table-cell>
              <table:table-cell office:value-type="float" office:value="828523">
                <text:p>8285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1">
                <text:p>285001</text:p>
              </table:table-cell>
              <table:table-cell office:value-type="float" office:value="843366">
                <text:p>8433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1">
                <text:p>286001</text:p>
              </table:table-cell>
              <table:table-cell office:value-type="float" office:value="808152">
                <text:p>8081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1">
                <text:p>287001</text:p>
              </table:table-cell>
              <table:table-cell office:value-type="float" office:value="809955">
                <text:p>8099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1">
                <text:p>288001</text:p>
              </table:table-cell>
              <table:table-cell office:value-type="float" office:value="824739">
                <text:p>8247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1">
                <text:p>289001</text:p>
              </table:table-cell>
              <table:table-cell office:value-type="float" office:value="818693">
                <text:p>8186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1">
                <text:p>290001</text:p>
              </table:table-cell>
              <table:table-cell office:value-type="float" office:value="830299">
                <text:p>8302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1">
                <text:p>291001</text:p>
              </table:table-cell>
              <table:table-cell office:value-type="float" office:value="826182">
                <text:p>8261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1">
                <text:p>292001</text:p>
              </table:table-cell>
              <table:table-cell office:value-type="float" office:value="827893">
                <text:p>8278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1">
                <text:p>293001</text:p>
              </table:table-cell>
              <table:table-cell office:value-type="float" office:value="852592">
                <text:p>8525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1">
                <text:p>294001</text:p>
              </table:table-cell>
              <table:table-cell office:value-type="float" office:value="854362">
                <text:p>8543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1">
                <text:p>295001</text:p>
              </table:table-cell>
              <table:table-cell office:value-type="float" office:value="875474">
                <text:p>8754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1">
                <text:p>296001</text:p>
              </table:table-cell>
              <table:table-cell office:value-type="float" office:value="872276">
                <text:p>8722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1">
                <text:p>297001</text:p>
              </table:table-cell>
              <table:table-cell office:value-type="float" office:value="883500">
                <text:p>8835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1">
                <text:p>298001</text:p>
              </table:table-cell>
              <table:table-cell office:value-type="float" office:value="854543">
                <text:p>8545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1">
                <text:p>299001</text:p>
              </table:table-cell>
              <table:table-cell office:value-type="float" office:value="837182">
                <text:p>8371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1">
                <text:p>300001</text:p>
              </table:table-cell>
              <table:table-cell office:value-type="float" office:value="846330">
                <text:p>84633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1">
                <text:p>301001</text:p>
              </table:table-cell>
              <table:table-cell office:value-type="float" office:value="963327">
                <text:p>9633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1">
                <text:p>302001</text:p>
              </table:table-cell>
              <table:table-cell office:value-type="float" office:value="898699">
                <text:p>8986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1">
                <text:p>303001</text:p>
              </table:table-cell>
              <table:table-cell office:value-type="float" office:value="874287">
                <text:p>8742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1">
                <text:p>304001</text:p>
              </table:table-cell>
              <table:table-cell office:value-type="float" office:value="872179">
                <text:p>8721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1">
                <text:p>305001</text:p>
              </table:table-cell>
              <table:table-cell office:value-type="float" office:value="894977">
                <text:p>8949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1">
                <text:p>306001</text:p>
              </table:table-cell>
              <table:table-cell office:value-type="float" office:value="874941">
                <text:p>8749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1">
                <text:p>307001</text:p>
              </table:table-cell>
              <table:table-cell office:value-type="float" office:value="876214">
                <text:p>8762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1">
                <text:p>308001</text:p>
              </table:table-cell>
              <table:table-cell office:value-type="float" office:value="882021">
                <text:p>8820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1">
                <text:p>309001</text:p>
              </table:table-cell>
              <table:table-cell office:value-type="float" office:value="891521">
                <text:p>8915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1">
                <text:p>310001</text:p>
              </table:table-cell>
              <table:table-cell office:value-type="float" office:value="4137893">
                <text:p>41378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1">
                <text:p>311001</text:p>
              </table:table-cell>
              <table:table-cell office:value-type="float" office:value="633109">
                <text:p>6331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1">
                <text:p>312001</text:p>
              </table:table-cell>
              <table:table-cell office:value-type="float" office:value="625906">
                <text:p>6259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1">
                <text:p>313001</text:p>
              </table:table-cell>
              <table:table-cell office:value-type="float" office:value="641601">
                <text:p>6416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1">
                <text:p>314001</text:p>
              </table:table-cell>
              <table:table-cell office:value-type="float" office:value="665400">
                <text:p>6654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1">
                <text:p>315001</text:p>
              </table:table-cell>
              <table:table-cell office:value-type="float" office:value="728487">
                <text:p>7284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1">
                <text:p>316001</text:p>
              </table:table-cell>
              <table:table-cell office:value-type="float" office:value="680842">
                <text:p>6808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1">
                <text:p>317001</text:p>
              </table:table-cell>
              <table:table-cell office:value-type="float" office:value="684269">
                <text:p>6842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1">
                <text:p>318001</text:p>
              </table:table-cell>
              <table:table-cell office:value-type="float" office:value="686382">
                <text:p>6863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1">
                <text:p>319001</text:p>
              </table:table-cell>
              <table:table-cell office:value-type="float" office:value="702230">
                <text:p>70223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1">
                <text:p>320001</text:p>
              </table:table-cell>
              <table:table-cell office:value-type="float" office:value="724839">
                <text:p>7248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1">
                <text:p>321001</text:p>
              </table:table-cell>
              <table:table-cell office:value-type="float" office:value="694385">
                <text:p>6943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1">
                <text:p>322001</text:p>
              </table:table-cell>
              <table:table-cell office:value-type="float" office:value="685977">
                <text:p>6859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1">
                <text:p>323001</text:p>
              </table:table-cell>
              <table:table-cell office:value-type="float" office:value="689701">
                <text:p>6897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1">
                <text:p>324001</text:p>
              </table:table-cell>
              <table:table-cell office:value-type="float" office:value="692129">
                <text:p>6921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1">
                <text:p>325001</text:p>
              </table:table-cell>
              <table:table-cell office:value-type="float" office:value="706580">
                <text:p>70658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1">
                <text:p>326001</text:p>
              </table:table-cell>
              <table:table-cell office:value-type="float" office:value="695569">
                <text:p>6955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1">
                <text:p>327001</text:p>
              </table:table-cell>
              <table:table-cell office:value-type="float" office:value="696021">
                <text:p>6960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1">
                <text:p>328001</text:p>
              </table:table-cell>
              <table:table-cell office:value-type="float" office:value="699503">
                <text:p>6995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1">
                <text:p>329001</text:p>
              </table:table-cell>
              <table:table-cell office:value-type="float" office:value="700631">
                <text:p>7006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1">
                <text:p>330001</text:p>
              </table:table-cell>
              <table:table-cell office:value-type="float" office:value="723587">
                <text:p>7235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1">
                <text:p>331001</text:p>
              </table:table-cell>
              <table:table-cell office:value-type="float" office:value="704505">
                <text:p>7045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1">
                <text:p>332001</text:p>
              </table:table-cell>
              <table:table-cell office:value-type="float" office:value="704663">
                <text:p>7046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1">
                <text:p>333001</text:p>
              </table:table-cell>
              <table:table-cell office:value-type="float" office:value="709132">
                <text:p>7091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1">
                <text:p>334001</text:p>
              </table:table-cell>
              <table:table-cell office:value-type="float" office:value="709874">
                <text:p>7098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1">
                <text:p>335001</text:p>
              </table:table-cell>
              <table:table-cell office:value-type="float" office:value="724563">
                <text:p>7245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1">
                <text:p>336001</text:p>
              </table:table-cell>
              <table:table-cell office:value-type="float" office:value="716716">
                <text:p>7167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1">
                <text:p>337001</text:p>
              </table:table-cell>
              <table:table-cell office:value-type="float" office:value="732989">
                <text:p>7329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1">
                <text:p>338001</text:p>
              </table:table-cell>
              <table:table-cell office:value-type="float" office:value="806492">
                <text:p>8064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1">
                <text:p>339001</text:p>
              </table:table-cell>
              <table:table-cell office:value-type="float" office:value="736850">
                <text:p>73685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1">
                <text:p>340001</text:p>
              </table:table-cell>
              <table:table-cell office:value-type="float" office:value="731129">
                <text:p>7311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1">
                <text:p>341001</text:p>
              </table:table-cell>
              <table:table-cell office:value-type="float" office:value="725608">
                <text:p>7256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1">
                <text:p>342001</text:p>
              </table:table-cell>
              <table:table-cell office:value-type="float" office:value="728134">
                <text:p>7281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1">
                <text:p>343001</text:p>
              </table:table-cell>
              <table:table-cell office:value-type="float" office:value="730251">
                <text:p>7302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1">
                <text:p>344001</text:p>
              </table:table-cell>
              <table:table-cell office:value-type="float" office:value="760365">
                <text:p>7603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1">
                <text:p>345001</text:p>
              </table:table-cell>
              <table:table-cell office:value-type="float" office:value="812286">
                <text:p>8122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1">
                <text:p>346001</text:p>
              </table:table-cell>
              <table:table-cell office:value-type="float" office:value="793453">
                <text:p>7934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1">
                <text:p>347001</text:p>
              </table:table-cell>
              <table:table-cell office:value-type="float" office:value="753080">
                <text:p>75308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1">
                <text:p>348001</text:p>
              </table:table-cell>
              <table:table-cell office:value-type="float" office:value="760221">
                <text:p>7602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1">
                <text:p>349001</text:p>
              </table:table-cell>
              <table:table-cell office:value-type="float" office:value="762257">
                <text:p>7622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1">
                <text:p>350001</text:p>
              </table:table-cell>
              <table:table-cell office:value-type="float" office:value="781795">
                <text:p>7817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1">
                <text:p>351001</text:p>
              </table:table-cell>
              <table:table-cell office:value-type="float" office:value="744951">
                <text:p>7449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1">
                <text:p>352001</text:p>
              </table:table-cell>
              <table:table-cell office:value-type="float" office:value="782025">
                <text:p>7820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1">
                <text:p>353001</text:p>
              </table:table-cell>
              <table:table-cell office:value-type="float" office:value="745640">
                <text:p>74564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1">
                <text:p>354001</text:p>
              </table:table-cell>
              <table:table-cell office:value-type="float" office:value="762453">
                <text:p>7624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1">
                <text:p>355001</text:p>
              </table:table-cell>
              <table:table-cell office:value-type="float" office:value="753654">
                <text:p>7536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1">
                <text:p>356001</text:p>
              </table:table-cell>
              <table:table-cell office:value-type="float" office:value="758886">
                <text:p>7588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1">
                <text:p>357001</text:p>
              </table:table-cell>
              <table:table-cell office:value-type="float" office:value="845164">
                <text:p>8451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1">
                <text:p>358001</text:p>
              </table:table-cell>
              <table:table-cell office:value-type="float" office:value="762525">
                <text:p>7625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1">
                <text:p>359001</text:p>
              </table:table-cell>
              <table:table-cell office:value-type="float" office:value="782190">
                <text:p>78219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1">
                <text:p>360001</text:p>
              </table:table-cell>
              <table:table-cell office:value-type="float" office:value="768012">
                <text:p>7680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1">
                <text:p>361001</text:p>
              </table:table-cell>
              <table:table-cell office:value-type="float" office:value="765608">
                <text:p>7656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1">
                <text:p>362001</text:p>
              </table:table-cell>
              <table:table-cell office:value-type="float" office:value="821873">
                <text:p>8218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1">
                <text:p>363001</text:p>
              </table:table-cell>
              <table:table-cell office:value-type="float" office:value="3331690">
                <text:p>333169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1">
                <text:p>364001</text:p>
              </table:table-cell>
              <table:table-cell office:value-type="float" office:value="793728">
                <text:p>7937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1">
                <text:p>365001</text:p>
              </table:table-cell>
              <table:table-cell office:value-type="float" office:value="786256">
                <text:p>7862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1">
                <text:p>366001</text:p>
              </table:table-cell>
              <table:table-cell office:value-type="float" office:value="792178">
                <text:p>7921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1">
                <text:p>367001</text:p>
              </table:table-cell>
              <table:table-cell office:value-type="float" office:value="807702">
                <text:p>8077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1">
                <text:p>368001</text:p>
              </table:table-cell>
              <table:table-cell office:value-type="float" office:value="789228">
                <text:p>7892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1">
                <text:p>369001</text:p>
              </table:table-cell>
              <table:table-cell office:value-type="float" office:value="841119">
                <text:p>8411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1">
                <text:p>370001</text:p>
              </table:table-cell>
              <table:table-cell office:value-type="float" office:value="898787">
                <text:p>89878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1">
                <text:p>371001</text:p>
              </table:table-cell>
              <table:table-cell office:value-type="float" office:value="790483">
                <text:p>7904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1">
                <text:p>372001</text:p>
              </table:table-cell>
              <table:table-cell office:value-type="float" office:value="788882">
                <text:p>7888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1">
                <text:p>373001</text:p>
              </table:table-cell>
              <table:table-cell office:value-type="float" office:value="811266">
                <text:p>8112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1">
                <text:p>374001</text:p>
              </table:table-cell>
              <table:table-cell office:value-type="float" office:value="819692">
                <text:p>8196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1">
                <text:p>375001</text:p>
              </table:table-cell>
              <table:table-cell office:value-type="float" office:value="833516">
                <text:p>8335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1">
                <text:p>376001</text:p>
              </table:table-cell>
              <table:table-cell office:value-type="float" office:value="799606">
                <text:p>7996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1">
                <text:p>377001</text:p>
              </table:table-cell>
              <table:table-cell office:value-type="float" office:value="795130">
                <text:p>79513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1">
                <text:p>378001</text:p>
              </table:table-cell>
              <table:table-cell office:value-type="float" office:value="806175">
                <text:p>8061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1">
                <text:p>379001</text:p>
              </table:table-cell>
              <table:table-cell office:value-type="float" office:value="800686">
                <text:p>8006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1">
                <text:p>380001</text:p>
              </table:table-cell>
              <table:table-cell office:value-type="float" office:value="805118">
                <text:p>8051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1">
                <text:p>381001</text:p>
              </table:table-cell>
              <table:table-cell office:value-type="float" office:value="809385">
                <text:p>8093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1">
                <text:p>382001</text:p>
              </table:table-cell>
              <table:table-cell office:value-type="float" office:value="813131">
                <text:p>8131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1">
                <text:p>383001</text:p>
              </table:table-cell>
              <table:table-cell office:value-type="float" office:value="916204">
                <text:p>9162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1">
                <text:p>384001</text:p>
              </table:table-cell>
              <table:table-cell office:value-type="float" office:value="874347">
                <text:p>87434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1">
                <text:p>385001</text:p>
              </table:table-cell>
              <table:table-cell office:value-type="float" office:value="823102">
                <text:p>8231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1">
                <text:p>386001</text:p>
              </table:table-cell>
              <table:table-cell office:value-type="float" office:value="800360">
                <text:p>80036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1">
                <text:p>387001</text:p>
              </table:table-cell>
              <table:table-cell office:value-type="float" office:value="824244">
                <text:p>8242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1">
                <text:p>388001</text:p>
              </table:table-cell>
              <table:table-cell office:value-type="float" office:value="821871">
                <text:p>8218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1">
                <text:p>389001</text:p>
              </table:table-cell>
              <table:table-cell office:value-type="float" office:value="825365">
                <text:p>8253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1">
                <text:p>390001</text:p>
              </table:table-cell>
              <table:table-cell office:value-type="float" office:value="822929">
                <text:p>8229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1">
                <text:p>391001</text:p>
              </table:table-cell>
              <table:table-cell office:value-type="float" office:value="849305">
                <text:p>8493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1">
                <text:p>392001</text:p>
              </table:table-cell>
              <table:table-cell office:value-type="float" office:value="852862">
                <text:p>8528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1">
                <text:p>393001</text:p>
              </table:table-cell>
              <table:table-cell office:value-type="float" office:value="857086">
                <text:p>8570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1">
                <text:p>394001</text:p>
              </table:table-cell>
              <table:table-cell office:value-type="float" office:value="840104">
                <text:p>8401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1">
                <text:p>395001</text:p>
              </table:table-cell>
              <table:table-cell office:value-type="float" office:value="849625">
                <text:p>8496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1">
                <text:p>396001</text:p>
              </table:table-cell>
              <table:table-cell office:value-type="float" office:value="878207">
                <text:p>8782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1">
                <text:p>397001</text:p>
              </table:table-cell>
              <table:table-cell office:value-type="float" office:value="843214">
                <text:p>8432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1">
                <text:p>398001</text:p>
              </table:table-cell>
              <table:table-cell office:value-type="float" office:value="845641">
                <text:p>8456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1">
                <text:p>399001</text:p>
              </table:table-cell>
              <table:table-cell office:value-type="float" office:value="847048">
                <text:p>8470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1">
                <text:p>400001</text:p>
              </table:table-cell>
              <table:table-cell office:value-type="float" office:value="860350">
                <text:p>86035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1">
                <text:p>401001</text:p>
              </table:table-cell>
              <table:table-cell office:value-type="float" office:value="856195">
                <text:p>8561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1">
                <text:p>402001</text:p>
              </table:table-cell>
              <table:table-cell office:value-type="float" office:value="854372">
                <text:p>85437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1">
                <text:p>403001</text:p>
              </table:table-cell>
              <table:table-cell office:value-type="float" office:value="890587">
                <text:p>8905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1">
                <text:p>404001</text:p>
              </table:table-cell>
              <table:table-cell office:value-type="float" office:value="966677">
                <text:p>9666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1">
                <text:p>405001</text:p>
              </table:table-cell>
              <table:table-cell office:value-type="float" office:value="854464">
                <text:p>8544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1">
                <text:p>406001</text:p>
              </table:table-cell>
              <table:table-cell office:value-type="float" office:value="857940">
                <text:p>85794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1">
                <text:p>407001</text:p>
              </table:table-cell>
              <table:table-cell office:value-type="float" office:value="861506">
                <text:p>8615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1">
                <text:p>408001</text:p>
              </table:table-cell>
              <table:table-cell office:value-type="float" office:value="916515">
                <text:p>9165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1">
                <text:p>409001</text:p>
              </table:table-cell>
              <table:table-cell office:value-type="float" office:value="1163004">
                <text:p>11630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1">
                <text:p>410001</text:p>
              </table:table-cell>
              <table:table-cell office:value-type="float" office:value="1042972">
                <text:p>104297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1">
                <text:p>411001</text:p>
              </table:table-cell>
              <table:table-cell office:value-type="float" office:value="1231294">
                <text:p>123129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1">
                <text:p>412001</text:p>
              </table:table-cell>
              <table:table-cell office:value-type="float" office:value="1179639">
                <text:p>11796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1">
                <text:p>413001</text:p>
              </table:table-cell>
              <table:table-cell office:value-type="float" office:value="1272725">
                <text:p>12727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1">
                <text:p>414001</text:p>
              </table:table-cell>
              <table:table-cell office:value-type="float" office:value="1205932">
                <text:p>12059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1">
                <text:p>415001</text:p>
              </table:table-cell>
              <table:table-cell office:value-type="float" office:value="4850832">
                <text:p>48508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1">
                <text:p>416001</text:p>
              </table:table-cell>
              <table:table-cell office:value-type="float" office:value="2517191">
                <text:p>25171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1">
                <text:p>417001</text:p>
              </table:table-cell>
              <table:table-cell office:value-type="float" office:value="2446872">
                <text:p>24468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1">
                <text:p>418001</text:p>
              </table:table-cell>
              <table:table-cell office:value-type="float" office:value="2478473">
                <text:p>247847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1">
                <text:p>419001</text:p>
              </table:table-cell>
              <table:table-cell office:value-type="float" office:value="2401081">
                <text:p>24010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1">
                <text:p>420001</text:p>
              </table:table-cell>
              <table:table-cell office:value-type="float" office:value="861690">
                <text:p>86169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1">
                <text:p>421001</text:p>
              </table:table-cell>
              <table:table-cell office:value-type="float" office:value="885685">
                <text:p>88568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1">
                <text:p>422001</text:p>
              </table:table-cell>
              <table:table-cell office:value-type="float" office:value="922858">
                <text:p>9228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1">
                <text:p>423001</text:p>
              </table:table-cell>
              <table:table-cell office:value-type="float" office:value="905175">
                <text:p>9051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1">
                <text:p>424001</text:p>
              </table:table-cell>
              <table:table-cell office:value-type="float" office:value="893183">
                <text:p>89318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1">
                <text:p>425001</text:p>
              </table:table-cell>
              <table:table-cell office:value-type="float" office:value="891265">
                <text:p>8912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1">
                <text:p>426001</text:p>
              </table:table-cell>
              <table:table-cell office:value-type="float" office:value="893628">
                <text:p>8936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1">
                <text:p>427001</text:p>
              </table:table-cell>
              <table:table-cell office:value-type="float" office:value="911620">
                <text:p>91162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1">
                <text:p>428001</text:p>
              </table:table-cell>
              <table:table-cell office:value-type="float" office:value="903309">
                <text:p>9033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1">
                <text:p>429001</text:p>
              </table:table-cell>
              <table:table-cell office:value-type="float" office:value="1024287">
                <text:p>10242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1">
                <text:p>430001</text:p>
              </table:table-cell>
              <table:table-cell office:value-type="float" office:value="1008267">
                <text:p>10082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1">
                <text:p>431001</text:p>
              </table:table-cell>
              <table:table-cell office:value-type="float" office:value="945539">
                <text:p>9455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1">
                <text:p>432001</text:p>
              </table:table-cell>
              <table:table-cell office:value-type="float" office:value="943574">
                <text:p>94357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1">
                <text:p>433001</text:p>
              </table:table-cell>
              <table:table-cell office:value-type="float" office:value="905795">
                <text:p>9057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1">
                <text:p>434001</text:p>
              </table:table-cell>
              <table:table-cell office:value-type="float" office:value="907341">
                <text:p>9073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1">
                <text:p>435001</text:p>
              </table:table-cell>
              <table:table-cell office:value-type="float" office:value="924918">
                <text:p>9249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1">
                <text:p>436001</text:p>
              </table:table-cell>
              <table:table-cell office:value-type="float" office:value="953411">
                <text:p>9534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1">
                <text:p>437001</text:p>
              </table:table-cell>
              <table:table-cell office:value-type="float" office:value="1020786">
                <text:p>10207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1">
                <text:p>438001</text:p>
              </table:table-cell>
              <table:table-cell office:value-type="float" office:value="992839">
                <text:p>9928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1">
                <text:p>439001</text:p>
              </table:table-cell>
              <table:table-cell office:value-type="float" office:value="950017">
                <text:p>9500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1">
                <text:p>440001</text:p>
              </table:table-cell>
              <table:table-cell office:value-type="float" office:value="1066745">
                <text:p>10667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1">
                <text:p>441001</text:p>
              </table:table-cell>
              <table:table-cell office:value-type="float" office:value="935129">
                <text:p>9351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1">
                <text:p>442001</text:p>
              </table:table-cell>
              <table:table-cell office:value-type="float" office:value="928472">
                <text:p>92847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1">
                <text:p>443001</text:p>
              </table:table-cell>
              <table:table-cell office:value-type="float" office:value="929111">
                <text:p>9291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1">
                <text:p>444001</text:p>
              </table:table-cell>
              <table:table-cell office:value-type="float" office:value="945264">
                <text:p>9452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1">
                <text:p>445001</text:p>
              </table:table-cell>
              <table:table-cell office:value-type="float" office:value="967255">
                <text:p>9672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1">
                <text:p>446001</text:p>
              </table:table-cell>
              <table:table-cell office:value-type="float" office:value="954983">
                <text:p>9549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1">
                <text:p>447001</text:p>
              </table:table-cell>
              <table:table-cell office:value-type="float" office:value="937852">
                <text:p>9378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1">
                <text:p>448001</text:p>
              </table:table-cell>
              <table:table-cell office:value-type="float" office:value="940031">
                <text:p>9400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1">
                <text:p>449001</text:p>
              </table:table-cell>
              <table:table-cell office:value-type="float" office:value="944434">
                <text:p>9444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1">
                <text:p>450001</text:p>
              </table:table-cell>
              <table:table-cell office:value-type="float" office:value="984956">
                <text:p>9849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1">
                <text:p>451001</text:p>
              </table:table-cell>
              <table:table-cell office:value-type="float" office:value="1005134">
                <text:p>10051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1">
                <text:p>452001</text:p>
              </table:table-cell>
              <table:table-cell office:value-type="float" office:value="1039095">
                <text:p>10390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1">
                <text:p>453001</text:p>
              </table:table-cell>
              <table:table-cell office:value-type="float" office:value="976632">
                <text:p>9766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1">
                <text:p>454001</text:p>
              </table:table-cell>
              <table:table-cell office:value-type="float" office:value="990146">
                <text:p>9901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1">
                <text:p>455001</text:p>
              </table:table-cell>
              <table:table-cell office:value-type="float" office:value="951838">
                <text:p>9518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1">
                <text:p>456001</text:p>
              </table:table-cell>
              <table:table-cell office:value-type="float" office:value="956710">
                <text:p>95671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1">
                <text:p>457001</text:p>
              </table:table-cell>
              <table:table-cell office:value-type="float" office:value="963611">
                <text:p>9636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1">
                <text:p>458001</text:p>
              </table:table-cell>
              <table:table-cell office:value-type="float" office:value="963494">
                <text:p>9634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1">
                <text:p>459001</text:p>
              </table:table-cell>
              <table:table-cell office:value-type="float" office:value="967348">
                <text:p>9673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1">
                <text:p>460001</text:p>
              </table:table-cell>
              <table:table-cell office:value-type="float" office:value="1008527">
                <text:p>10085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1">
                <text:p>461001</text:p>
              </table:table-cell>
              <table:table-cell office:value-type="float" office:value="1324640">
                <text:p>132464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1">
                <text:p>462001</text:p>
              </table:table-cell>
              <table:table-cell office:value-type="float" office:value="1007880">
                <text:p>100788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1">
                <text:p>463001</text:p>
              </table:table-cell>
              <table:table-cell office:value-type="float" office:value="1011602">
                <text:p>10116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1">
                <text:p>464001</text:p>
              </table:table-cell>
              <table:table-cell office:value-type="float" office:value="1000289">
                <text:p>10002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1">
                <text:p>465001</text:p>
              </table:table-cell>
              <table:table-cell office:value-type="float" office:value="1025541">
                <text:p>10255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1">
                <text:p>466001</text:p>
              </table:table-cell>
              <table:table-cell office:value-type="float" office:value="991980">
                <text:p>99198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1">
                <text:p>467001</text:p>
              </table:table-cell>
              <table:table-cell office:value-type="float" office:value="976595">
                <text:p>9765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1">
                <text:p>468001</text:p>
              </table:table-cell>
              <table:table-cell office:value-type="float" office:value="983443">
                <text:p>9834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1">
                <text:p>469001</text:p>
              </table:table-cell>
              <table:table-cell office:value-type="float" office:value="991049">
                <text:p>9910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1">
                <text:p>470001</text:p>
              </table:table-cell>
              <table:table-cell office:value-type="float" office:value="1003319">
                <text:p>10033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1">
                <text:p>471001</text:p>
              </table:table-cell>
              <table:table-cell office:value-type="float" office:value="991415">
                <text:p>9914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1">
                <text:p>472001</text:p>
              </table:table-cell>
              <table:table-cell office:value-type="float" office:value="997175">
                <text:p>9971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1">
                <text:p>473001</text:p>
              </table:table-cell>
              <table:table-cell office:value-type="float" office:value="1015109">
                <text:p>10151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1">
                <text:p>474001</text:p>
              </table:table-cell>
              <table:table-cell office:value-type="float" office:value="1111502">
                <text:p>11115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1">
                <text:p>475001</text:p>
              </table:table-cell>
              <table:table-cell office:value-type="float" office:value="1008269">
                <text:p>10082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1">
                <text:p>476001</text:p>
              </table:table-cell>
              <table:table-cell office:value-type="float" office:value="1000184">
                <text:p>10001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1">
                <text:p>477001</text:p>
              </table:table-cell>
              <table:table-cell office:value-type="float" office:value="1013337">
                <text:p>10133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1">
                <text:p>478001</text:p>
              </table:table-cell>
              <table:table-cell office:value-type="float" office:value="1005240">
                <text:p>100524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1">
                <text:p>479001</text:p>
              </table:table-cell>
              <table:table-cell office:value-type="float" office:value="1008984">
                <text:p>100898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1">
                <text:p>480001</text:p>
              </table:table-cell>
              <table:table-cell office:value-type="float" office:value="1012286">
                <text:p>101228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1">
                <text:p>481001</text:p>
              </table:table-cell>
              <table:table-cell office:value-type="float" office:value="1026524">
                <text:p>10265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1">
                <text:p>482001</text:p>
              </table:table-cell>
              <table:table-cell office:value-type="float" office:value="1015110">
                <text:p>101511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1">
                <text:p>483001</text:p>
              </table:table-cell>
              <table:table-cell office:value-type="float" office:value="1015968">
                <text:p>10159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1">
                <text:p>484001</text:p>
              </table:table-cell>
              <table:table-cell office:value-type="float" office:value="1064210">
                <text:p>106421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1">
                <text:p>485001</text:p>
              </table:table-cell>
              <table:table-cell office:value-type="float" office:value="1070735">
                <text:p>10707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1">
                <text:p>486001</text:p>
              </table:table-cell>
              <table:table-cell office:value-type="float" office:value="1023205">
                <text:p>10232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1">
                <text:p>487001</text:p>
              </table:table-cell>
              <table:table-cell office:value-type="float" office:value="1019216">
                <text:p>10192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1">
                <text:p>488001</text:p>
              </table:table-cell>
              <table:table-cell office:value-type="float" office:value="1087668">
                <text:p>10876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1">
                <text:p>489001</text:p>
              </table:table-cell>
              <table:table-cell office:value-type="float" office:value="1055716">
                <text:p>10557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1">
                <text:p>490001</text:p>
              </table:table-cell>
              <table:table-cell office:value-type="float" office:value="1031590">
                <text:p>103159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1">
                <text:p>491001</text:p>
              </table:table-cell>
              <table:table-cell office:value-type="float" office:value="1043106">
                <text:p>104310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1">
                <text:p>492001</text:p>
              </table:table-cell>
              <table:table-cell office:value-type="float" office:value="1035742">
                <text:p>10357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1">
                <text:p>493001</text:p>
              </table:table-cell>
              <table:table-cell office:value-type="float" office:value="1058162">
                <text:p>105816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1">
                <text:p>494001</text:p>
              </table:table-cell>
              <table:table-cell office:value-type="float" office:value="1042268">
                <text:p>10422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1">
                <text:p>495001</text:p>
              </table:table-cell>
              <table:table-cell office:value-type="float" office:value="1080819">
                <text:p>10808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1">
                <text:p>496001</text:p>
              </table:table-cell>
              <table:table-cell office:value-type="float" office:value="1049476">
                <text:p>10494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1">
                <text:p>497001</text:p>
              </table:table-cell>
              <table:table-cell office:value-type="float" office:value="1043444">
                <text:p>10434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1">
                <text:p>498001</text:p>
              </table:table-cell>
              <table:table-cell office:value-type="float" office:value="1096646">
                <text:p>10966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1">
                <text:p>499001</text:p>
              </table:table-cell>
              <table:table-cell office:value-type="float" office:value="1051529">
                <text:p>10515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